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_chiffr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chier</text:p>
          </table:table-cell>
          <table:table-cell office:value-type="string" calcext:value-type="string">
            <text:p>n chiffres</text:p>
          </table:table-cell>
          <table:table-cell office:value-type="string" calcext:value-type="string">
            <text:p>nb de sequenc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" calcext:value-type="float">
            <text:p>5</text:p>
          </table:table-cell>
          <table:table-cell office:value-type="float" office:value="99992" calcext:value-type="float">
            <text:p>999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" calcext:value-type="float">
            <text:p>5</text:p>
          </table:table-cell>
          <table:table-cell office:value-type="float" office:value="99995" calcext:value-type="float">
            <text:p>999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" calcext:value-type="float">
            <text:p>6</text:p>
          </table:table-cell>
          <table:table-cell office:value-type="float" office:value="631548" calcext:value-type="float">
            <text:p>6315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" calcext:value-type="float">
            <text:p>6</text:p>
          </table:table-cell>
          <table:table-cell office:value-type="float" office:value="632683" calcext:value-type="float">
            <text:p>6326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" calcext:value-type="float">
            <text:p>7</text:p>
          </table:table-cell>
          <table:table-cell office:value-type="float" office:value="951285" calcext:value-type="float">
            <text:p>9512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" calcext:value-type="float">
            <text:p>7</text:p>
          </table:table-cell>
          <table:table-cell office:value-type="float" office:value="952245" calcext:value-type="float">
            <text:p>9522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" calcext:value-type="float">
            <text:p>8</text:p>
          </table:table-cell>
          <table:table-cell office:value-type="float" office:value="994979" calcext:value-type="float">
            <text:p>9949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" calcext:value-type="float">
            <text:p>8</text:p>
          </table:table-cell>
          <table:table-cell office:value-type="float" office:value="995280" calcext:value-type="float">
            <text:p>9952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" calcext:value-type="float">
            <text:p>9</text:p>
          </table:table-cell>
          <table:table-cell office:value-type="float" office:value="999473" calcext:value-type="float">
            <text:p>9994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" calcext:value-type="float">
            <text:p>9</text:p>
          </table:table-cell>
          <table:table-cell office:value-type="float" office:value="999563" calcext:value-type="float">
            <text:p>9995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" calcext:value-type="float">
            <text:p>10</text:p>
          </table:table-cell>
          <table:table-cell office:value-type="float" office:value="999946" calcext:value-type="float">
            <text:p>9999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" calcext:value-type="float">
            <text:p>10</text:p>
          </table:table-cell>
          <table:table-cell office:value-type="float" office:value="999939" calcext:value-type="float">
            <text:p>9999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1" calcext:value-type="float">
            <text:p>11</text:p>
          </table:table-cell>
          <table:table-cell office:value-type="float" office:value="999984" calcext:value-type="float">
            <text:p>9999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1" calcext:value-type="float">
            <text:p>11</text:p>
          </table:table-cell>
          <table:table-cell office:value-type="float" office:value="999984" calcext:value-type="float">
            <text:p>9999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2" calcext:value-type="float">
            <text:p>12</text:p>
          </table:table-cell>
          <table:table-cell office:value-type="float" office:value="999989" calcext:value-type="float">
            <text:p>9999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2" calcext:value-type="float">
            <text:p>12</text:p>
          </table:table-cell>
          <table:table-cell office:value-type="float" office:value="999989" calcext:value-type="float">
            <text:p>9999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3" calcext:value-type="float">
            <text:p>13</text:p>
          </table:table-cell>
          <table:table-cell office:value-type="float" office:value="999989" calcext:value-type="float">
            <text:p>9999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3" calcext:value-type="float">
            <text:p>13</text:p>
          </table:table-cell>
          <table:table-cell office:value-type="float" office:value="999988" calcext:value-type="float">
            <text:p>9999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4" calcext:value-type="float">
            <text:p>14</text:p>
          </table:table-cell>
          <table:table-cell office:value-type="float" office:value="999988" calcext:value-type="float">
            <text:p>9999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4" calcext:value-type="float">
            <text:p>14</text:p>
          </table:table-cell>
          <table:table-cell office:value-type="float" office:value="999987" calcext:value-type="float">
            <text:p>9999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5" calcext:value-type="float">
            <text:p>15</text:p>
          </table:table-cell>
          <table:table-cell office:value-type="float" office:value="999987" calcext:value-type="float">
            <text:p>9999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5" calcext:value-type="float">
            <text:p>15</text:p>
          </table:table-cell>
          <table:table-cell office:value-type="float" office:value="999986" calcext:value-type="float">
            <text:p>9999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6" calcext:value-type="float">
            <text:p>16</text:p>
          </table:table-cell>
          <table:table-cell office:value-type="float" office:value="999986" calcext:value-type="float">
            <text:p>9999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6" calcext:value-type="float">
            <text:p>16</text:p>
          </table:table-cell>
          <table:table-cell office:value-type="float" office:value="999985" calcext:value-type="float">
            <text:p>9999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7" calcext:value-type="float">
            <text:p>17</text:p>
          </table:table-cell>
          <table:table-cell office:value-type="float" office:value="999985" calcext:value-type="float">
            <text:p>9999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7" calcext:value-type="float">
            <text:p>17</text:p>
          </table:table-cell>
          <table:table-cell office:value-type="float" office:value="999984" calcext:value-type="float">
            <text:p>9999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8" calcext:value-type="float">
            <text:p>18</text:p>
          </table:table-cell>
          <table:table-cell office:value-type="float" office:value="999984" calcext:value-type="float">
            <text:p>9999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8" calcext:value-type="float">
            <text:p>18</text:p>
          </table:table-cell>
          <table:table-cell office:value-type="float" office:value="999983" calcext:value-type="float">
            <text:p>9999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9" calcext:value-type="float">
            <text:p>19</text:p>
          </table:table-cell>
          <table:table-cell office:value-type="float" office:value="999983" calcext:value-type="float">
            <text:p>9999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9" calcext:value-type="float">
            <text:p>19</text:p>
          </table:table-cell>
          <table:table-cell office:value-type="float" office:value="999982" calcext:value-type="float">
            <text:p>9999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0" calcext:value-type="float">
            <text:p>20</text:p>
          </table:table-cell>
          <table:table-cell office:value-type="float" office:value="999982" calcext:value-type="float">
            <text:p>9999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0" calcext:value-type="float">
            <text:p>20</text:p>
          </table:table-cell>
          <table:table-cell office:value-type="float" office:value="999981" calcext:value-type="float">
            <text:p>9999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1" calcext:value-type="float">
            <text:p>21</text:p>
          </table:table-cell>
          <table:table-cell office:value-type="float" office:value="999981" calcext:value-type="float">
            <text:p>9999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1" calcext:value-type="float">
            <text:p>21</text:p>
          </table:table-cell>
          <table:table-cell office:value-type="float" office:value="999980" calcext:value-type="float">
            <text:p>9999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2" calcext:value-type="float">
            <text:p>22</text:p>
          </table:table-cell>
          <table:table-cell office:value-type="float" office:value="999980" calcext:value-type="float">
            <text:p>9999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2" calcext:value-type="float">
            <text:p>22</text:p>
          </table:table-cell>
          <table:table-cell office:value-type="float" office:value="999979" calcext:value-type="float">
            <text:p>9999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3" calcext:value-type="float">
            <text:p>23</text:p>
          </table:table-cell>
          <table:table-cell office:value-type="float" office:value="999979" calcext:value-type="float">
            <text:p>9999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3" calcext:value-type="float">
            <text:p>23</text:p>
          </table:table-cell>
          <table:table-cell office:value-type="float" office:value="999978" calcext:value-type="float">
            <text:p>9999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4" calcext:value-type="float">
            <text:p>24</text:p>
          </table:table-cell>
          <table:table-cell office:value-type="float" office:value="999978" calcext:value-type="float">
            <text:p>9999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4" calcext:value-type="float">
            <text:p>24</text:p>
          </table:table-cell>
          <table:table-cell office:value-type="float" office:value="999977" calcext:value-type="float">
            <text:p>9999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5" calcext:value-type="float">
            <text:p>25</text:p>
          </table:table-cell>
          <table:table-cell office:value-type="float" office:value="999977" calcext:value-type="float">
            <text:p>9999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5" calcext:value-type="float">
            <text:p>25</text:p>
          </table:table-cell>
          <table:table-cell office:value-type="float" office:value="999976" calcext:value-type="float">
            <text:p>9999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6" calcext:value-type="float">
            <text:p>26</text:p>
          </table:table-cell>
          <table:table-cell office:value-type="float" office:value="999976" calcext:value-type="float">
            <text:p>9999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6" calcext:value-type="float">
            <text:p>26</text:p>
          </table:table-cell>
          <table:table-cell office:value-type="float" office:value="999975" calcext:value-type="float">
            <text:p>9999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7" calcext:value-type="float">
            <text:p>27</text:p>
          </table:table-cell>
          <table:table-cell office:value-type="float" office:value="999975" calcext:value-type="float">
            <text:p>9999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7" calcext:value-type="float">
            <text:p>27</text:p>
          </table:table-cell>
          <table:table-cell office:value-type="float" office:value="999974" calcext:value-type="float">
            <text:p>9999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8" calcext:value-type="float">
            <text:p>28</text:p>
          </table:table-cell>
          <table:table-cell office:value-type="float" office:value="999974" calcext:value-type="float">
            <text:p>9999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8" calcext:value-type="float">
            <text:p>28</text:p>
          </table:table-cell>
          <table:table-cell office:value-type="float" office:value="999973" calcext:value-type="float">
            <text:p>9999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9" calcext:value-type="float">
            <text:p>29</text:p>
          </table:table-cell>
          <table:table-cell office:value-type="float" office:value="999973" calcext:value-type="float">
            <text:p>9999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9" calcext:value-type="float">
            <text:p>29</text:p>
          </table:table-cell>
          <table:table-cell office:value-type="float" office:value="999972" calcext:value-type="float">
            <text:p>9999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0" calcext:value-type="float">
            <text:p>30</text:p>
          </table:table-cell>
          <table:table-cell office:value-type="float" office:value="999972" calcext:value-type="float">
            <text:p>9999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0" calcext:value-type="float">
            <text:p>30</text:p>
          </table:table-cell>
          <table:table-cell office:value-type="float" office:value="999971" calcext:value-type="float">
            <text:p>9999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1" calcext:value-type="float">
            <text:p>31</text:p>
          </table:table-cell>
          <table:table-cell office:value-type="float" office:value="999971" calcext:value-type="float">
            <text:p>9999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1" calcext:value-type="float">
            <text:p>31</text:p>
          </table:table-cell>
          <table:table-cell office:value-type="float" office:value="999970" calcext:value-type="float">
            <text:p>9999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2" calcext:value-type="float">
            <text:p>32</text:p>
          </table:table-cell>
          <table:table-cell office:value-type="float" office:value="999970" calcext:value-type="float">
            <text:p>9999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2" calcext:value-type="float">
            <text:p>32</text:p>
          </table:table-cell>
          <table:table-cell office:value-type="float" office:value="999969" calcext:value-type="float">
            <text:p>9999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3" calcext:value-type="float">
            <text:p>33</text:p>
          </table:table-cell>
          <table:table-cell office:value-type="float" office:value="999969" calcext:value-type="float">
            <text:p>9999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3" calcext:value-type="float">
            <text:p>33</text:p>
          </table:table-cell>
          <table:table-cell office:value-type="float" office:value="999968" calcext:value-type="float">
            <text:p>9999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4" calcext:value-type="float">
            <text:p>34</text:p>
          </table:table-cell>
          <table:table-cell office:value-type="float" office:value="999968" calcext:value-type="float">
            <text:p>9999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4" calcext:value-type="float">
            <text:p>34</text:p>
          </table:table-cell>
          <table:table-cell office:value-type="float" office:value="999967" calcext:value-type="float">
            <text:p>9999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5" calcext:value-type="float">
            <text:p>35</text:p>
          </table:table-cell>
          <table:table-cell office:value-type="float" office:value="999967" calcext:value-type="float">
            <text:p>9999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5" calcext:value-type="float">
            <text:p>35</text:p>
          </table:table-cell>
          <table:table-cell office:value-type="float" office:value="999966" calcext:value-type="float">
            <text:p>9999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6" calcext:value-type="float">
            <text:p>36</text:p>
          </table:table-cell>
          <table:table-cell office:value-type="float" office:value="999966" calcext:value-type="float">
            <text:p>9999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6" calcext:value-type="float">
            <text:p>36</text:p>
          </table:table-cell>
          <table:table-cell office:value-type="float" office:value="999965" calcext:value-type="float">
            <text:p>9999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7" calcext:value-type="float">
            <text:p>37</text:p>
          </table:table-cell>
          <table:table-cell office:value-type="float" office:value="999965" calcext:value-type="float">
            <text:p>9999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7" calcext:value-type="float">
            <text:p>37</text:p>
          </table:table-cell>
          <table:table-cell office:value-type="float" office:value="999964" calcext:value-type="float">
            <text:p>9999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8" calcext:value-type="float">
            <text:p>38</text:p>
          </table:table-cell>
          <table:table-cell office:value-type="float" office:value="999964" calcext:value-type="float">
            <text:p>9999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8" calcext:value-type="float">
            <text:p>38</text:p>
          </table:table-cell>
          <table:table-cell office:value-type="float" office:value="999963" calcext:value-type="float">
            <text:p>9999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9" calcext:value-type="float">
            <text:p>39</text:p>
          </table:table-cell>
          <table:table-cell office:value-type="float" office:value="999963" calcext:value-type="float">
            <text:p>9999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9" calcext:value-type="float">
            <text:p>39</text:p>
          </table:table-cell>
          <table:table-cell office:value-type="float" office:value="999962" calcext:value-type="float">
            <text:p>9999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0" calcext:value-type="float">
            <text:p>40</text:p>
          </table:table-cell>
          <table:table-cell office:value-type="float" office:value="999962" calcext:value-type="float">
            <text:p>9999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0" calcext:value-type="float">
            <text:p>40</text:p>
          </table:table-cell>
          <table:table-cell office:value-type="float" office:value="999961" calcext:value-type="float">
            <text:p>9999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1" calcext:value-type="float">
            <text:p>41</text:p>
          </table:table-cell>
          <table:table-cell office:value-type="float" office:value="999961" calcext:value-type="float">
            <text:p>9999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1" calcext:value-type="float">
            <text:p>41</text:p>
          </table:table-cell>
          <table:table-cell office:value-type="float" office:value="999960" calcext:value-type="float">
            <text:p>9999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2" calcext:value-type="float">
            <text:p>42</text:p>
          </table:table-cell>
          <table:table-cell office:value-type="float" office:value="999960" calcext:value-type="float">
            <text:p>9999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2" calcext:value-type="float">
            <text:p>42</text:p>
          </table:table-cell>
          <table:table-cell office:value-type="float" office:value="999959" calcext:value-type="float">
            <text:p>9999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3" calcext:value-type="float">
            <text:p>43</text:p>
          </table:table-cell>
          <table:table-cell office:value-type="float" office:value="999959" calcext:value-type="float">
            <text:p>9999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3" calcext:value-type="float">
            <text:p>43</text:p>
          </table:table-cell>
          <table:table-cell office:value-type="float" office:value="999958" calcext:value-type="float">
            <text:p>9999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4" calcext:value-type="float">
            <text:p>44</text:p>
          </table:table-cell>
          <table:table-cell office:value-type="float" office:value="999958" calcext:value-type="float">
            <text:p>9999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4" calcext:value-type="float">
            <text:p>44</text:p>
          </table:table-cell>
          <table:table-cell office:value-type="float" office:value="999957" calcext:value-type="float">
            <text:p>9999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5" calcext:value-type="float">
            <text:p>45</text:p>
          </table:table-cell>
          <table:table-cell office:value-type="float" office:value="999957" calcext:value-type="float">
            <text:p>9999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5" calcext:value-type="float">
            <text:p>45</text:p>
          </table:table-cell>
          <table:table-cell office:value-type="float" office:value="999956" calcext:value-type="float">
            <text:p>9999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6" calcext:value-type="float">
            <text:p>46</text:p>
          </table:table-cell>
          <table:table-cell office:value-type="float" office:value="999956" calcext:value-type="float">
            <text:p>9999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6" calcext:value-type="float">
            <text:p>46</text:p>
          </table:table-cell>
          <table:table-cell office:value-type="float" office:value="999955" calcext:value-type="float">
            <text:p>9999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7" calcext:value-type="float">
            <text:p>47</text:p>
          </table:table-cell>
          <table:table-cell office:value-type="float" office:value="999955" calcext:value-type="float">
            <text:p>9999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7" calcext:value-type="float">
            <text:p>47</text:p>
          </table:table-cell>
          <table:table-cell office:value-type="float" office:value="999954" calcext:value-type="float">
            <text:p>9999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8" calcext:value-type="float">
            <text:p>48</text:p>
          </table:table-cell>
          <table:table-cell office:value-type="float" office:value="999954" calcext:value-type="float">
            <text:p>9999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8" calcext:value-type="float">
            <text:p>48</text:p>
          </table:table-cell>
          <table:table-cell office:value-type="float" office:value="999953" calcext:value-type="float">
            <text:p>9999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9" calcext:value-type="float">
            <text:p>49</text:p>
          </table:table-cell>
          <table:table-cell office:value-type="float" office:value="999953" calcext:value-type="float">
            <text:p>9999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9" calcext:value-type="float">
            <text:p>49</text:p>
          </table:table-cell>
          <table:table-cell office:value-type="float" office:value="999952" calcext:value-type="float">
            <text:p>9999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0" calcext:value-type="float">
            <text:p>50</text:p>
          </table:table-cell>
          <table:table-cell office:value-type="float" office:value="999952" calcext:value-type="float">
            <text:p>9999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0" calcext:value-type="float">
            <text:p>50</text:p>
          </table:table-cell>
          <table:table-cell office:value-type="float" office:value="999951" calcext:value-type="float">
            <text:p>9999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1" calcext:value-type="float">
            <text:p>51</text:p>
          </table:table-cell>
          <table:table-cell office:value-type="float" office:value="999951" calcext:value-type="float">
            <text:p>9999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1" calcext:value-type="float">
            <text:p>51</text:p>
          </table:table-cell>
          <table:table-cell office:value-type="float" office:value="999950" calcext:value-type="float">
            <text:p>9999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2" calcext:value-type="float">
            <text:p>52</text:p>
          </table:table-cell>
          <table:table-cell office:value-type="float" office:value="999950" calcext:value-type="float">
            <text:p>9999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2" calcext:value-type="float">
            <text:p>52</text:p>
          </table:table-cell>
          <table:table-cell office:value-type="float" office:value="999949" calcext:value-type="float">
            <text:p>9999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3" calcext:value-type="float">
            <text:p>53</text:p>
          </table:table-cell>
          <table:table-cell office:value-type="float" office:value="999949" calcext:value-type="float">
            <text:p>9999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3" calcext:value-type="float">
            <text:p>53</text:p>
          </table:table-cell>
          <table:table-cell office:value-type="float" office:value="999948" calcext:value-type="float">
            <text:p>9999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4" calcext:value-type="float">
            <text:p>54</text:p>
          </table:table-cell>
          <table:table-cell office:value-type="float" office:value="999948" calcext:value-type="float">
            <text:p>9999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4" calcext:value-type="float">
            <text:p>54</text:p>
          </table:table-cell>
          <table:table-cell office:value-type="float" office:value="999947" calcext:value-type="float">
            <text:p>9999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5" calcext:value-type="float">
            <text:p>55</text:p>
          </table:table-cell>
          <table:table-cell office:value-type="float" office:value="999947" calcext:value-type="float">
            <text:p>9999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5" calcext:value-type="float">
            <text:p>55</text:p>
          </table:table-cell>
          <table:table-cell office:value-type="float" office:value="999946" calcext:value-type="float">
            <text:p>9999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6" calcext:value-type="float">
            <text:p>56</text:p>
          </table:table-cell>
          <table:table-cell office:value-type="float" office:value="999946" calcext:value-type="float">
            <text:p>9999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6" calcext:value-type="float">
            <text:p>56</text:p>
          </table:table-cell>
          <table:table-cell office:value-type="float" office:value="999945" calcext:value-type="float">
            <text:p>9999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7" calcext:value-type="float">
            <text:p>57</text:p>
          </table:table-cell>
          <table:table-cell office:value-type="float" office:value="999945" calcext:value-type="float">
            <text:p>9999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7" calcext:value-type="float">
            <text:p>57</text:p>
          </table:table-cell>
          <table:table-cell office:value-type="float" office:value="999944" calcext:value-type="float">
            <text:p>9999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8" calcext:value-type="float">
            <text:p>58</text:p>
          </table:table-cell>
          <table:table-cell office:value-type="float" office:value="999944" calcext:value-type="float">
            <text:p>9999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8" calcext:value-type="float">
            <text:p>58</text:p>
          </table:table-cell>
          <table:table-cell office:value-type="float" office:value="999943" calcext:value-type="float">
            <text:p>9999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9" calcext:value-type="float">
            <text:p>59</text:p>
          </table:table-cell>
          <table:table-cell office:value-type="float" office:value="999943" calcext:value-type="float">
            <text:p>9999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9" calcext:value-type="float">
            <text:p>59</text:p>
          </table:table-cell>
          <table:table-cell office:value-type="float" office:value="999942" calcext:value-type="float">
            <text:p>9999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0" calcext:value-type="float">
            <text:p>60</text:p>
          </table:table-cell>
          <table:table-cell office:value-type="float" office:value="999942" calcext:value-type="float">
            <text:p>9999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0" calcext:value-type="float">
            <text:p>60</text:p>
          </table:table-cell>
          <table:table-cell office:value-type="float" office:value="999941" calcext:value-type="float">
            <text:p>9999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1" calcext:value-type="float">
            <text:p>61</text:p>
          </table:table-cell>
          <table:table-cell office:value-type="float" office:value="999941" calcext:value-type="float">
            <text:p>9999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1" calcext:value-type="float">
            <text:p>61</text:p>
          </table:table-cell>
          <table:table-cell office:value-type="float" office:value="999940" calcext:value-type="float">
            <text:p>9999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2" calcext:value-type="float">
            <text:p>62</text:p>
          </table:table-cell>
          <table:table-cell office:value-type="float" office:value="999940" calcext:value-type="float">
            <text:p>9999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2" calcext:value-type="float">
            <text:p>62</text:p>
          </table:table-cell>
          <table:table-cell office:value-type="float" office:value="999939" calcext:value-type="float">
            <text:p>9999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3" calcext:value-type="float">
            <text:p>63</text:p>
          </table:table-cell>
          <table:table-cell office:value-type="float" office:value="999939" calcext:value-type="float">
            <text:p>9999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3" calcext:value-type="float">
            <text:p>63</text:p>
          </table:table-cell>
          <table:table-cell office:value-type="float" office:value="999938" calcext:value-type="float">
            <text:p>9999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4" calcext:value-type="float">
            <text:p>64</text:p>
          </table:table-cell>
          <table:table-cell office:value-type="float" office:value="999938" calcext:value-type="float">
            <text:p>9999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4" calcext:value-type="float">
            <text:p>64</text:p>
          </table:table-cell>
          <table:table-cell office:value-type="float" office:value="999937" calcext:value-type="float">
            <text:p>9999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5" calcext:value-type="float">
            <text:p>65</text:p>
          </table:table-cell>
          <table:table-cell office:value-type="float" office:value="999937" calcext:value-type="float">
            <text:p>9999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5" calcext:value-type="float">
            <text:p>65</text:p>
          </table:table-cell>
          <table:table-cell office:value-type="float" office:value="999936" calcext:value-type="float">
            <text:p>9999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6" calcext:value-type="float">
            <text:p>66</text:p>
          </table:table-cell>
          <table:table-cell office:value-type="float" office:value="999936" calcext:value-type="float">
            <text:p>9999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6" calcext:value-type="float">
            <text:p>66</text:p>
          </table:table-cell>
          <table:table-cell office:value-type="float" office:value="999935" calcext:value-type="float">
            <text:p>9999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7" calcext:value-type="float">
            <text:p>67</text:p>
          </table:table-cell>
          <table:table-cell office:value-type="float" office:value="999935" calcext:value-type="float">
            <text:p>9999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7" calcext:value-type="float">
            <text:p>67</text:p>
          </table:table-cell>
          <table:table-cell office:value-type="float" office:value="999934" calcext:value-type="float">
            <text:p>9999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8" calcext:value-type="float">
            <text:p>68</text:p>
          </table:table-cell>
          <table:table-cell office:value-type="float" office:value="999934" calcext:value-type="float">
            <text:p>9999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8" calcext:value-type="float">
            <text:p>68</text:p>
          </table:table-cell>
          <table:table-cell office:value-type="float" office:value="999933" calcext:value-type="float">
            <text:p>9999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9" calcext:value-type="float">
            <text:p>69</text:p>
          </table:table-cell>
          <table:table-cell office:value-type="float" office:value="999933" calcext:value-type="float">
            <text:p>9999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9" calcext:value-type="float">
            <text:p>69</text:p>
          </table:table-cell>
          <table:table-cell office:value-type="float" office:value="999932" calcext:value-type="float">
            <text:p>9999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0" calcext:value-type="float">
            <text:p>70</text:p>
          </table:table-cell>
          <table:table-cell office:value-type="float" office:value="999932" calcext:value-type="float">
            <text:p>9999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0" calcext:value-type="float">
            <text:p>70</text:p>
          </table:table-cell>
          <table:table-cell office:value-type="float" office:value="999931" calcext:value-type="float">
            <text:p>9999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1" calcext:value-type="float">
            <text:p>71</text:p>
          </table:table-cell>
          <table:table-cell office:value-type="float" office:value="999931" calcext:value-type="float">
            <text:p>9999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1" calcext:value-type="float">
            <text:p>71</text:p>
          </table:table-cell>
          <table:table-cell office:value-type="float" office:value="999930" calcext:value-type="float">
            <text:p>9999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2" calcext:value-type="float">
            <text:p>72</text:p>
          </table:table-cell>
          <table:table-cell office:value-type="float" office:value="999930" calcext:value-type="float">
            <text:p>9999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2" calcext:value-type="float">
            <text:p>72</text:p>
          </table:table-cell>
          <table:table-cell office:value-type="float" office:value="999929" calcext:value-type="float">
            <text:p>9999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3" calcext:value-type="float">
            <text:p>73</text:p>
          </table:table-cell>
          <table:table-cell office:value-type="float" office:value="999929" calcext:value-type="float">
            <text:p>9999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3" calcext:value-type="float">
            <text:p>73</text:p>
          </table:table-cell>
          <table:table-cell office:value-type="float" office:value="999928" calcext:value-type="float">
            <text:p>9999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4" calcext:value-type="float">
            <text:p>74</text:p>
          </table:table-cell>
          <table:table-cell office:value-type="float" office:value="999928" calcext:value-type="float">
            <text:p>9999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4" calcext:value-type="float">
            <text:p>74</text:p>
          </table:table-cell>
          <table:table-cell office:value-type="float" office:value="999927" calcext:value-type="float">
            <text:p>9999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5" calcext:value-type="float">
            <text:p>75</text:p>
          </table:table-cell>
          <table:table-cell office:value-type="float" office:value="999927" calcext:value-type="float">
            <text:p>9999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5" calcext:value-type="float">
            <text:p>75</text:p>
          </table:table-cell>
          <table:table-cell office:value-type="float" office:value="999926" calcext:value-type="float">
            <text:p>9999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6" calcext:value-type="float">
            <text:p>76</text:p>
          </table:table-cell>
          <table:table-cell office:value-type="float" office:value="999926" calcext:value-type="float">
            <text:p>9999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6" calcext:value-type="float">
            <text:p>76</text:p>
          </table:table-cell>
          <table:table-cell office:value-type="float" office:value="999925" calcext:value-type="float">
            <text:p>9999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7" calcext:value-type="float">
            <text:p>77</text:p>
          </table:table-cell>
          <table:table-cell office:value-type="float" office:value="999925" calcext:value-type="float">
            <text:p>9999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7" calcext:value-type="float">
            <text:p>77</text:p>
          </table:table-cell>
          <table:table-cell office:value-type="float" office:value="999924" calcext:value-type="float">
            <text:p>9999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8" calcext:value-type="float">
            <text:p>78</text:p>
          </table:table-cell>
          <table:table-cell office:value-type="float" office:value="999924" calcext:value-type="float">
            <text:p>9999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8" calcext:value-type="float">
            <text:p>78</text:p>
          </table:table-cell>
          <table:table-cell office:value-type="float" office:value="999923" calcext:value-type="float">
            <text:p>9999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9" calcext:value-type="float">
            <text:p>79</text:p>
          </table:table-cell>
          <table:table-cell office:value-type="float" office:value="999923" calcext:value-type="float">
            <text:p>9999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9" calcext:value-type="float">
            <text:p>79</text:p>
          </table:table-cell>
          <table:table-cell office:value-type="float" office:value="999922" calcext:value-type="float">
            <text:p>9999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0" calcext:value-type="float">
            <text:p>80</text:p>
          </table:table-cell>
          <table:table-cell office:value-type="float" office:value="999922" calcext:value-type="float">
            <text:p>9999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0" calcext:value-type="float">
            <text:p>80</text:p>
          </table:table-cell>
          <table:table-cell office:value-type="float" office:value="999921" calcext:value-type="float">
            <text:p>9999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1" calcext:value-type="float">
            <text:p>81</text:p>
          </table:table-cell>
          <table:table-cell office:value-type="float" office:value="999921" calcext:value-type="float">
            <text:p>9999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1" calcext:value-type="float">
            <text:p>81</text:p>
          </table:table-cell>
          <table:table-cell office:value-type="float" office:value="999920" calcext:value-type="float">
            <text:p>9999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2" calcext:value-type="float">
            <text:p>82</text:p>
          </table:table-cell>
          <table:table-cell office:value-type="float" office:value="999920" calcext:value-type="float">
            <text:p>9999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2" calcext:value-type="float">
            <text:p>82</text:p>
          </table:table-cell>
          <table:table-cell office:value-type="float" office:value="999919" calcext:value-type="float">
            <text:p>9999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3" calcext:value-type="float">
            <text:p>83</text:p>
          </table:table-cell>
          <table:table-cell office:value-type="float" office:value="999919" calcext:value-type="float">
            <text:p>9999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3" calcext:value-type="float">
            <text:p>83</text:p>
          </table:table-cell>
          <table:table-cell office:value-type="float" office:value="999918" calcext:value-type="float">
            <text:p>9999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4" calcext:value-type="float">
            <text:p>84</text:p>
          </table:table-cell>
          <table:table-cell office:value-type="float" office:value="999918" calcext:value-type="float">
            <text:p>9999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4" calcext:value-type="float">
            <text:p>84</text:p>
          </table:table-cell>
          <table:table-cell office:value-type="float" office:value="999917" calcext:value-type="float">
            <text:p>9999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5" calcext:value-type="float">
            <text:p>85</text:p>
          </table:table-cell>
          <table:table-cell office:value-type="float" office:value="999917" calcext:value-type="float">
            <text:p>9999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5" calcext:value-type="float">
            <text:p>85</text:p>
          </table:table-cell>
          <table:table-cell office:value-type="float" office:value="999916" calcext:value-type="float">
            <text:p>9999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6" calcext:value-type="float">
            <text:p>86</text:p>
          </table:table-cell>
          <table:table-cell office:value-type="float" office:value="999916" calcext:value-type="float">
            <text:p>9999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6" calcext:value-type="float">
            <text:p>86</text:p>
          </table:table-cell>
          <table:table-cell office:value-type="float" office:value="999915" calcext:value-type="float">
            <text:p>9999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7" calcext:value-type="float">
            <text:p>87</text:p>
          </table:table-cell>
          <table:table-cell office:value-type="float" office:value="999915" calcext:value-type="float">
            <text:p>9999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7" calcext:value-type="float">
            <text:p>87</text:p>
          </table:table-cell>
          <table:table-cell office:value-type="float" office:value="999914" calcext:value-type="float">
            <text:p>9999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8" calcext:value-type="float">
            <text:p>88</text:p>
          </table:table-cell>
          <table:table-cell office:value-type="float" office:value="999914" calcext:value-type="float">
            <text:p>9999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8" calcext:value-type="float">
            <text:p>88</text:p>
          </table:table-cell>
          <table:table-cell office:value-type="float" office:value="999913" calcext:value-type="float">
            <text:p>9999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9" calcext:value-type="float">
            <text:p>89</text:p>
          </table:table-cell>
          <table:table-cell office:value-type="float" office:value="999913" calcext:value-type="float">
            <text:p>9999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9" calcext:value-type="float">
            <text:p>89</text:p>
          </table:table-cell>
          <table:table-cell office:value-type="float" office:value="999912" calcext:value-type="float">
            <text:p>9999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0" calcext:value-type="float">
            <text:p>90</text:p>
          </table:table-cell>
          <table:table-cell office:value-type="float" office:value="999912" calcext:value-type="float">
            <text:p>9999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0" calcext:value-type="float">
            <text:p>90</text:p>
          </table:table-cell>
          <table:table-cell office:value-type="float" office:value="999911" calcext:value-type="float">
            <text:p>9999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1" calcext:value-type="float">
            <text:p>91</text:p>
          </table:table-cell>
          <table:table-cell office:value-type="float" office:value="999911" calcext:value-type="float">
            <text:p>9999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1" calcext:value-type="float">
            <text:p>91</text:p>
          </table:table-cell>
          <table:table-cell office:value-type="float" office:value="999910" calcext:value-type="float">
            <text:p>9999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2" calcext:value-type="float">
            <text:p>92</text:p>
          </table:table-cell>
          <table:table-cell office:value-type="float" office:value="999910" calcext:value-type="float">
            <text:p>9999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2" calcext:value-type="float">
            <text:p>92</text:p>
          </table:table-cell>
          <table:table-cell office:value-type="float" office:value="999909" calcext:value-type="float">
            <text:p>9999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3" calcext:value-type="float">
            <text:p>93</text:p>
          </table:table-cell>
          <table:table-cell office:value-type="float" office:value="999909" calcext:value-type="float">
            <text:p>9999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3" calcext:value-type="float">
            <text:p>93</text:p>
          </table:table-cell>
          <table:table-cell office:value-type="float" office:value="999908" calcext:value-type="float">
            <text:p>9999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4" calcext:value-type="float">
            <text:p>94</text:p>
          </table:table-cell>
          <table:table-cell office:value-type="float" office:value="999908" calcext:value-type="float">
            <text:p>9999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4" calcext:value-type="float">
            <text:p>94</text:p>
          </table:table-cell>
          <table:table-cell office:value-type="float" office:value="999907" calcext:value-type="float">
            <text:p>9999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5" calcext:value-type="float">
            <text:p>95</text:p>
          </table:table-cell>
          <table:table-cell office:value-type="float" office:value="999907" calcext:value-type="float">
            <text:p>9999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5" calcext:value-type="float">
            <text:p>95</text:p>
          </table:table-cell>
          <table:table-cell office:value-type="float" office:value="999906" calcext:value-type="float">
            <text:p>9999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6" calcext:value-type="float">
            <text:p>96</text:p>
          </table:table-cell>
          <table:table-cell office:value-type="float" office:value="999906" calcext:value-type="float">
            <text:p>9999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6" calcext:value-type="float">
            <text:p>96</text:p>
          </table:table-cell>
          <table:table-cell office:value-type="float" office:value="999905" calcext:value-type="float">
            <text:p>9999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7" calcext:value-type="float">
            <text:p>97</text:p>
          </table:table-cell>
          <table:table-cell office:value-type="float" office:value="999905" calcext:value-type="float">
            <text:p>9999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7" calcext:value-type="float">
            <text:p>97</text:p>
          </table:table-cell>
          <table:table-cell office:value-type="float" office:value="999904" calcext:value-type="float">
            <text:p>9999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8" calcext:value-type="float">
            <text:p>98</text:p>
          </table:table-cell>
          <table:table-cell office:value-type="float" office:value="999904" calcext:value-type="float">
            <text:p>9999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8" calcext:value-type="float">
            <text:p>98</text:p>
          </table:table-cell>
          <table:table-cell office:value-type="float" office:value="999903" calcext:value-type="float">
            <text:p>9999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9" calcext:value-type="float">
            <text:p>99</text:p>
          </table:table-cell>
          <table:table-cell office:value-type="float" office:value="999903" calcext:value-type="float">
            <text:p>9999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9" calcext:value-type="float">
            <text:p>99</text:p>
          </table:table-cell>
          <table:table-cell office:value-type="float" office:value="999902" calcext:value-type="float">
            <text:p>9999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0" calcext:value-type="float">
            <text:p>100</text:p>
          </table:table-cell>
          <table:table-cell office:value-type="float" office:value="999902" calcext:value-type="float">
            <text:p>9999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0" calcext:value-type="float">
            <text:p>100</text:p>
          </table:table-cell>
          <table:table-cell office:value-type="float" office:value="999901" calcext:value-type="float">
            <text:p>9999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1" calcext:value-type="float">
            <text:p>101</text:p>
          </table:table-cell>
          <table:table-cell office:value-type="float" office:value="999901" calcext:value-type="float">
            <text:p>9999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1" calcext:value-type="float">
            <text:p>101</text:p>
          </table:table-cell>
          <table:table-cell office:value-type="float" office:value="999900" calcext:value-type="float">
            <text:p>9999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2" calcext:value-type="float">
            <text:p>102</text:p>
          </table:table-cell>
          <table:table-cell office:value-type="float" office:value="999900" calcext:value-type="float">
            <text:p>9999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2" calcext:value-type="float">
            <text:p>102</text:p>
          </table:table-cell>
          <table:table-cell office:value-type="float" office:value="999899" calcext:value-type="float">
            <text:p>9998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3" calcext:value-type="float">
            <text:p>103</text:p>
          </table:table-cell>
          <table:table-cell office:value-type="float" office:value="999899" calcext:value-type="float">
            <text:p>9998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3" calcext:value-type="float">
            <text:p>103</text:p>
          </table:table-cell>
          <table:table-cell office:value-type="float" office:value="999898" calcext:value-type="float">
            <text:p>9998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4" calcext:value-type="float">
            <text:p>104</text:p>
          </table:table-cell>
          <table:table-cell office:value-type="float" office:value="999898" calcext:value-type="float">
            <text:p>9998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4" calcext:value-type="float">
            <text:p>104</text:p>
          </table:table-cell>
          <table:table-cell office:value-type="float" office:value="999897" calcext:value-type="float">
            <text:p>9998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5" calcext:value-type="float">
            <text:p>105</text:p>
          </table:table-cell>
          <table:table-cell office:value-type="float" office:value="999897" calcext:value-type="float">
            <text:p>9998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5" calcext:value-type="float">
            <text:p>105</text:p>
          </table:table-cell>
          <table:table-cell office:value-type="float" office:value="999896" calcext:value-type="float">
            <text:p>9998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6" calcext:value-type="float">
            <text:p>106</text:p>
          </table:table-cell>
          <table:table-cell office:value-type="float" office:value="999896" calcext:value-type="float">
            <text:p>9998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6" calcext:value-type="float">
            <text:p>106</text:p>
          </table:table-cell>
          <table:table-cell office:value-type="float" office:value="999895" calcext:value-type="float">
            <text:p>9998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7" calcext:value-type="float">
            <text:p>107</text:p>
          </table:table-cell>
          <table:table-cell office:value-type="float" office:value="999895" calcext:value-type="float">
            <text:p>9998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7" calcext:value-type="float">
            <text:p>107</text:p>
          </table:table-cell>
          <table:table-cell office:value-type="float" office:value="999894" calcext:value-type="float">
            <text:p>9998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8" calcext:value-type="float">
            <text:p>108</text:p>
          </table:table-cell>
          <table:table-cell office:value-type="float" office:value="999894" calcext:value-type="float">
            <text:p>9998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8" calcext:value-type="float">
            <text:p>108</text:p>
          </table:table-cell>
          <table:table-cell office:value-type="float" office:value="999893" calcext:value-type="float">
            <text:p>9998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9" calcext:value-type="float">
            <text:p>109</text:p>
          </table:table-cell>
          <table:table-cell office:value-type="float" office:value="999893" calcext:value-type="float">
            <text:p>9998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9" calcext:value-type="float">
            <text:p>109</text:p>
          </table:table-cell>
          <table:table-cell office:value-type="float" office:value="999892" calcext:value-type="float">
            <text:p>9998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10" calcext:value-type="float">
            <text:p>110</text:p>
          </table:table-cell>
          <table:table-cell office:value-type="float" office:value="999892" calcext:value-type="float">
            <text:p>9998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10" calcext:value-type="float">
            <text:p>110</text:p>
          </table:table-cell>
          <table:table-cell office:value-type="float" office:value="999891" calcext:value-type="float">
            <text:p>9998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11" calcext:value-type="float">
            <text:p>111</text:p>
          </table:table-cell>
          <table:table-cell office:value-type="float" office:value="999891" calcext:value-type="float">
            <text:p>9998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11" calcext:value-type="float">
            <text:p>111</text:p>
          </table:table-cell>
          <table:table-cell office:value-type="float" office:value="999890" calcext:value-type="float">
            <text:p>9998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12" calcext:value-type="float">
            <text:p>112</text:p>
          </table:table-cell>
          <table:table-cell office:value-type="float" office:value="999890" calcext:value-type="float">
            <text:p>9998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12" calcext:value-type="float">
            <text:p>112</text:p>
          </table:table-cell>
          <table:table-cell office:value-type="float" office:value="999889" calcext:value-type="float">
            <text:p>9998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13" calcext:value-type="float">
            <text:p>113</text:p>
          </table:table-cell>
          <table:table-cell office:value-type="float" office:value="999889" calcext:value-type="float">
            <text:p>9998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13" calcext:value-type="float">
            <text:p>113</text:p>
          </table:table-cell>
          <table:table-cell office:value-type="float" office:value="999888" calcext:value-type="float">
            <text:p>9998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14" calcext:value-type="float">
            <text:p>114</text:p>
          </table:table-cell>
          <table:table-cell office:value-type="float" office:value="999888" calcext:value-type="float">
            <text:p>9998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14" calcext:value-type="float">
            <text:p>114</text:p>
          </table:table-cell>
          <table:table-cell office:value-type="float" office:value="999887" calcext:value-type="float">
            <text:p>9998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15" calcext:value-type="float">
            <text:p>115</text:p>
          </table:table-cell>
          <table:table-cell office:value-type="float" office:value="999887" calcext:value-type="float">
            <text:p>9998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15" calcext:value-type="float">
            <text:p>115</text:p>
          </table:table-cell>
          <table:table-cell office:value-type="float" office:value="999886" calcext:value-type="float">
            <text:p>9998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16" calcext:value-type="float">
            <text:p>116</text:p>
          </table:table-cell>
          <table:table-cell office:value-type="float" office:value="999886" calcext:value-type="float">
            <text:p>9998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16" calcext:value-type="float">
            <text:p>116</text:p>
          </table:table-cell>
          <table:table-cell office:value-type="float" office:value="999885" calcext:value-type="float">
            <text:p>9998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17" calcext:value-type="float">
            <text:p>117</text:p>
          </table:table-cell>
          <table:table-cell office:value-type="float" office:value="999885" calcext:value-type="float">
            <text:p>9998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17" calcext:value-type="float">
            <text:p>117</text:p>
          </table:table-cell>
          <table:table-cell office:value-type="float" office:value="999884" calcext:value-type="float">
            <text:p>9998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18" calcext:value-type="float">
            <text:p>118</text:p>
          </table:table-cell>
          <table:table-cell office:value-type="float" office:value="999884" calcext:value-type="float">
            <text:p>9998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18" calcext:value-type="float">
            <text:p>118</text:p>
          </table:table-cell>
          <table:table-cell office:value-type="float" office:value="999883" calcext:value-type="float">
            <text:p>9998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19" calcext:value-type="float">
            <text:p>119</text:p>
          </table:table-cell>
          <table:table-cell office:value-type="float" office:value="999883" calcext:value-type="float">
            <text:p>9998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19" calcext:value-type="float">
            <text:p>119</text:p>
          </table:table-cell>
          <table:table-cell office:value-type="float" office:value="999882" calcext:value-type="float">
            <text:p>9998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20" calcext:value-type="float">
            <text:p>120</text:p>
          </table:table-cell>
          <table:table-cell office:value-type="float" office:value="999882" calcext:value-type="float">
            <text:p>9998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20" calcext:value-type="float">
            <text:p>120</text:p>
          </table:table-cell>
          <table:table-cell office:value-type="float" office:value="999881" calcext:value-type="float">
            <text:p>9998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21" calcext:value-type="float">
            <text:p>121</text:p>
          </table:table-cell>
          <table:table-cell office:value-type="float" office:value="999881" calcext:value-type="float">
            <text:p>9998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21" calcext:value-type="float">
            <text:p>121</text:p>
          </table:table-cell>
          <table:table-cell office:value-type="float" office:value="999880" calcext:value-type="float">
            <text:p>9998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22" calcext:value-type="float">
            <text:p>122</text:p>
          </table:table-cell>
          <table:table-cell office:value-type="float" office:value="999880" calcext:value-type="float">
            <text:p>9998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22" calcext:value-type="float">
            <text:p>122</text:p>
          </table:table-cell>
          <table:table-cell office:value-type="float" office:value="999879" calcext:value-type="float">
            <text:p>9998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23" calcext:value-type="float">
            <text:p>123</text:p>
          </table:table-cell>
          <table:table-cell office:value-type="float" office:value="999879" calcext:value-type="float">
            <text:p>9998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23" calcext:value-type="float">
            <text:p>123</text:p>
          </table:table-cell>
          <table:table-cell office:value-type="float" office:value="999878" calcext:value-type="float">
            <text:p>9998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24" calcext:value-type="float">
            <text:p>124</text:p>
          </table:table-cell>
          <table:table-cell office:value-type="float" office:value="999878" calcext:value-type="float">
            <text:p>9998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24" calcext:value-type="float">
            <text:p>124</text:p>
          </table:table-cell>
          <table:table-cell office:value-type="float" office:value="999877" calcext:value-type="float">
            <text:p>9998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25" calcext:value-type="float">
            <text:p>125</text:p>
          </table:table-cell>
          <table:table-cell office:value-type="float" office:value="999877" calcext:value-type="float">
            <text:p>9998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25" calcext:value-type="float">
            <text:p>125</text:p>
          </table:table-cell>
          <table:table-cell office:value-type="float" office:value="999876" calcext:value-type="float">
            <text:p>9998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26" calcext:value-type="float">
            <text:p>126</text:p>
          </table:table-cell>
          <table:table-cell office:value-type="float" office:value="999876" calcext:value-type="float">
            <text:p>9998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26" calcext:value-type="float">
            <text:p>126</text:p>
          </table:table-cell>
          <table:table-cell office:value-type="float" office:value="999875" calcext:value-type="float">
            <text:p>9998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27" calcext:value-type="float">
            <text:p>127</text:p>
          </table:table-cell>
          <table:table-cell office:value-type="float" office:value="999875" calcext:value-type="float">
            <text:p>9998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27" calcext:value-type="float">
            <text:p>127</text:p>
          </table:table-cell>
          <table:table-cell office:value-type="float" office:value="999874" calcext:value-type="float">
            <text:p>9998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28" calcext:value-type="float">
            <text:p>128</text:p>
          </table:table-cell>
          <table:table-cell office:value-type="float" office:value="999874" calcext:value-type="float">
            <text:p>9998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28" calcext:value-type="float">
            <text:p>128</text:p>
          </table:table-cell>
          <table:table-cell office:value-type="float" office:value="999873" calcext:value-type="float">
            <text:p>9998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29" calcext:value-type="float">
            <text:p>129</text:p>
          </table:table-cell>
          <table:table-cell office:value-type="float" office:value="999873" calcext:value-type="float">
            <text:p>9998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29" calcext:value-type="float">
            <text:p>129</text:p>
          </table:table-cell>
          <table:table-cell office:value-type="float" office:value="999872" calcext:value-type="float">
            <text:p>9998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30" calcext:value-type="float">
            <text:p>130</text:p>
          </table:table-cell>
          <table:table-cell office:value-type="float" office:value="999872" calcext:value-type="float">
            <text:p>9998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30" calcext:value-type="float">
            <text:p>130</text:p>
          </table:table-cell>
          <table:table-cell office:value-type="float" office:value="999871" calcext:value-type="float">
            <text:p>9998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31" calcext:value-type="float">
            <text:p>131</text:p>
          </table:table-cell>
          <table:table-cell office:value-type="float" office:value="999871" calcext:value-type="float">
            <text:p>9998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31" calcext:value-type="float">
            <text:p>131</text:p>
          </table:table-cell>
          <table:table-cell office:value-type="float" office:value="999870" calcext:value-type="float">
            <text:p>9998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32" calcext:value-type="float">
            <text:p>132</text:p>
          </table:table-cell>
          <table:table-cell office:value-type="float" office:value="999870" calcext:value-type="float">
            <text:p>9998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32" calcext:value-type="float">
            <text:p>132</text:p>
          </table:table-cell>
          <table:table-cell office:value-type="float" office:value="999869" calcext:value-type="float">
            <text:p>9998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33" calcext:value-type="float">
            <text:p>133</text:p>
          </table:table-cell>
          <table:table-cell office:value-type="float" office:value="999869" calcext:value-type="float">
            <text:p>9998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33" calcext:value-type="float">
            <text:p>133</text:p>
          </table:table-cell>
          <table:table-cell office:value-type="float" office:value="999868" calcext:value-type="float">
            <text:p>9998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34" calcext:value-type="float">
            <text:p>134</text:p>
          </table:table-cell>
          <table:table-cell office:value-type="float" office:value="999868" calcext:value-type="float">
            <text:p>9998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34" calcext:value-type="float">
            <text:p>134</text:p>
          </table:table-cell>
          <table:table-cell office:value-type="float" office:value="999867" calcext:value-type="float">
            <text:p>9998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35" calcext:value-type="float">
            <text:p>135</text:p>
          </table:table-cell>
          <table:table-cell office:value-type="float" office:value="999867" calcext:value-type="float">
            <text:p>9998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35" calcext:value-type="float">
            <text:p>135</text:p>
          </table:table-cell>
          <table:table-cell office:value-type="float" office:value="999866" calcext:value-type="float">
            <text:p>9998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36" calcext:value-type="float">
            <text:p>136</text:p>
          </table:table-cell>
          <table:table-cell office:value-type="float" office:value="999866" calcext:value-type="float">
            <text:p>9998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36" calcext:value-type="float">
            <text:p>136</text:p>
          </table:table-cell>
          <table:table-cell office:value-type="float" office:value="999865" calcext:value-type="float">
            <text:p>9998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37" calcext:value-type="float">
            <text:p>137</text:p>
          </table:table-cell>
          <table:table-cell office:value-type="float" office:value="999865" calcext:value-type="float">
            <text:p>9998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37" calcext:value-type="float">
            <text:p>137</text:p>
          </table:table-cell>
          <table:table-cell office:value-type="float" office:value="999864" calcext:value-type="float">
            <text:p>9998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38" calcext:value-type="float">
            <text:p>138</text:p>
          </table:table-cell>
          <table:table-cell office:value-type="float" office:value="999864" calcext:value-type="float">
            <text:p>9998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38" calcext:value-type="float">
            <text:p>138</text:p>
          </table:table-cell>
          <table:table-cell office:value-type="float" office:value="999863" calcext:value-type="float">
            <text:p>9998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39" calcext:value-type="float">
            <text:p>139</text:p>
          </table:table-cell>
          <table:table-cell office:value-type="float" office:value="999863" calcext:value-type="float">
            <text:p>9998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39" calcext:value-type="float">
            <text:p>139</text:p>
          </table:table-cell>
          <table:table-cell office:value-type="float" office:value="999862" calcext:value-type="float">
            <text:p>9998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40" calcext:value-type="float">
            <text:p>140</text:p>
          </table:table-cell>
          <table:table-cell office:value-type="float" office:value="999862" calcext:value-type="float">
            <text:p>9998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40" calcext:value-type="float">
            <text:p>140</text:p>
          </table:table-cell>
          <table:table-cell office:value-type="float" office:value="999861" calcext:value-type="float">
            <text:p>9998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41" calcext:value-type="float">
            <text:p>141</text:p>
          </table:table-cell>
          <table:table-cell office:value-type="float" office:value="999861" calcext:value-type="float">
            <text:p>9998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41" calcext:value-type="float">
            <text:p>141</text:p>
          </table:table-cell>
          <table:table-cell office:value-type="float" office:value="999860" calcext:value-type="float">
            <text:p>9998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42" calcext:value-type="float">
            <text:p>142</text:p>
          </table:table-cell>
          <table:table-cell office:value-type="float" office:value="999860" calcext:value-type="float">
            <text:p>9998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42" calcext:value-type="float">
            <text:p>142</text:p>
          </table:table-cell>
          <table:table-cell office:value-type="float" office:value="999859" calcext:value-type="float">
            <text:p>9998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43" calcext:value-type="float">
            <text:p>143</text:p>
          </table:table-cell>
          <table:table-cell office:value-type="float" office:value="999859" calcext:value-type="float">
            <text:p>9998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43" calcext:value-type="float">
            <text:p>143</text:p>
          </table:table-cell>
          <table:table-cell office:value-type="float" office:value="999858" calcext:value-type="float">
            <text:p>9998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44" calcext:value-type="float">
            <text:p>144</text:p>
          </table:table-cell>
          <table:table-cell office:value-type="float" office:value="999858" calcext:value-type="float">
            <text:p>9998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44" calcext:value-type="float">
            <text:p>144</text:p>
          </table:table-cell>
          <table:table-cell office:value-type="float" office:value="999857" calcext:value-type="float">
            <text:p>9998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45" calcext:value-type="float">
            <text:p>145</text:p>
          </table:table-cell>
          <table:table-cell office:value-type="float" office:value="999857" calcext:value-type="float">
            <text:p>9998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45" calcext:value-type="float">
            <text:p>145</text:p>
          </table:table-cell>
          <table:table-cell office:value-type="float" office:value="999856" calcext:value-type="float">
            <text:p>9998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46" calcext:value-type="float">
            <text:p>146</text:p>
          </table:table-cell>
          <table:table-cell office:value-type="float" office:value="999856" calcext:value-type="float">
            <text:p>9998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46" calcext:value-type="float">
            <text:p>146</text:p>
          </table:table-cell>
          <table:table-cell office:value-type="float" office:value="999855" calcext:value-type="float">
            <text:p>9998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47" calcext:value-type="float">
            <text:p>147</text:p>
          </table:table-cell>
          <table:table-cell office:value-type="float" office:value="999855" calcext:value-type="float">
            <text:p>9998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47" calcext:value-type="float">
            <text:p>147</text:p>
          </table:table-cell>
          <table:table-cell office:value-type="float" office:value="999854" calcext:value-type="float">
            <text:p>9998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48" calcext:value-type="float">
            <text:p>148</text:p>
          </table:table-cell>
          <table:table-cell office:value-type="float" office:value="999854" calcext:value-type="float">
            <text:p>9998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48" calcext:value-type="float">
            <text:p>148</text:p>
          </table:table-cell>
          <table:table-cell office:value-type="float" office:value="999853" calcext:value-type="float">
            <text:p>9998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49" calcext:value-type="float">
            <text:p>149</text:p>
          </table:table-cell>
          <table:table-cell office:value-type="float" office:value="999853" calcext:value-type="float">
            <text:p>9998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49" calcext:value-type="float">
            <text:p>149</text:p>
          </table:table-cell>
          <table:table-cell office:value-type="float" office:value="999852" calcext:value-type="float">
            <text:p>9998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50" calcext:value-type="float">
            <text:p>150</text:p>
          </table:table-cell>
          <table:table-cell office:value-type="float" office:value="999852" calcext:value-type="float">
            <text:p>9998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50" calcext:value-type="float">
            <text:p>150</text:p>
          </table:table-cell>
          <table:table-cell office:value-type="float" office:value="999851" calcext:value-type="float">
            <text:p>9998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51" calcext:value-type="float">
            <text:p>151</text:p>
          </table:table-cell>
          <table:table-cell office:value-type="float" office:value="999851" calcext:value-type="float">
            <text:p>9998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51" calcext:value-type="float">
            <text:p>151</text:p>
          </table:table-cell>
          <table:table-cell office:value-type="float" office:value="999850" calcext:value-type="float">
            <text:p>9998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52" calcext:value-type="float">
            <text:p>152</text:p>
          </table:table-cell>
          <table:table-cell office:value-type="float" office:value="999850" calcext:value-type="float">
            <text:p>9998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52" calcext:value-type="float">
            <text:p>152</text:p>
          </table:table-cell>
          <table:table-cell office:value-type="float" office:value="999849" calcext:value-type="float">
            <text:p>9998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53" calcext:value-type="float">
            <text:p>153</text:p>
          </table:table-cell>
          <table:table-cell office:value-type="float" office:value="999849" calcext:value-type="float">
            <text:p>9998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53" calcext:value-type="float">
            <text:p>153</text:p>
          </table:table-cell>
          <table:table-cell office:value-type="float" office:value="999848" calcext:value-type="float">
            <text:p>9998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54" calcext:value-type="float">
            <text:p>154</text:p>
          </table:table-cell>
          <table:table-cell office:value-type="float" office:value="999848" calcext:value-type="float">
            <text:p>9998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54" calcext:value-type="float">
            <text:p>154</text:p>
          </table:table-cell>
          <table:table-cell office:value-type="float" office:value="999847" calcext:value-type="float">
            <text:p>9998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55" calcext:value-type="float">
            <text:p>155</text:p>
          </table:table-cell>
          <table:table-cell office:value-type="float" office:value="999847" calcext:value-type="float">
            <text:p>9998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55" calcext:value-type="float">
            <text:p>155</text:p>
          </table:table-cell>
          <table:table-cell office:value-type="float" office:value="999846" calcext:value-type="float">
            <text:p>9998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56" calcext:value-type="float">
            <text:p>156</text:p>
          </table:table-cell>
          <table:table-cell office:value-type="float" office:value="999846" calcext:value-type="float">
            <text:p>9998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56" calcext:value-type="float">
            <text:p>156</text:p>
          </table:table-cell>
          <table:table-cell office:value-type="float" office:value="999845" calcext:value-type="float">
            <text:p>9998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57" calcext:value-type="float">
            <text:p>157</text:p>
          </table:table-cell>
          <table:table-cell office:value-type="float" office:value="999845" calcext:value-type="float">
            <text:p>9998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57" calcext:value-type="float">
            <text:p>157</text:p>
          </table:table-cell>
          <table:table-cell office:value-type="float" office:value="999844" calcext:value-type="float">
            <text:p>9998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58" calcext:value-type="float">
            <text:p>158</text:p>
          </table:table-cell>
          <table:table-cell office:value-type="float" office:value="999844" calcext:value-type="float">
            <text:p>9998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58" calcext:value-type="float">
            <text:p>158</text:p>
          </table:table-cell>
          <table:table-cell office:value-type="float" office:value="999843" calcext:value-type="float">
            <text:p>9998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59" calcext:value-type="float">
            <text:p>159</text:p>
          </table:table-cell>
          <table:table-cell office:value-type="float" office:value="999843" calcext:value-type="float">
            <text:p>9998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59" calcext:value-type="float">
            <text:p>159</text:p>
          </table:table-cell>
          <table:table-cell office:value-type="float" office:value="999842" calcext:value-type="float">
            <text:p>9998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60" calcext:value-type="float">
            <text:p>160</text:p>
          </table:table-cell>
          <table:table-cell office:value-type="float" office:value="999842" calcext:value-type="float">
            <text:p>9998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60" calcext:value-type="float">
            <text:p>160</text:p>
          </table:table-cell>
          <table:table-cell office:value-type="float" office:value="999841" calcext:value-type="float">
            <text:p>9998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61" calcext:value-type="float">
            <text:p>161</text:p>
          </table:table-cell>
          <table:table-cell office:value-type="float" office:value="999841" calcext:value-type="float">
            <text:p>9998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61" calcext:value-type="float">
            <text:p>161</text:p>
          </table:table-cell>
          <table:table-cell office:value-type="float" office:value="999840" calcext:value-type="float">
            <text:p>9998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62" calcext:value-type="float">
            <text:p>162</text:p>
          </table:table-cell>
          <table:table-cell office:value-type="float" office:value="999840" calcext:value-type="float">
            <text:p>9998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62" calcext:value-type="float">
            <text:p>162</text:p>
          </table:table-cell>
          <table:table-cell office:value-type="float" office:value="999839" calcext:value-type="float">
            <text:p>9998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63" calcext:value-type="float">
            <text:p>163</text:p>
          </table:table-cell>
          <table:table-cell office:value-type="float" office:value="999839" calcext:value-type="float">
            <text:p>9998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63" calcext:value-type="float">
            <text:p>163</text:p>
          </table:table-cell>
          <table:table-cell office:value-type="float" office:value="999838" calcext:value-type="float">
            <text:p>9998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64" calcext:value-type="float">
            <text:p>164</text:p>
          </table:table-cell>
          <table:table-cell office:value-type="float" office:value="999838" calcext:value-type="float">
            <text:p>9998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64" calcext:value-type="float">
            <text:p>164</text:p>
          </table:table-cell>
          <table:table-cell office:value-type="float" office:value="999837" calcext:value-type="float">
            <text:p>9998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65" calcext:value-type="float">
            <text:p>165</text:p>
          </table:table-cell>
          <table:table-cell office:value-type="float" office:value="999837" calcext:value-type="float">
            <text:p>9998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65" calcext:value-type="float">
            <text:p>165</text:p>
          </table:table-cell>
          <table:table-cell office:value-type="float" office:value="999836" calcext:value-type="float">
            <text:p>9998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66" calcext:value-type="float">
            <text:p>166</text:p>
          </table:table-cell>
          <table:table-cell office:value-type="float" office:value="999836" calcext:value-type="float">
            <text:p>9998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66" calcext:value-type="float">
            <text:p>166</text:p>
          </table:table-cell>
          <table:table-cell office:value-type="float" office:value="999835" calcext:value-type="float">
            <text:p>9998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67" calcext:value-type="float">
            <text:p>167</text:p>
          </table:table-cell>
          <table:table-cell office:value-type="float" office:value="999835" calcext:value-type="float">
            <text:p>9998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67" calcext:value-type="float">
            <text:p>167</text:p>
          </table:table-cell>
          <table:table-cell office:value-type="float" office:value="999834" calcext:value-type="float">
            <text:p>9998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68" calcext:value-type="float">
            <text:p>168</text:p>
          </table:table-cell>
          <table:table-cell office:value-type="float" office:value="999834" calcext:value-type="float">
            <text:p>9998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68" calcext:value-type="float">
            <text:p>168</text:p>
          </table:table-cell>
          <table:table-cell office:value-type="float" office:value="999833" calcext:value-type="float">
            <text:p>9998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69" calcext:value-type="float">
            <text:p>169</text:p>
          </table:table-cell>
          <table:table-cell office:value-type="float" office:value="999833" calcext:value-type="float">
            <text:p>9998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69" calcext:value-type="float">
            <text:p>169</text:p>
          </table:table-cell>
          <table:table-cell office:value-type="float" office:value="999832" calcext:value-type="float">
            <text:p>9998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70" calcext:value-type="float">
            <text:p>170</text:p>
          </table:table-cell>
          <table:table-cell office:value-type="float" office:value="999832" calcext:value-type="float">
            <text:p>9998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70" calcext:value-type="float">
            <text:p>170</text:p>
          </table:table-cell>
          <table:table-cell office:value-type="float" office:value="999831" calcext:value-type="float">
            <text:p>9998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71" calcext:value-type="float">
            <text:p>171</text:p>
          </table:table-cell>
          <table:table-cell office:value-type="float" office:value="999831" calcext:value-type="float">
            <text:p>9998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71" calcext:value-type="float">
            <text:p>171</text:p>
          </table:table-cell>
          <table:table-cell office:value-type="float" office:value="999830" calcext:value-type="float">
            <text:p>9998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72" calcext:value-type="float">
            <text:p>172</text:p>
          </table:table-cell>
          <table:table-cell office:value-type="float" office:value="999830" calcext:value-type="float">
            <text:p>9998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72" calcext:value-type="float">
            <text:p>172</text:p>
          </table:table-cell>
          <table:table-cell office:value-type="float" office:value="999829" calcext:value-type="float">
            <text:p>9998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73" calcext:value-type="float">
            <text:p>173</text:p>
          </table:table-cell>
          <table:table-cell office:value-type="float" office:value="999829" calcext:value-type="float">
            <text:p>9998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73" calcext:value-type="float">
            <text:p>173</text:p>
          </table:table-cell>
          <table:table-cell office:value-type="float" office:value="999828" calcext:value-type="float">
            <text:p>9998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74" calcext:value-type="float">
            <text:p>174</text:p>
          </table:table-cell>
          <table:table-cell office:value-type="float" office:value="999828" calcext:value-type="float">
            <text:p>9998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74" calcext:value-type="float">
            <text:p>174</text:p>
          </table:table-cell>
          <table:table-cell office:value-type="float" office:value="999827" calcext:value-type="float">
            <text:p>9998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75" calcext:value-type="float">
            <text:p>175</text:p>
          </table:table-cell>
          <table:table-cell office:value-type="float" office:value="999827" calcext:value-type="float">
            <text:p>9998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75" calcext:value-type="float">
            <text:p>175</text:p>
          </table:table-cell>
          <table:table-cell office:value-type="float" office:value="999826" calcext:value-type="float">
            <text:p>9998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76" calcext:value-type="float">
            <text:p>176</text:p>
          </table:table-cell>
          <table:table-cell office:value-type="float" office:value="999826" calcext:value-type="float">
            <text:p>9998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76" calcext:value-type="float">
            <text:p>176</text:p>
          </table:table-cell>
          <table:table-cell office:value-type="float" office:value="999825" calcext:value-type="float">
            <text:p>9998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77" calcext:value-type="float">
            <text:p>177</text:p>
          </table:table-cell>
          <table:table-cell office:value-type="float" office:value="999825" calcext:value-type="float">
            <text:p>9998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77" calcext:value-type="float">
            <text:p>177</text:p>
          </table:table-cell>
          <table:table-cell office:value-type="float" office:value="999824" calcext:value-type="float">
            <text:p>9998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78" calcext:value-type="float">
            <text:p>178</text:p>
          </table:table-cell>
          <table:table-cell office:value-type="float" office:value="999824" calcext:value-type="float">
            <text:p>9998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78" calcext:value-type="float">
            <text:p>178</text:p>
          </table:table-cell>
          <table:table-cell office:value-type="float" office:value="999823" calcext:value-type="float">
            <text:p>9998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79" calcext:value-type="float">
            <text:p>179</text:p>
          </table:table-cell>
          <table:table-cell office:value-type="float" office:value="999823" calcext:value-type="float">
            <text:p>9998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79" calcext:value-type="float">
            <text:p>179</text:p>
          </table:table-cell>
          <table:table-cell office:value-type="float" office:value="999822" calcext:value-type="float">
            <text:p>9998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80" calcext:value-type="float">
            <text:p>180</text:p>
          </table:table-cell>
          <table:table-cell office:value-type="float" office:value="999822" calcext:value-type="float">
            <text:p>9998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80" calcext:value-type="float">
            <text:p>180</text:p>
          </table:table-cell>
          <table:table-cell office:value-type="float" office:value="999821" calcext:value-type="float">
            <text:p>9998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81" calcext:value-type="float">
            <text:p>181</text:p>
          </table:table-cell>
          <table:table-cell office:value-type="float" office:value="999821" calcext:value-type="float">
            <text:p>9998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81" calcext:value-type="float">
            <text:p>181</text:p>
          </table:table-cell>
          <table:table-cell office:value-type="float" office:value="999820" calcext:value-type="float">
            <text:p>9998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82" calcext:value-type="float">
            <text:p>182</text:p>
          </table:table-cell>
          <table:table-cell office:value-type="float" office:value="999820" calcext:value-type="float">
            <text:p>9998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82" calcext:value-type="float">
            <text:p>182</text:p>
          </table:table-cell>
          <table:table-cell office:value-type="float" office:value="999819" calcext:value-type="float">
            <text:p>9998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83" calcext:value-type="float">
            <text:p>183</text:p>
          </table:table-cell>
          <table:table-cell office:value-type="float" office:value="999819" calcext:value-type="float">
            <text:p>9998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83" calcext:value-type="float">
            <text:p>183</text:p>
          </table:table-cell>
          <table:table-cell office:value-type="float" office:value="999818" calcext:value-type="float">
            <text:p>9998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84" calcext:value-type="float">
            <text:p>184</text:p>
          </table:table-cell>
          <table:table-cell office:value-type="float" office:value="999818" calcext:value-type="float">
            <text:p>9998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84" calcext:value-type="float">
            <text:p>184</text:p>
          </table:table-cell>
          <table:table-cell office:value-type="float" office:value="999817" calcext:value-type="float">
            <text:p>9998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85" calcext:value-type="float">
            <text:p>185</text:p>
          </table:table-cell>
          <table:table-cell office:value-type="float" office:value="999817" calcext:value-type="float">
            <text:p>9998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85" calcext:value-type="float">
            <text:p>185</text:p>
          </table:table-cell>
          <table:table-cell office:value-type="float" office:value="999816" calcext:value-type="float">
            <text:p>9998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86" calcext:value-type="float">
            <text:p>186</text:p>
          </table:table-cell>
          <table:table-cell office:value-type="float" office:value="999816" calcext:value-type="float">
            <text:p>9998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86" calcext:value-type="float">
            <text:p>186</text:p>
          </table:table-cell>
          <table:table-cell office:value-type="float" office:value="999815" calcext:value-type="float">
            <text:p>9998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87" calcext:value-type="float">
            <text:p>187</text:p>
          </table:table-cell>
          <table:table-cell office:value-type="float" office:value="999815" calcext:value-type="float">
            <text:p>9998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87" calcext:value-type="float">
            <text:p>187</text:p>
          </table:table-cell>
          <table:table-cell office:value-type="float" office:value="999814" calcext:value-type="float">
            <text:p>9998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88" calcext:value-type="float">
            <text:p>188</text:p>
          </table:table-cell>
          <table:table-cell office:value-type="float" office:value="999814" calcext:value-type="float">
            <text:p>9998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88" calcext:value-type="float">
            <text:p>188</text:p>
          </table:table-cell>
          <table:table-cell office:value-type="float" office:value="999813" calcext:value-type="float">
            <text:p>9998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89" calcext:value-type="float">
            <text:p>189</text:p>
          </table:table-cell>
          <table:table-cell office:value-type="float" office:value="999813" calcext:value-type="float">
            <text:p>9998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89" calcext:value-type="float">
            <text:p>189</text:p>
          </table:table-cell>
          <table:table-cell office:value-type="float" office:value="999812" calcext:value-type="float">
            <text:p>9998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90" calcext:value-type="float">
            <text:p>190</text:p>
          </table:table-cell>
          <table:table-cell office:value-type="float" office:value="999812" calcext:value-type="float">
            <text:p>9998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90" calcext:value-type="float">
            <text:p>190</text:p>
          </table:table-cell>
          <table:table-cell office:value-type="float" office:value="999811" calcext:value-type="float">
            <text:p>9998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91" calcext:value-type="float">
            <text:p>191</text:p>
          </table:table-cell>
          <table:table-cell office:value-type="float" office:value="999811" calcext:value-type="float">
            <text:p>9998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91" calcext:value-type="float">
            <text:p>191</text:p>
          </table:table-cell>
          <table:table-cell office:value-type="float" office:value="999810" calcext:value-type="float">
            <text:p>9998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92" calcext:value-type="float">
            <text:p>192</text:p>
          </table:table-cell>
          <table:table-cell office:value-type="float" office:value="999810" calcext:value-type="float">
            <text:p>9998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92" calcext:value-type="float">
            <text:p>192</text:p>
          </table:table-cell>
          <table:table-cell office:value-type="float" office:value="999809" calcext:value-type="float">
            <text:p>9998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93" calcext:value-type="float">
            <text:p>193</text:p>
          </table:table-cell>
          <table:table-cell office:value-type="float" office:value="999809" calcext:value-type="float">
            <text:p>9998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93" calcext:value-type="float">
            <text:p>193</text:p>
          </table:table-cell>
          <table:table-cell office:value-type="float" office:value="999808" calcext:value-type="float">
            <text:p>9998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94" calcext:value-type="float">
            <text:p>194</text:p>
          </table:table-cell>
          <table:table-cell office:value-type="float" office:value="999808" calcext:value-type="float">
            <text:p>9998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94" calcext:value-type="float">
            <text:p>194</text:p>
          </table:table-cell>
          <table:table-cell office:value-type="float" office:value="999807" calcext:value-type="float">
            <text:p>9998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95" calcext:value-type="float">
            <text:p>195</text:p>
          </table:table-cell>
          <table:table-cell office:value-type="float" office:value="999807" calcext:value-type="float">
            <text:p>9998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95" calcext:value-type="float">
            <text:p>195</text:p>
          </table:table-cell>
          <table:table-cell office:value-type="float" office:value="999806" calcext:value-type="float">
            <text:p>9998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96" calcext:value-type="float">
            <text:p>196</text:p>
          </table:table-cell>
          <table:table-cell office:value-type="float" office:value="999806" calcext:value-type="float">
            <text:p>9998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96" calcext:value-type="float">
            <text:p>196</text:p>
          </table:table-cell>
          <table:table-cell office:value-type="float" office:value="999805" calcext:value-type="float">
            <text:p>9998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97" calcext:value-type="float">
            <text:p>197</text:p>
          </table:table-cell>
          <table:table-cell office:value-type="float" office:value="999805" calcext:value-type="float">
            <text:p>9998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97" calcext:value-type="float">
            <text:p>197</text:p>
          </table:table-cell>
          <table:table-cell office:value-type="float" office:value="999804" calcext:value-type="float">
            <text:p>9998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98" calcext:value-type="float">
            <text:p>198</text:p>
          </table:table-cell>
          <table:table-cell office:value-type="float" office:value="999804" calcext:value-type="float">
            <text:p>9998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98" calcext:value-type="float">
            <text:p>198</text:p>
          </table:table-cell>
          <table:table-cell office:value-type="float" office:value="999803" calcext:value-type="float">
            <text:p>9998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99" calcext:value-type="float">
            <text:p>199</text:p>
          </table:table-cell>
          <table:table-cell office:value-type="float" office:value="999803" calcext:value-type="float">
            <text:p>9998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99" calcext:value-type="float">
            <text:p>199</text:p>
          </table:table-cell>
          <table:table-cell office:value-type="float" office:value="999802" calcext:value-type="float">
            <text:p>9998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00" calcext:value-type="float">
            <text:p>200</text:p>
          </table:table-cell>
          <table:table-cell office:value-type="float" office:value="999802" calcext:value-type="float">
            <text:p>9998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00" calcext:value-type="float">
            <text:p>200</text:p>
          </table:table-cell>
          <table:table-cell office:value-type="float" office:value="999801" calcext:value-type="float">
            <text:p>9998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01" calcext:value-type="float">
            <text:p>201</text:p>
          </table:table-cell>
          <table:table-cell office:value-type="float" office:value="999801" calcext:value-type="float">
            <text:p>9998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01" calcext:value-type="float">
            <text:p>201</text:p>
          </table:table-cell>
          <table:table-cell office:value-type="float" office:value="999800" calcext:value-type="float">
            <text:p>999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02" calcext:value-type="float">
            <text:p>202</text:p>
          </table:table-cell>
          <table:table-cell office:value-type="float" office:value="999800" calcext:value-type="float">
            <text:p>999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02" calcext:value-type="float">
            <text:p>202</text:p>
          </table:table-cell>
          <table:table-cell office:value-type="float" office:value="999799" calcext:value-type="float">
            <text:p>9997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03" calcext:value-type="float">
            <text:p>203</text:p>
          </table:table-cell>
          <table:table-cell office:value-type="float" office:value="999799" calcext:value-type="float">
            <text:p>9997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03" calcext:value-type="float">
            <text:p>203</text:p>
          </table:table-cell>
          <table:table-cell office:value-type="float" office:value="999798" calcext:value-type="float">
            <text:p>9997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04" calcext:value-type="float">
            <text:p>204</text:p>
          </table:table-cell>
          <table:table-cell office:value-type="float" office:value="999798" calcext:value-type="float">
            <text:p>9997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04" calcext:value-type="float">
            <text:p>204</text:p>
          </table:table-cell>
          <table:table-cell office:value-type="float" office:value="999797" calcext:value-type="float">
            <text:p>9997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05" calcext:value-type="float">
            <text:p>205</text:p>
          </table:table-cell>
          <table:table-cell office:value-type="float" office:value="999797" calcext:value-type="float">
            <text:p>9997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05" calcext:value-type="float">
            <text:p>205</text:p>
          </table:table-cell>
          <table:table-cell office:value-type="float" office:value="999796" calcext:value-type="float">
            <text:p>9997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06" calcext:value-type="float">
            <text:p>206</text:p>
          </table:table-cell>
          <table:table-cell office:value-type="float" office:value="999796" calcext:value-type="float">
            <text:p>9997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06" calcext:value-type="float">
            <text:p>206</text:p>
          </table:table-cell>
          <table:table-cell office:value-type="float" office:value="999795" calcext:value-type="float">
            <text:p>9997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07" calcext:value-type="float">
            <text:p>207</text:p>
          </table:table-cell>
          <table:table-cell office:value-type="float" office:value="999795" calcext:value-type="float">
            <text:p>9997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07" calcext:value-type="float">
            <text:p>207</text:p>
          </table:table-cell>
          <table:table-cell office:value-type="float" office:value="999794" calcext:value-type="float">
            <text:p>9997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08" calcext:value-type="float">
            <text:p>208</text:p>
          </table:table-cell>
          <table:table-cell office:value-type="float" office:value="999794" calcext:value-type="float">
            <text:p>9997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08" calcext:value-type="float">
            <text:p>208</text:p>
          </table:table-cell>
          <table:table-cell office:value-type="float" office:value="999793" calcext:value-type="float">
            <text:p>9997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09" calcext:value-type="float">
            <text:p>209</text:p>
          </table:table-cell>
          <table:table-cell office:value-type="float" office:value="999793" calcext:value-type="float">
            <text:p>9997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09" calcext:value-type="float">
            <text:p>209</text:p>
          </table:table-cell>
          <table:table-cell office:value-type="float" office:value="999792" calcext:value-type="float">
            <text:p>9997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10" calcext:value-type="float">
            <text:p>210</text:p>
          </table:table-cell>
          <table:table-cell office:value-type="float" office:value="999792" calcext:value-type="float">
            <text:p>9997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10" calcext:value-type="float">
            <text:p>210</text:p>
          </table:table-cell>
          <table:table-cell office:value-type="float" office:value="999791" calcext:value-type="float">
            <text:p>9997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11" calcext:value-type="float">
            <text:p>211</text:p>
          </table:table-cell>
          <table:table-cell office:value-type="float" office:value="999791" calcext:value-type="float">
            <text:p>9997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11" calcext:value-type="float">
            <text:p>211</text:p>
          </table:table-cell>
          <table:table-cell office:value-type="float" office:value="999790" calcext:value-type="float">
            <text:p>9997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12" calcext:value-type="float">
            <text:p>212</text:p>
          </table:table-cell>
          <table:table-cell office:value-type="float" office:value="999790" calcext:value-type="float">
            <text:p>9997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12" calcext:value-type="float">
            <text:p>212</text:p>
          </table:table-cell>
          <table:table-cell office:value-type="float" office:value="999789" calcext:value-type="float">
            <text:p>9997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13" calcext:value-type="float">
            <text:p>213</text:p>
          </table:table-cell>
          <table:table-cell office:value-type="float" office:value="999789" calcext:value-type="float">
            <text:p>9997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13" calcext:value-type="float">
            <text:p>213</text:p>
          </table:table-cell>
          <table:table-cell office:value-type="float" office:value="999788" calcext:value-type="float">
            <text:p>9997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14" calcext:value-type="float">
            <text:p>214</text:p>
          </table:table-cell>
          <table:table-cell office:value-type="float" office:value="999788" calcext:value-type="float">
            <text:p>9997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14" calcext:value-type="float">
            <text:p>214</text:p>
          </table:table-cell>
          <table:table-cell office:value-type="float" office:value="999787" calcext:value-type="float">
            <text:p>9997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15" calcext:value-type="float">
            <text:p>215</text:p>
          </table:table-cell>
          <table:table-cell office:value-type="float" office:value="999787" calcext:value-type="float">
            <text:p>9997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15" calcext:value-type="float">
            <text:p>215</text:p>
          </table:table-cell>
          <table:table-cell office:value-type="float" office:value="999786" calcext:value-type="float">
            <text:p>9997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16" calcext:value-type="float">
            <text:p>216</text:p>
          </table:table-cell>
          <table:table-cell office:value-type="float" office:value="999786" calcext:value-type="float">
            <text:p>9997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16" calcext:value-type="float">
            <text:p>216</text:p>
          </table:table-cell>
          <table:table-cell office:value-type="float" office:value="999785" calcext:value-type="float">
            <text:p>9997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17" calcext:value-type="float">
            <text:p>217</text:p>
          </table:table-cell>
          <table:table-cell office:value-type="float" office:value="999785" calcext:value-type="float">
            <text:p>9997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17" calcext:value-type="float">
            <text:p>217</text:p>
          </table:table-cell>
          <table:table-cell office:value-type="float" office:value="999784" calcext:value-type="float">
            <text:p>9997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18" calcext:value-type="float">
            <text:p>218</text:p>
          </table:table-cell>
          <table:table-cell office:value-type="float" office:value="999784" calcext:value-type="float">
            <text:p>9997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18" calcext:value-type="float">
            <text:p>218</text:p>
          </table:table-cell>
          <table:table-cell office:value-type="float" office:value="999783" calcext:value-type="float">
            <text:p>9997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19" calcext:value-type="float">
            <text:p>219</text:p>
          </table:table-cell>
          <table:table-cell office:value-type="float" office:value="999783" calcext:value-type="float">
            <text:p>9997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19" calcext:value-type="float">
            <text:p>219</text:p>
          </table:table-cell>
          <table:table-cell office:value-type="float" office:value="999782" calcext:value-type="float">
            <text:p>9997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20" calcext:value-type="float">
            <text:p>220</text:p>
          </table:table-cell>
          <table:table-cell office:value-type="float" office:value="999782" calcext:value-type="float">
            <text:p>9997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20" calcext:value-type="float">
            <text:p>220</text:p>
          </table:table-cell>
          <table:table-cell office:value-type="float" office:value="999781" calcext:value-type="float">
            <text:p>9997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21" calcext:value-type="float">
            <text:p>221</text:p>
          </table:table-cell>
          <table:table-cell office:value-type="float" office:value="999781" calcext:value-type="float">
            <text:p>9997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21" calcext:value-type="float">
            <text:p>221</text:p>
          </table:table-cell>
          <table:table-cell office:value-type="float" office:value="999780" calcext:value-type="float">
            <text:p>9997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22" calcext:value-type="float">
            <text:p>222</text:p>
          </table:table-cell>
          <table:table-cell office:value-type="float" office:value="999780" calcext:value-type="float">
            <text:p>9997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22" calcext:value-type="float">
            <text:p>222</text:p>
          </table:table-cell>
          <table:table-cell office:value-type="float" office:value="999779" calcext:value-type="float">
            <text:p>9997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23" calcext:value-type="float">
            <text:p>223</text:p>
          </table:table-cell>
          <table:table-cell office:value-type="float" office:value="999779" calcext:value-type="float">
            <text:p>9997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23" calcext:value-type="float">
            <text:p>223</text:p>
          </table:table-cell>
          <table:table-cell office:value-type="float" office:value="999778" calcext:value-type="float">
            <text:p>9997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24" calcext:value-type="float">
            <text:p>224</text:p>
          </table:table-cell>
          <table:table-cell office:value-type="float" office:value="999778" calcext:value-type="float">
            <text:p>9997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24" calcext:value-type="float">
            <text:p>224</text:p>
          </table:table-cell>
          <table:table-cell office:value-type="float" office:value="999777" calcext:value-type="float">
            <text:p>9997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25" calcext:value-type="float">
            <text:p>225</text:p>
          </table:table-cell>
          <table:table-cell office:value-type="float" office:value="999777" calcext:value-type="float">
            <text:p>9997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25" calcext:value-type="float">
            <text:p>225</text:p>
          </table:table-cell>
          <table:table-cell office:value-type="float" office:value="999776" calcext:value-type="float">
            <text:p>9997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26" calcext:value-type="float">
            <text:p>226</text:p>
          </table:table-cell>
          <table:table-cell office:value-type="float" office:value="999776" calcext:value-type="float">
            <text:p>9997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26" calcext:value-type="float">
            <text:p>226</text:p>
          </table:table-cell>
          <table:table-cell office:value-type="float" office:value="999775" calcext:value-type="float">
            <text:p>9997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27" calcext:value-type="float">
            <text:p>227</text:p>
          </table:table-cell>
          <table:table-cell office:value-type="float" office:value="999775" calcext:value-type="float">
            <text:p>9997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27" calcext:value-type="float">
            <text:p>227</text:p>
          </table:table-cell>
          <table:table-cell office:value-type="float" office:value="999774" calcext:value-type="float">
            <text:p>9997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28" calcext:value-type="float">
            <text:p>228</text:p>
          </table:table-cell>
          <table:table-cell office:value-type="float" office:value="999774" calcext:value-type="float">
            <text:p>9997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28" calcext:value-type="float">
            <text:p>228</text:p>
          </table:table-cell>
          <table:table-cell office:value-type="float" office:value="999773" calcext:value-type="float">
            <text:p>9997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29" calcext:value-type="float">
            <text:p>229</text:p>
          </table:table-cell>
          <table:table-cell office:value-type="float" office:value="999773" calcext:value-type="float">
            <text:p>9997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29" calcext:value-type="float">
            <text:p>229</text:p>
          </table:table-cell>
          <table:table-cell office:value-type="float" office:value="999772" calcext:value-type="float">
            <text:p>9997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30" calcext:value-type="float">
            <text:p>230</text:p>
          </table:table-cell>
          <table:table-cell office:value-type="float" office:value="999772" calcext:value-type="float">
            <text:p>9997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30" calcext:value-type="float">
            <text:p>230</text:p>
          </table:table-cell>
          <table:table-cell office:value-type="float" office:value="999771" calcext:value-type="float">
            <text:p>9997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31" calcext:value-type="float">
            <text:p>231</text:p>
          </table:table-cell>
          <table:table-cell office:value-type="float" office:value="999771" calcext:value-type="float">
            <text:p>9997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31" calcext:value-type="float">
            <text:p>231</text:p>
          </table:table-cell>
          <table:table-cell office:value-type="float" office:value="999770" calcext:value-type="float">
            <text:p>9997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32" calcext:value-type="float">
            <text:p>232</text:p>
          </table:table-cell>
          <table:table-cell office:value-type="float" office:value="999770" calcext:value-type="float">
            <text:p>9997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32" calcext:value-type="float">
            <text:p>232</text:p>
          </table:table-cell>
          <table:table-cell office:value-type="float" office:value="999769" calcext:value-type="float">
            <text:p>9997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33" calcext:value-type="float">
            <text:p>233</text:p>
          </table:table-cell>
          <table:table-cell office:value-type="float" office:value="999769" calcext:value-type="float">
            <text:p>9997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33" calcext:value-type="float">
            <text:p>233</text:p>
          </table:table-cell>
          <table:table-cell office:value-type="float" office:value="999768" calcext:value-type="float">
            <text:p>9997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34" calcext:value-type="float">
            <text:p>234</text:p>
          </table:table-cell>
          <table:table-cell office:value-type="float" office:value="999768" calcext:value-type="float">
            <text:p>9997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34" calcext:value-type="float">
            <text:p>234</text:p>
          </table:table-cell>
          <table:table-cell office:value-type="float" office:value="999767" calcext:value-type="float">
            <text:p>9997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35" calcext:value-type="float">
            <text:p>235</text:p>
          </table:table-cell>
          <table:table-cell office:value-type="float" office:value="999767" calcext:value-type="float">
            <text:p>9997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35" calcext:value-type="float">
            <text:p>235</text:p>
          </table:table-cell>
          <table:table-cell office:value-type="float" office:value="999766" calcext:value-type="float">
            <text:p>9997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36" calcext:value-type="float">
            <text:p>236</text:p>
          </table:table-cell>
          <table:table-cell office:value-type="float" office:value="999766" calcext:value-type="float">
            <text:p>9997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36" calcext:value-type="float">
            <text:p>236</text:p>
          </table:table-cell>
          <table:table-cell office:value-type="float" office:value="999765" calcext:value-type="float">
            <text:p>9997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37" calcext:value-type="float">
            <text:p>237</text:p>
          </table:table-cell>
          <table:table-cell office:value-type="float" office:value="999765" calcext:value-type="float">
            <text:p>9997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37" calcext:value-type="float">
            <text:p>237</text:p>
          </table:table-cell>
          <table:table-cell office:value-type="float" office:value="999764" calcext:value-type="float">
            <text:p>9997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38" calcext:value-type="float">
            <text:p>238</text:p>
          </table:table-cell>
          <table:table-cell office:value-type="float" office:value="999764" calcext:value-type="float">
            <text:p>9997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38" calcext:value-type="float">
            <text:p>238</text:p>
          </table:table-cell>
          <table:table-cell office:value-type="float" office:value="999763" calcext:value-type="float">
            <text:p>9997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39" calcext:value-type="float">
            <text:p>239</text:p>
          </table:table-cell>
          <table:table-cell office:value-type="float" office:value="999763" calcext:value-type="float">
            <text:p>9997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39" calcext:value-type="float">
            <text:p>239</text:p>
          </table:table-cell>
          <table:table-cell office:value-type="float" office:value="999762" calcext:value-type="float">
            <text:p>9997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40" calcext:value-type="float">
            <text:p>240</text:p>
          </table:table-cell>
          <table:table-cell office:value-type="float" office:value="999762" calcext:value-type="float">
            <text:p>9997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40" calcext:value-type="float">
            <text:p>240</text:p>
          </table:table-cell>
          <table:table-cell office:value-type="float" office:value="999761" calcext:value-type="float">
            <text:p>9997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41" calcext:value-type="float">
            <text:p>241</text:p>
          </table:table-cell>
          <table:table-cell office:value-type="float" office:value="999761" calcext:value-type="float">
            <text:p>9997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41" calcext:value-type="float">
            <text:p>241</text:p>
          </table:table-cell>
          <table:table-cell office:value-type="float" office:value="999760" calcext:value-type="float">
            <text:p>9997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42" calcext:value-type="float">
            <text:p>242</text:p>
          </table:table-cell>
          <table:table-cell office:value-type="float" office:value="999760" calcext:value-type="float">
            <text:p>9997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42" calcext:value-type="float">
            <text:p>242</text:p>
          </table:table-cell>
          <table:table-cell office:value-type="float" office:value="999759" calcext:value-type="float">
            <text:p>9997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43" calcext:value-type="float">
            <text:p>243</text:p>
          </table:table-cell>
          <table:table-cell office:value-type="float" office:value="999759" calcext:value-type="float">
            <text:p>9997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43" calcext:value-type="float">
            <text:p>243</text:p>
          </table:table-cell>
          <table:table-cell office:value-type="float" office:value="999758" calcext:value-type="float">
            <text:p>9997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44" calcext:value-type="float">
            <text:p>244</text:p>
          </table:table-cell>
          <table:table-cell office:value-type="float" office:value="999758" calcext:value-type="float">
            <text:p>9997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44" calcext:value-type="float">
            <text:p>244</text:p>
          </table:table-cell>
          <table:table-cell office:value-type="float" office:value="999757" calcext:value-type="float">
            <text:p>9997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45" calcext:value-type="float">
            <text:p>245</text:p>
          </table:table-cell>
          <table:table-cell office:value-type="float" office:value="999757" calcext:value-type="float">
            <text:p>9997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45" calcext:value-type="float">
            <text:p>245</text:p>
          </table:table-cell>
          <table:table-cell office:value-type="float" office:value="999756" calcext:value-type="float">
            <text:p>9997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46" calcext:value-type="float">
            <text:p>246</text:p>
          </table:table-cell>
          <table:table-cell office:value-type="float" office:value="999756" calcext:value-type="float">
            <text:p>9997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46" calcext:value-type="float">
            <text:p>246</text:p>
          </table:table-cell>
          <table:table-cell office:value-type="float" office:value="999755" calcext:value-type="float">
            <text:p>9997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47" calcext:value-type="float">
            <text:p>247</text:p>
          </table:table-cell>
          <table:table-cell office:value-type="float" office:value="999755" calcext:value-type="float">
            <text:p>9997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47" calcext:value-type="float">
            <text:p>247</text:p>
          </table:table-cell>
          <table:table-cell office:value-type="float" office:value="999754" calcext:value-type="float">
            <text:p>9997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48" calcext:value-type="float">
            <text:p>248</text:p>
          </table:table-cell>
          <table:table-cell office:value-type="float" office:value="999754" calcext:value-type="float">
            <text:p>9997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48" calcext:value-type="float">
            <text:p>248</text:p>
          </table:table-cell>
          <table:table-cell office:value-type="float" office:value="999753" calcext:value-type="float">
            <text:p>9997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49" calcext:value-type="float">
            <text:p>249</text:p>
          </table:table-cell>
          <table:table-cell office:value-type="float" office:value="999753" calcext:value-type="float">
            <text:p>9997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49" calcext:value-type="float">
            <text:p>249</text:p>
          </table:table-cell>
          <table:table-cell office:value-type="float" office:value="999752" calcext:value-type="float">
            <text:p>9997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50" calcext:value-type="float">
            <text:p>250</text:p>
          </table:table-cell>
          <table:table-cell office:value-type="float" office:value="999752" calcext:value-type="float">
            <text:p>9997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50" calcext:value-type="float">
            <text:p>250</text:p>
          </table:table-cell>
          <table:table-cell office:value-type="float" office:value="999751" calcext:value-type="float">
            <text:p>9997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51" calcext:value-type="float">
            <text:p>251</text:p>
          </table:table-cell>
          <table:table-cell office:value-type="float" office:value="999751" calcext:value-type="float">
            <text:p>9997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51" calcext:value-type="float">
            <text:p>251</text:p>
          </table:table-cell>
          <table:table-cell office:value-type="float" office:value="999750" calcext:value-type="float">
            <text:p>9997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52" calcext:value-type="float">
            <text:p>252</text:p>
          </table:table-cell>
          <table:table-cell office:value-type="float" office:value="999750" calcext:value-type="float">
            <text:p>9997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52" calcext:value-type="float">
            <text:p>252</text:p>
          </table:table-cell>
          <table:table-cell office:value-type="float" office:value="999749" calcext:value-type="float">
            <text:p>9997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53" calcext:value-type="float">
            <text:p>253</text:p>
          </table:table-cell>
          <table:table-cell office:value-type="float" office:value="999749" calcext:value-type="float">
            <text:p>9997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53" calcext:value-type="float">
            <text:p>253</text:p>
          </table:table-cell>
          <table:table-cell office:value-type="float" office:value="999748" calcext:value-type="float">
            <text:p>9997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54" calcext:value-type="float">
            <text:p>254</text:p>
          </table:table-cell>
          <table:table-cell office:value-type="float" office:value="999748" calcext:value-type="float">
            <text:p>9997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54" calcext:value-type="float">
            <text:p>254</text:p>
          </table:table-cell>
          <table:table-cell office:value-type="float" office:value="999747" calcext:value-type="float">
            <text:p>9997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55" calcext:value-type="float">
            <text:p>255</text:p>
          </table:table-cell>
          <table:table-cell office:value-type="float" office:value="999747" calcext:value-type="float">
            <text:p>9997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55" calcext:value-type="float">
            <text:p>255</text:p>
          </table:table-cell>
          <table:table-cell office:value-type="float" office:value="999746" calcext:value-type="float">
            <text:p>9997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56" calcext:value-type="float">
            <text:p>256</text:p>
          </table:table-cell>
          <table:table-cell office:value-type="float" office:value="999746" calcext:value-type="float">
            <text:p>9997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56" calcext:value-type="float">
            <text:p>256</text:p>
          </table:table-cell>
          <table:table-cell office:value-type="float" office:value="999745" calcext:value-type="float">
            <text:p>9997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57" calcext:value-type="float">
            <text:p>257</text:p>
          </table:table-cell>
          <table:table-cell office:value-type="float" office:value="999745" calcext:value-type="float">
            <text:p>9997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57" calcext:value-type="float">
            <text:p>257</text:p>
          </table:table-cell>
          <table:table-cell office:value-type="float" office:value="999744" calcext:value-type="float">
            <text:p>9997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58" calcext:value-type="float">
            <text:p>258</text:p>
          </table:table-cell>
          <table:table-cell office:value-type="float" office:value="999744" calcext:value-type="float">
            <text:p>9997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58" calcext:value-type="float">
            <text:p>258</text:p>
          </table:table-cell>
          <table:table-cell office:value-type="float" office:value="999743" calcext:value-type="float">
            <text:p>9997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59" calcext:value-type="float">
            <text:p>259</text:p>
          </table:table-cell>
          <table:table-cell office:value-type="float" office:value="999743" calcext:value-type="float">
            <text:p>9997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59" calcext:value-type="float">
            <text:p>259</text:p>
          </table:table-cell>
          <table:table-cell office:value-type="float" office:value="999742" calcext:value-type="float">
            <text:p>9997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60" calcext:value-type="float">
            <text:p>260</text:p>
          </table:table-cell>
          <table:table-cell office:value-type="float" office:value="999742" calcext:value-type="float">
            <text:p>9997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60" calcext:value-type="float">
            <text:p>260</text:p>
          </table:table-cell>
          <table:table-cell office:value-type="float" office:value="999741" calcext:value-type="float">
            <text:p>9997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61" calcext:value-type="float">
            <text:p>261</text:p>
          </table:table-cell>
          <table:table-cell office:value-type="float" office:value="999741" calcext:value-type="float">
            <text:p>9997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61" calcext:value-type="float">
            <text:p>261</text:p>
          </table:table-cell>
          <table:table-cell office:value-type="float" office:value="999740" calcext:value-type="float">
            <text:p>9997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62" calcext:value-type="float">
            <text:p>262</text:p>
          </table:table-cell>
          <table:table-cell office:value-type="float" office:value="999740" calcext:value-type="float">
            <text:p>9997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62" calcext:value-type="float">
            <text:p>262</text:p>
          </table:table-cell>
          <table:table-cell office:value-type="float" office:value="999739" calcext:value-type="float">
            <text:p>9997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63" calcext:value-type="float">
            <text:p>263</text:p>
          </table:table-cell>
          <table:table-cell office:value-type="float" office:value="999739" calcext:value-type="float">
            <text:p>9997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63" calcext:value-type="float">
            <text:p>263</text:p>
          </table:table-cell>
          <table:table-cell office:value-type="float" office:value="999738" calcext:value-type="float">
            <text:p>9997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64" calcext:value-type="float">
            <text:p>264</text:p>
          </table:table-cell>
          <table:table-cell office:value-type="float" office:value="999738" calcext:value-type="float">
            <text:p>9997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64" calcext:value-type="float">
            <text:p>264</text:p>
          </table:table-cell>
          <table:table-cell office:value-type="float" office:value="999737" calcext:value-type="float">
            <text:p>9997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65" calcext:value-type="float">
            <text:p>265</text:p>
          </table:table-cell>
          <table:table-cell office:value-type="float" office:value="999737" calcext:value-type="float">
            <text:p>9997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65" calcext:value-type="float">
            <text:p>265</text:p>
          </table:table-cell>
          <table:table-cell office:value-type="float" office:value="999736" calcext:value-type="float">
            <text:p>9997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66" calcext:value-type="float">
            <text:p>266</text:p>
          </table:table-cell>
          <table:table-cell office:value-type="float" office:value="999736" calcext:value-type="float">
            <text:p>9997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66" calcext:value-type="float">
            <text:p>266</text:p>
          </table:table-cell>
          <table:table-cell office:value-type="float" office:value="999735" calcext:value-type="float">
            <text:p>9997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67" calcext:value-type="float">
            <text:p>267</text:p>
          </table:table-cell>
          <table:table-cell office:value-type="float" office:value="999735" calcext:value-type="float">
            <text:p>9997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67" calcext:value-type="float">
            <text:p>267</text:p>
          </table:table-cell>
          <table:table-cell office:value-type="float" office:value="999734" calcext:value-type="float">
            <text:p>9997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68" calcext:value-type="float">
            <text:p>268</text:p>
          </table:table-cell>
          <table:table-cell office:value-type="float" office:value="999734" calcext:value-type="float">
            <text:p>9997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68" calcext:value-type="float">
            <text:p>268</text:p>
          </table:table-cell>
          <table:table-cell office:value-type="float" office:value="999733" calcext:value-type="float">
            <text:p>9997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69" calcext:value-type="float">
            <text:p>269</text:p>
          </table:table-cell>
          <table:table-cell office:value-type="float" office:value="999733" calcext:value-type="float">
            <text:p>9997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69" calcext:value-type="float">
            <text:p>269</text:p>
          </table:table-cell>
          <table:table-cell office:value-type="float" office:value="999732" calcext:value-type="float">
            <text:p>9997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70" calcext:value-type="float">
            <text:p>270</text:p>
          </table:table-cell>
          <table:table-cell office:value-type="float" office:value="999732" calcext:value-type="float">
            <text:p>9997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70" calcext:value-type="float">
            <text:p>270</text:p>
          </table:table-cell>
          <table:table-cell office:value-type="float" office:value="999731" calcext:value-type="float">
            <text:p>9997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71" calcext:value-type="float">
            <text:p>271</text:p>
          </table:table-cell>
          <table:table-cell office:value-type="float" office:value="999731" calcext:value-type="float">
            <text:p>9997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71" calcext:value-type="float">
            <text:p>271</text:p>
          </table:table-cell>
          <table:table-cell office:value-type="float" office:value="999730" calcext:value-type="float">
            <text:p>9997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72" calcext:value-type="float">
            <text:p>272</text:p>
          </table:table-cell>
          <table:table-cell office:value-type="float" office:value="999730" calcext:value-type="float">
            <text:p>9997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72" calcext:value-type="float">
            <text:p>272</text:p>
          </table:table-cell>
          <table:table-cell office:value-type="float" office:value="999729" calcext:value-type="float">
            <text:p>9997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73" calcext:value-type="float">
            <text:p>273</text:p>
          </table:table-cell>
          <table:table-cell office:value-type="float" office:value="999729" calcext:value-type="float">
            <text:p>9997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73" calcext:value-type="float">
            <text:p>273</text:p>
          </table:table-cell>
          <table:table-cell office:value-type="float" office:value="999728" calcext:value-type="float">
            <text:p>9997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74" calcext:value-type="float">
            <text:p>274</text:p>
          </table:table-cell>
          <table:table-cell office:value-type="float" office:value="999728" calcext:value-type="float">
            <text:p>9997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74" calcext:value-type="float">
            <text:p>274</text:p>
          </table:table-cell>
          <table:table-cell office:value-type="float" office:value="999727" calcext:value-type="float">
            <text:p>9997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75" calcext:value-type="float">
            <text:p>275</text:p>
          </table:table-cell>
          <table:table-cell office:value-type="float" office:value="999727" calcext:value-type="float">
            <text:p>9997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75" calcext:value-type="float">
            <text:p>275</text:p>
          </table:table-cell>
          <table:table-cell office:value-type="float" office:value="999726" calcext:value-type="float">
            <text:p>9997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76" calcext:value-type="float">
            <text:p>276</text:p>
          </table:table-cell>
          <table:table-cell office:value-type="float" office:value="999726" calcext:value-type="float">
            <text:p>9997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76" calcext:value-type="float">
            <text:p>276</text:p>
          </table:table-cell>
          <table:table-cell office:value-type="float" office:value="999725" calcext:value-type="float">
            <text:p>9997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77" calcext:value-type="float">
            <text:p>277</text:p>
          </table:table-cell>
          <table:table-cell office:value-type="float" office:value="999725" calcext:value-type="float">
            <text:p>9997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77" calcext:value-type="float">
            <text:p>277</text:p>
          </table:table-cell>
          <table:table-cell office:value-type="float" office:value="999724" calcext:value-type="float">
            <text:p>9997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78" calcext:value-type="float">
            <text:p>278</text:p>
          </table:table-cell>
          <table:table-cell office:value-type="float" office:value="999724" calcext:value-type="float">
            <text:p>9997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78" calcext:value-type="float">
            <text:p>278</text:p>
          </table:table-cell>
          <table:table-cell office:value-type="float" office:value="999723" calcext:value-type="float">
            <text:p>9997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79" calcext:value-type="float">
            <text:p>279</text:p>
          </table:table-cell>
          <table:table-cell office:value-type="float" office:value="999723" calcext:value-type="float">
            <text:p>9997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79" calcext:value-type="float">
            <text:p>279</text:p>
          </table:table-cell>
          <table:table-cell office:value-type="float" office:value="999722" calcext:value-type="float">
            <text:p>9997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80" calcext:value-type="float">
            <text:p>280</text:p>
          </table:table-cell>
          <table:table-cell office:value-type="float" office:value="999722" calcext:value-type="float">
            <text:p>9997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80" calcext:value-type="float">
            <text:p>280</text:p>
          </table:table-cell>
          <table:table-cell office:value-type="float" office:value="999721" calcext:value-type="float">
            <text:p>9997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81" calcext:value-type="float">
            <text:p>281</text:p>
          </table:table-cell>
          <table:table-cell office:value-type="float" office:value="999721" calcext:value-type="float">
            <text:p>9997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81" calcext:value-type="float">
            <text:p>281</text:p>
          </table:table-cell>
          <table:table-cell office:value-type="float" office:value="999720" calcext:value-type="float">
            <text:p>9997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82" calcext:value-type="float">
            <text:p>282</text:p>
          </table:table-cell>
          <table:table-cell office:value-type="float" office:value="999720" calcext:value-type="float">
            <text:p>9997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82" calcext:value-type="float">
            <text:p>282</text:p>
          </table:table-cell>
          <table:table-cell office:value-type="float" office:value="999719" calcext:value-type="float">
            <text:p>9997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83" calcext:value-type="float">
            <text:p>283</text:p>
          </table:table-cell>
          <table:table-cell office:value-type="float" office:value="999719" calcext:value-type="float">
            <text:p>9997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83" calcext:value-type="float">
            <text:p>283</text:p>
          </table:table-cell>
          <table:table-cell office:value-type="float" office:value="999718" calcext:value-type="float">
            <text:p>9997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84" calcext:value-type="float">
            <text:p>284</text:p>
          </table:table-cell>
          <table:table-cell office:value-type="float" office:value="999718" calcext:value-type="float">
            <text:p>9997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84" calcext:value-type="float">
            <text:p>284</text:p>
          </table:table-cell>
          <table:table-cell office:value-type="float" office:value="999717" calcext:value-type="float">
            <text:p>9997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85" calcext:value-type="float">
            <text:p>285</text:p>
          </table:table-cell>
          <table:table-cell office:value-type="float" office:value="999717" calcext:value-type="float">
            <text:p>9997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85" calcext:value-type="float">
            <text:p>285</text:p>
          </table:table-cell>
          <table:table-cell office:value-type="float" office:value="999716" calcext:value-type="float">
            <text:p>9997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86" calcext:value-type="float">
            <text:p>286</text:p>
          </table:table-cell>
          <table:table-cell office:value-type="float" office:value="999716" calcext:value-type="float">
            <text:p>9997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86" calcext:value-type="float">
            <text:p>286</text:p>
          </table:table-cell>
          <table:table-cell office:value-type="float" office:value="999715" calcext:value-type="float">
            <text:p>9997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87" calcext:value-type="float">
            <text:p>287</text:p>
          </table:table-cell>
          <table:table-cell office:value-type="float" office:value="999715" calcext:value-type="float">
            <text:p>9997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87" calcext:value-type="float">
            <text:p>287</text:p>
          </table:table-cell>
          <table:table-cell office:value-type="float" office:value="999714" calcext:value-type="float">
            <text:p>9997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88" calcext:value-type="float">
            <text:p>288</text:p>
          </table:table-cell>
          <table:table-cell office:value-type="float" office:value="999714" calcext:value-type="float">
            <text:p>9997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88" calcext:value-type="float">
            <text:p>288</text:p>
          </table:table-cell>
          <table:table-cell office:value-type="float" office:value="999713" calcext:value-type="float">
            <text:p>9997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89" calcext:value-type="float">
            <text:p>289</text:p>
          </table:table-cell>
          <table:table-cell office:value-type="float" office:value="999713" calcext:value-type="float">
            <text:p>9997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89" calcext:value-type="float">
            <text:p>289</text:p>
          </table:table-cell>
          <table:table-cell office:value-type="float" office:value="999712" calcext:value-type="float">
            <text:p>9997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90" calcext:value-type="float">
            <text:p>290</text:p>
          </table:table-cell>
          <table:table-cell office:value-type="float" office:value="999712" calcext:value-type="float">
            <text:p>9997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90" calcext:value-type="float">
            <text:p>290</text:p>
          </table:table-cell>
          <table:table-cell office:value-type="float" office:value="999711" calcext:value-type="float">
            <text:p>9997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91" calcext:value-type="float">
            <text:p>291</text:p>
          </table:table-cell>
          <table:table-cell office:value-type="float" office:value="999711" calcext:value-type="float">
            <text:p>9997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91" calcext:value-type="float">
            <text:p>291</text:p>
          </table:table-cell>
          <table:table-cell office:value-type="float" office:value="999710" calcext:value-type="float">
            <text:p>9997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92" calcext:value-type="float">
            <text:p>292</text:p>
          </table:table-cell>
          <table:table-cell office:value-type="float" office:value="999710" calcext:value-type="float">
            <text:p>9997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92" calcext:value-type="float">
            <text:p>292</text:p>
          </table:table-cell>
          <table:table-cell office:value-type="float" office:value="999709" calcext:value-type="float">
            <text:p>9997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93" calcext:value-type="float">
            <text:p>293</text:p>
          </table:table-cell>
          <table:table-cell office:value-type="float" office:value="999709" calcext:value-type="float">
            <text:p>9997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93" calcext:value-type="float">
            <text:p>293</text:p>
          </table:table-cell>
          <table:table-cell office:value-type="float" office:value="999708" calcext:value-type="float">
            <text:p>9997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94" calcext:value-type="float">
            <text:p>294</text:p>
          </table:table-cell>
          <table:table-cell office:value-type="float" office:value="999708" calcext:value-type="float">
            <text:p>9997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94" calcext:value-type="float">
            <text:p>294</text:p>
          </table:table-cell>
          <table:table-cell office:value-type="float" office:value="999707" calcext:value-type="float">
            <text:p>9997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95" calcext:value-type="float">
            <text:p>295</text:p>
          </table:table-cell>
          <table:table-cell office:value-type="float" office:value="999707" calcext:value-type="float">
            <text:p>9997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95" calcext:value-type="float">
            <text:p>295</text:p>
          </table:table-cell>
          <table:table-cell office:value-type="float" office:value="999706" calcext:value-type="float">
            <text:p>9997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96" calcext:value-type="float">
            <text:p>296</text:p>
          </table:table-cell>
          <table:table-cell office:value-type="float" office:value="999706" calcext:value-type="float">
            <text:p>9997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96" calcext:value-type="float">
            <text:p>296</text:p>
          </table:table-cell>
          <table:table-cell office:value-type="float" office:value="999705" calcext:value-type="float">
            <text:p>9997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97" calcext:value-type="float">
            <text:p>297</text:p>
          </table:table-cell>
          <table:table-cell office:value-type="float" office:value="999705" calcext:value-type="float">
            <text:p>9997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97" calcext:value-type="float">
            <text:p>297</text:p>
          </table:table-cell>
          <table:table-cell office:value-type="float" office:value="999704" calcext:value-type="float">
            <text:p>9997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98" calcext:value-type="float">
            <text:p>298</text:p>
          </table:table-cell>
          <table:table-cell office:value-type="float" office:value="999704" calcext:value-type="float">
            <text:p>9997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98" calcext:value-type="float">
            <text:p>298</text:p>
          </table:table-cell>
          <table:table-cell office:value-type="float" office:value="999703" calcext:value-type="float">
            <text:p>9997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299" calcext:value-type="float">
            <text:p>299</text:p>
          </table:table-cell>
          <table:table-cell office:value-type="float" office:value="999703" calcext:value-type="float">
            <text:p>9997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299" calcext:value-type="float">
            <text:p>299</text:p>
          </table:table-cell>
          <table:table-cell office:value-type="float" office:value="999702" calcext:value-type="float">
            <text:p>9997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00" calcext:value-type="float">
            <text:p>300</text:p>
          </table:table-cell>
          <table:table-cell office:value-type="float" office:value="999702" calcext:value-type="float">
            <text:p>9997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00" calcext:value-type="float">
            <text:p>300</text:p>
          </table:table-cell>
          <table:table-cell office:value-type="float" office:value="999701" calcext:value-type="float">
            <text:p>9997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01" calcext:value-type="float">
            <text:p>301</text:p>
          </table:table-cell>
          <table:table-cell office:value-type="float" office:value="999701" calcext:value-type="float">
            <text:p>9997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01" calcext:value-type="float">
            <text:p>301</text:p>
          </table:table-cell>
          <table:table-cell office:value-type="float" office:value="999700" calcext:value-type="float">
            <text:p>9997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02" calcext:value-type="float">
            <text:p>302</text:p>
          </table:table-cell>
          <table:table-cell office:value-type="float" office:value="999700" calcext:value-type="float">
            <text:p>9997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02" calcext:value-type="float">
            <text:p>302</text:p>
          </table:table-cell>
          <table:table-cell office:value-type="float" office:value="999699" calcext:value-type="float">
            <text:p>9996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03" calcext:value-type="float">
            <text:p>303</text:p>
          </table:table-cell>
          <table:table-cell office:value-type="float" office:value="999699" calcext:value-type="float">
            <text:p>9996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03" calcext:value-type="float">
            <text:p>303</text:p>
          </table:table-cell>
          <table:table-cell office:value-type="float" office:value="999698" calcext:value-type="float">
            <text:p>9996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04" calcext:value-type="float">
            <text:p>304</text:p>
          </table:table-cell>
          <table:table-cell office:value-type="float" office:value="999698" calcext:value-type="float">
            <text:p>9996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04" calcext:value-type="float">
            <text:p>304</text:p>
          </table:table-cell>
          <table:table-cell office:value-type="float" office:value="999697" calcext:value-type="float">
            <text:p>9996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05" calcext:value-type="float">
            <text:p>305</text:p>
          </table:table-cell>
          <table:table-cell office:value-type="float" office:value="999697" calcext:value-type="float">
            <text:p>9996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05" calcext:value-type="float">
            <text:p>305</text:p>
          </table:table-cell>
          <table:table-cell office:value-type="float" office:value="999696" calcext:value-type="float">
            <text:p>9996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06" calcext:value-type="float">
            <text:p>306</text:p>
          </table:table-cell>
          <table:table-cell office:value-type="float" office:value="999696" calcext:value-type="float">
            <text:p>9996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06" calcext:value-type="float">
            <text:p>306</text:p>
          </table:table-cell>
          <table:table-cell office:value-type="float" office:value="999695" calcext:value-type="float">
            <text:p>9996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07" calcext:value-type="float">
            <text:p>307</text:p>
          </table:table-cell>
          <table:table-cell office:value-type="float" office:value="999695" calcext:value-type="float">
            <text:p>9996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07" calcext:value-type="float">
            <text:p>307</text:p>
          </table:table-cell>
          <table:table-cell office:value-type="float" office:value="999694" calcext:value-type="float">
            <text:p>9996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08" calcext:value-type="float">
            <text:p>308</text:p>
          </table:table-cell>
          <table:table-cell office:value-type="float" office:value="999694" calcext:value-type="float">
            <text:p>9996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08" calcext:value-type="float">
            <text:p>308</text:p>
          </table:table-cell>
          <table:table-cell office:value-type="float" office:value="999693" calcext:value-type="float">
            <text:p>9996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09" calcext:value-type="float">
            <text:p>309</text:p>
          </table:table-cell>
          <table:table-cell office:value-type="float" office:value="999693" calcext:value-type="float">
            <text:p>9996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09" calcext:value-type="float">
            <text:p>309</text:p>
          </table:table-cell>
          <table:table-cell office:value-type="float" office:value="999692" calcext:value-type="float">
            <text:p>9996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10" calcext:value-type="float">
            <text:p>310</text:p>
          </table:table-cell>
          <table:table-cell office:value-type="float" office:value="999692" calcext:value-type="float">
            <text:p>9996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10" calcext:value-type="float">
            <text:p>310</text:p>
          </table:table-cell>
          <table:table-cell office:value-type="float" office:value="999691" calcext:value-type="float">
            <text:p>9996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11" calcext:value-type="float">
            <text:p>311</text:p>
          </table:table-cell>
          <table:table-cell office:value-type="float" office:value="999691" calcext:value-type="float">
            <text:p>9996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11" calcext:value-type="float">
            <text:p>311</text:p>
          </table:table-cell>
          <table:table-cell office:value-type="float" office:value="999690" calcext:value-type="float">
            <text:p>9996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12" calcext:value-type="float">
            <text:p>312</text:p>
          </table:table-cell>
          <table:table-cell office:value-type="float" office:value="999690" calcext:value-type="float">
            <text:p>9996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12" calcext:value-type="float">
            <text:p>312</text:p>
          </table:table-cell>
          <table:table-cell office:value-type="float" office:value="999689" calcext:value-type="float">
            <text:p>9996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13" calcext:value-type="float">
            <text:p>313</text:p>
          </table:table-cell>
          <table:table-cell office:value-type="float" office:value="999689" calcext:value-type="float">
            <text:p>9996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13" calcext:value-type="float">
            <text:p>313</text:p>
          </table:table-cell>
          <table:table-cell office:value-type="float" office:value="999688" calcext:value-type="float">
            <text:p>9996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14" calcext:value-type="float">
            <text:p>314</text:p>
          </table:table-cell>
          <table:table-cell office:value-type="float" office:value="999688" calcext:value-type="float">
            <text:p>9996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14" calcext:value-type="float">
            <text:p>314</text:p>
          </table:table-cell>
          <table:table-cell office:value-type="float" office:value="999687" calcext:value-type="float">
            <text:p>9996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15" calcext:value-type="float">
            <text:p>315</text:p>
          </table:table-cell>
          <table:table-cell office:value-type="float" office:value="999687" calcext:value-type="float">
            <text:p>9996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15" calcext:value-type="float">
            <text:p>315</text:p>
          </table:table-cell>
          <table:table-cell office:value-type="float" office:value="999686" calcext:value-type="float">
            <text:p>9996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16" calcext:value-type="float">
            <text:p>316</text:p>
          </table:table-cell>
          <table:table-cell office:value-type="float" office:value="999686" calcext:value-type="float">
            <text:p>9996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16" calcext:value-type="float">
            <text:p>316</text:p>
          </table:table-cell>
          <table:table-cell office:value-type="float" office:value="999685" calcext:value-type="float">
            <text:p>9996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17" calcext:value-type="float">
            <text:p>317</text:p>
          </table:table-cell>
          <table:table-cell office:value-type="float" office:value="999685" calcext:value-type="float">
            <text:p>9996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17" calcext:value-type="float">
            <text:p>317</text:p>
          </table:table-cell>
          <table:table-cell office:value-type="float" office:value="999684" calcext:value-type="float">
            <text:p>9996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18" calcext:value-type="float">
            <text:p>318</text:p>
          </table:table-cell>
          <table:table-cell office:value-type="float" office:value="999684" calcext:value-type="float">
            <text:p>9996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18" calcext:value-type="float">
            <text:p>318</text:p>
          </table:table-cell>
          <table:table-cell office:value-type="float" office:value="999683" calcext:value-type="float">
            <text:p>9996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19" calcext:value-type="float">
            <text:p>319</text:p>
          </table:table-cell>
          <table:table-cell office:value-type="float" office:value="999683" calcext:value-type="float">
            <text:p>9996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19" calcext:value-type="float">
            <text:p>319</text:p>
          </table:table-cell>
          <table:table-cell office:value-type="float" office:value="999682" calcext:value-type="float">
            <text:p>9996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20" calcext:value-type="float">
            <text:p>320</text:p>
          </table:table-cell>
          <table:table-cell office:value-type="float" office:value="999682" calcext:value-type="float">
            <text:p>9996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20" calcext:value-type="float">
            <text:p>320</text:p>
          </table:table-cell>
          <table:table-cell office:value-type="float" office:value="999681" calcext:value-type="float">
            <text:p>9996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21" calcext:value-type="float">
            <text:p>321</text:p>
          </table:table-cell>
          <table:table-cell office:value-type="float" office:value="999681" calcext:value-type="float">
            <text:p>9996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21" calcext:value-type="float">
            <text:p>321</text:p>
          </table:table-cell>
          <table:table-cell office:value-type="float" office:value="999680" calcext:value-type="float">
            <text:p>9996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22" calcext:value-type="float">
            <text:p>322</text:p>
          </table:table-cell>
          <table:table-cell office:value-type="float" office:value="999680" calcext:value-type="float">
            <text:p>9996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22" calcext:value-type="float">
            <text:p>322</text:p>
          </table:table-cell>
          <table:table-cell office:value-type="float" office:value="999679" calcext:value-type="float">
            <text:p>9996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23" calcext:value-type="float">
            <text:p>323</text:p>
          </table:table-cell>
          <table:table-cell office:value-type="float" office:value="999679" calcext:value-type="float">
            <text:p>9996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23" calcext:value-type="float">
            <text:p>323</text:p>
          </table:table-cell>
          <table:table-cell office:value-type="float" office:value="999678" calcext:value-type="float">
            <text:p>9996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24" calcext:value-type="float">
            <text:p>324</text:p>
          </table:table-cell>
          <table:table-cell office:value-type="float" office:value="999678" calcext:value-type="float">
            <text:p>9996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24" calcext:value-type="float">
            <text:p>324</text:p>
          </table:table-cell>
          <table:table-cell office:value-type="float" office:value="999677" calcext:value-type="float">
            <text:p>9996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25" calcext:value-type="float">
            <text:p>325</text:p>
          </table:table-cell>
          <table:table-cell office:value-type="float" office:value="999677" calcext:value-type="float">
            <text:p>9996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25" calcext:value-type="float">
            <text:p>325</text:p>
          </table:table-cell>
          <table:table-cell office:value-type="float" office:value="999676" calcext:value-type="float">
            <text:p>9996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26" calcext:value-type="float">
            <text:p>326</text:p>
          </table:table-cell>
          <table:table-cell office:value-type="float" office:value="999676" calcext:value-type="float">
            <text:p>9996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26" calcext:value-type="float">
            <text:p>326</text:p>
          </table:table-cell>
          <table:table-cell office:value-type="float" office:value="999675" calcext:value-type="float">
            <text:p>9996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27" calcext:value-type="float">
            <text:p>327</text:p>
          </table:table-cell>
          <table:table-cell office:value-type="float" office:value="999675" calcext:value-type="float">
            <text:p>9996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27" calcext:value-type="float">
            <text:p>327</text:p>
          </table:table-cell>
          <table:table-cell office:value-type="float" office:value="999674" calcext:value-type="float">
            <text:p>9996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28" calcext:value-type="float">
            <text:p>328</text:p>
          </table:table-cell>
          <table:table-cell office:value-type="float" office:value="999674" calcext:value-type="float">
            <text:p>9996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28" calcext:value-type="float">
            <text:p>328</text:p>
          </table:table-cell>
          <table:table-cell office:value-type="float" office:value="999673" calcext:value-type="float">
            <text:p>9996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29" calcext:value-type="float">
            <text:p>329</text:p>
          </table:table-cell>
          <table:table-cell office:value-type="float" office:value="999673" calcext:value-type="float">
            <text:p>9996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29" calcext:value-type="float">
            <text:p>329</text:p>
          </table:table-cell>
          <table:table-cell office:value-type="float" office:value="999672" calcext:value-type="float">
            <text:p>9996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30" calcext:value-type="float">
            <text:p>330</text:p>
          </table:table-cell>
          <table:table-cell office:value-type="float" office:value="999672" calcext:value-type="float">
            <text:p>9996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30" calcext:value-type="float">
            <text:p>330</text:p>
          </table:table-cell>
          <table:table-cell office:value-type="float" office:value="999671" calcext:value-type="float">
            <text:p>9996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31" calcext:value-type="float">
            <text:p>331</text:p>
          </table:table-cell>
          <table:table-cell office:value-type="float" office:value="999671" calcext:value-type="float">
            <text:p>9996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31" calcext:value-type="float">
            <text:p>331</text:p>
          </table:table-cell>
          <table:table-cell office:value-type="float" office:value="999670" calcext:value-type="float">
            <text:p>9996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32" calcext:value-type="float">
            <text:p>332</text:p>
          </table:table-cell>
          <table:table-cell office:value-type="float" office:value="999670" calcext:value-type="float">
            <text:p>9996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32" calcext:value-type="float">
            <text:p>332</text:p>
          </table:table-cell>
          <table:table-cell office:value-type="float" office:value="999669" calcext:value-type="float">
            <text:p>9996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33" calcext:value-type="float">
            <text:p>333</text:p>
          </table:table-cell>
          <table:table-cell office:value-type="float" office:value="999669" calcext:value-type="float">
            <text:p>9996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33" calcext:value-type="float">
            <text:p>333</text:p>
          </table:table-cell>
          <table:table-cell office:value-type="float" office:value="999668" calcext:value-type="float">
            <text:p>9996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34" calcext:value-type="float">
            <text:p>334</text:p>
          </table:table-cell>
          <table:table-cell office:value-type="float" office:value="999668" calcext:value-type="float">
            <text:p>9996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34" calcext:value-type="float">
            <text:p>334</text:p>
          </table:table-cell>
          <table:table-cell office:value-type="float" office:value="999667" calcext:value-type="float">
            <text:p>999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35" calcext:value-type="float">
            <text:p>335</text:p>
          </table:table-cell>
          <table:table-cell office:value-type="float" office:value="999667" calcext:value-type="float">
            <text:p>999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35" calcext:value-type="float">
            <text:p>335</text:p>
          </table:table-cell>
          <table:table-cell office:value-type="float" office:value="999666" calcext:value-type="float">
            <text:p>9996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36" calcext:value-type="float">
            <text:p>336</text:p>
          </table:table-cell>
          <table:table-cell office:value-type="float" office:value="999666" calcext:value-type="float">
            <text:p>9996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36" calcext:value-type="float">
            <text:p>336</text:p>
          </table:table-cell>
          <table:table-cell office:value-type="float" office:value="999665" calcext:value-type="float">
            <text:p>9996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37" calcext:value-type="float">
            <text:p>337</text:p>
          </table:table-cell>
          <table:table-cell office:value-type="float" office:value="999665" calcext:value-type="float">
            <text:p>9996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37" calcext:value-type="float">
            <text:p>337</text:p>
          </table:table-cell>
          <table:table-cell office:value-type="float" office:value="999664" calcext:value-type="float">
            <text:p>9996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38" calcext:value-type="float">
            <text:p>338</text:p>
          </table:table-cell>
          <table:table-cell office:value-type="float" office:value="999664" calcext:value-type="float">
            <text:p>9996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38" calcext:value-type="float">
            <text:p>338</text:p>
          </table:table-cell>
          <table:table-cell office:value-type="float" office:value="999663" calcext:value-type="float">
            <text:p>9996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39" calcext:value-type="float">
            <text:p>339</text:p>
          </table:table-cell>
          <table:table-cell office:value-type="float" office:value="999663" calcext:value-type="float">
            <text:p>9996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39" calcext:value-type="float">
            <text:p>339</text:p>
          </table:table-cell>
          <table:table-cell office:value-type="float" office:value="999662" calcext:value-type="float">
            <text:p>9996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40" calcext:value-type="float">
            <text:p>340</text:p>
          </table:table-cell>
          <table:table-cell office:value-type="float" office:value="999662" calcext:value-type="float">
            <text:p>9996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40" calcext:value-type="float">
            <text:p>340</text:p>
          </table:table-cell>
          <table:table-cell office:value-type="float" office:value="999661" calcext:value-type="float">
            <text:p>9996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41" calcext:value-type="float">
            <text:p>341</text:p>
          </table:table-cell>
          <table:table-cell office:value-type="float" office:value="999661" calcext:value-type="float">
            <text:p>9996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41" calcext:value-type="float">
            <text:p>341</text:p>
          </table:table-cell>
          <table:table-cell office:value-type="float" office:value="999660" calcext:value-type="float">
            <text:p>9996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42" calcext:value-type="float">
            <text:p>342</text:p>
          </table:table-cell>
          <table:table-cell office:value-type="float" office:value="999660" calcext:value-type="float">
            <text:p>9996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42" calcext:value-type="float">
            <text:p>342</text:p>
          </table:table-cell>
          <table:table-cell office:value-type="float" office:value="999659" calcext:value-type="float">
            <text:p>9996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43" calcext:value-type="float">
            <text:p>343</text:p>
          </table:table-cell>
          <table:table-cell office:value-type="float" office:value="999659" calcext:value-type="float">
            <text:p>9996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43" calcext:value-type="float">
            <text:p>343</text:p>
          </table:table-cell>
          <table:table-cell office:value-type="float" office:value="999658" calcext:value-type="float">
            <text:p>9996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44" calcext:value-type="float">
            <text:p>344</text:p>
          </table:table-cell>
          <table:table-cell office:value-type="float" office:value="999658" calcext:value-type="float">
            <text:p>9996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44" calcext:value-type="float">
            <text:p>344</text:p>
          </table:table-cell>
          <table:table-cell office:value-type="float" office:value="999657" calcext:value-type="float">
            <text:p>9996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45" calcext:value-type="float">
            <text:p>345</text:p>
          </table:table-cell>
          <table:table-cell office:value-type="float" office:value="999657" calcext:value-type="float">
            <text:p>9996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45" calcext:value-type="float">
            <text:p>345</text:p>
          </table:table-cell>
          <table:table-cell office:value-type="float" office:value="999656" calcext:value-type="float">
            <text:p>9996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46" calcext:value-type="float">
            <text:p>346</text:p>
          </table:table-cell>
          <table:table-cell office:value-type="float" office:value="999656" calcext:value-type="float">
            <text:p>9996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46" calcext:value-type="float">
            <text:p>346</text:p>
          </table:table-cell>
          <table:table-cell office:value-type="float" office:value="999655" calcext:value-type="float">
            <text:p>9996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47" calcext:value-type="float">
            <text:p>347</text:p>
          </table:table-cell>
          <table:table-cell office:value-type="float" office:value="999655" calcext:value-type="float">
            <text:p>9996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47" calcext:value-type="float">
            <text:p>347</text:p>
          </table:table-cell>
          <table:table-cell office:value-type="float" office:value="999654" calcext:value-type="float">
            <text:p>9996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48" calcext:value-type="float">
            <text:p>348</text:p>
          </table:table-cell>
          <table:table-cell office:value-type="float" office:value="999654" calcext:value-type="float">
            <text:p>9996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48" calcext:value-type="float">
            <text:p>348</text:p>
          </table:table-cell>
          <table:table-cell office:value-type="float" office:value="999653" calcext:value-type="float">
            <text:p>9996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49" calcext:value-type="float">
            <text:p>349</text:p>
          </table:table-cell>
          <table:table-cell office:value-type="float" office:value="999653" calcext:value-type="float">
            <text:p>9996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49" calcext:value-type="float">
            <text:p>349</text:p>
          </table:table-cell>
          <table:table-cell office:value-type="float" office:value="999652" calcext:value-type="float">
            <text:p>9996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50" calcext:value-type="float">
            <text:p>350</text:p>
          </table:table-cell>
          <table:table-cell office:value-type="float" office:value="999652" calcext:value-type="float">
            <text:p>9996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50" calcext:value-type="float">
            <text:p>350</text:p>
          </table:table-cell>
          <table:table-cell office:value-type="float" office:value="999651" calcext:value-type="float">
            <text:p>9996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51" calcext:value-type="float">
            <text:p>351</text:p>
          </table:table-cell>
          <table:table-cell office:value-type="float" office:value="999651" calcext:value-type="float">
            <text:p>9996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51" calcext:value-type="float">
            <text:p>351</text:p>
          </table:table-cell>
          <table:table-cell office:value-type="float" office:value="999650" calcext:value-type="float">
            <text:p>9996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52" calcext:value-type="float">
            <text:p>352</text:p>
          </table:table-cell>
          <table:table-cell office:value-type="float" office:value="999650" calcext:value-type="float">
            <text:p>9996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52" calcext:value-type="float">
            <text:p>352</text:p>
          </table:table-cell>
          <table:table-cell office:value-type="float" office:value="999649" calcext:value-type="float">
            <text:p>9996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53" calcext:value-type="float">
            <text:p>353</text:p>
          </table:table-cell>
          <table:table-cell office:value-type="float" office:value="999649" calcext:value-type="float">
            <text:p>9996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53" calcext:value-type="float">
            <text:p>353</text:p>
          </table:table-cell>
          <table:table-cell office:value-type="float" office:value="999648" calcext:value-type="float">
            <text:p>9996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54" calcext:value-type="float">
            <text:p>354</text:p>
          </table:table-cell>
          <table:table-cell office:value-type="float" office:value="999648" calcext:value-type="float">
            <text:p>9996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54" calcext:value-type="float">
            <text:p>354</text:p>
          </table:table-cell>
          <table:table-cell office:value-type="float" office:value="999647" calcext:value-type="float">
            <text:p>9996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55" calcext:value-type="float">
            <text:p>355</text:p>
          </table:table-cell>
          <table:table-cell office:value-type="float" office:value="999647" calcext:value-type="float">
            <text:p>9996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55" calcext:value-type="float">
            <text:p>355</text:p>
          </table:table-cell>
          <table:table-cell office:value-type="float" office:value="999646" calcext:value-type="float">
            <text:p>9996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56" calcext:value-type="float">
            <text:p>356</text:p>
          </table:table-cell>
          <table:table-cell office:value-type="float" office:value="999646" calcext:value-type="float">
            <text:p>9996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56" calcext:value-type="float">
            <text:p>356</text:p>
          </table:table-cell>
          <table:table-cell office:value-type="float" office:value="999645" calcext:value-type="float">
            <text:p>9996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57" calcext:value-type="float">
            <text:p>357</text:p>
          </table:table-cell>
          <table:table-cell office:value-type="float" office:value="999645" calcext:value-type="float">
            <text:p>9996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57" calcext:value-type="float">
            <text:p>357</text:p>
          </table:table-cell>
          <table:table-cell office:value-type="float" office:value="999644" calcext:value-type="float">
            <text:p>9996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58" calcext:value-type="float">
            <text:p>358</text:p>
          </table:table-cell>
          <table:table-cell office:value-type="float" office:value="999644" calcext:value-type="float">
            <text:p>9996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58" calcext:value-type="float">
            <text:p>358</text:p>
          </table:table-cell>
          <table:table-cell office:value-type="float" office:value="999643" calcext:value-type="float">
            <text:p>9996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59" calcext:value-type="float">
            <text:p>359</text:p>
          </table:table-cell>
          <table:table-cell office:value-type="float" office:value="999643" calcext:value-type="float">
            <text:p>9996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59" calcext:value-type="float">
            <text:p>359</text:p>
          </table:table-cell>
          <table:table-cell office:value-type="float" office:value="999642" calcext:value-type="float">
            <text:p>9996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60" calcext:value-type="float">
            <text:p>360</text:p>
          </table:table-cell>
          <table:table-cell office:value-type="float" office:value="999642" calcext:value-type="float">
            <text:p>9996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60" calcext:value-type="float">
            <text:p>360</text:p>
          </table:table-cell>
          <table:table-cell office:value-type="float" office:value="999641" calcext:value-type="float">
            <text:p>9996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61" calcext:value-type="float">
            <text:p>361</text:p>
          </table:table-cell>
          <table:table-cell office:value-type="float" office:value="999641" calcext:value-type="float">
            <text:p>9996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61" calcext:value-type="float">
            <text:p>361</text:p>
          </table:table-cell>
          <table:table-cell office:value-type="float" office:value="999640" calcext:value-type="float">
            <text:p>9996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62" calcext:value-type="float">
            <text:p>362</text:p>
          </table:table-cell>
          <table:table-cell office:value-type="float" office:value="999640" calcext:value-type="float">
            <text:p>9996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62" calcext:value-type="float">
            <text:p>362</text:p>
          </table:table-cell>
          <table:table-cell office:value-type="float" office:value="999639" calcext:value-type="float">
            <text:p>9996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63" calcext:value-type="float">
            <text:p>363</text:p>
          </table:table-cell>
          <table:table-cell office:value-type="float" office:value="999639" calcext:value-type="float">
            <text:p>9996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63" calcext:value-type="float">
            <text:p>363</text:p>
          </table:table-cell>
          <table:table-cell office:value-type="float" office:value="999638" calcext:value-type="float">
            <text:p>9996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64" calcext:value-type="float">
            <text:p>364</text:p>
          </table:table-cell>
          <table:table-cell office:value-type="float" office:value="999638" calcext:value-type="float">
            <text:p>9996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64" calcext:value-type="float">
            <text:p>364</text:p>
          </table:table-cell>
          <table:table-cell office:value-type="float" office:value="999637" calcext:value-type="float">
            <text:p>9996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65" calcext:value-type="float">
            <text:p>365</text:p>
          </table:table-cell>
          <table:table-cell office:value-type="float" office:value="999637" calcext:value-type="float">
            <text:p>9996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65" calcext:value-type="float">
            <text:p>365</text:p>
          </table:table-cell>
          <table:table-cell office:value-type="float" office:value="999636" calcext:value-type="float">
            <text:p>9996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66" calcext:value-type="float">
            <text:p>366</text:p>
          </table:table-cell>
          <table:table-cell office:value-type="float" office:value="999636" calcext:value-type="float">
            <text:p>9996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66" calcext:value-type="float">
            <text:p>366</text:p>
          </table:table-cell>
          <table:table-cell office:value-type="float" office:value="999635" calcext:value-type="float">
            <text:p>9996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67" calcext:value-type="float">
            <text:p>367</text:p>
          </table:table-cell>
          <table:table-cell office:value-type="float" office:value="999635" calcext:value-type="float">
            <text:p>9996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67" calcext:value-type="float">
            <text:p>367</text:p>
          </table:table-cell>
          <table:table-cell office:value-type="float" office:value="999634" calcext:value-type="float">
            <text:p>9996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68" calcext:value-type="float">
            <text:p>368</text:p>
          </table:table-cell>
          <table:table-cell office:value-type="float" office:value="999634" calcext:value-type="float">
            <text:p>9996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68" calcext:value-type="float">
            <text:p>368</text:p>
          </table:table-cell>
          <table:table-cell office:value-type="float" office:value="999633" calcext:value-type="float">
            <text:p>9996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69" calcext:value-type="float">
            <text:p>369</text:p>
          </table:table-cell>
          <table:table-cell office:value-type="float" office:value="999633" calcext:value-type="float">
            <text:p>9996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69" calcext:value-type="float">
            <text:p>369</text:p>
          </table:table-cell>
          <table:table-cell office:value-type="float" office:value="999632" calcext:value-type="float">
            <text:p>9996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70" calcext:value-type="float">
            <text:p>370</text:p>
          </table:table-cell>
          <table:table-cell office:value-type="float" office:value="999632" calcext:value-type="float">
            <text:p>9996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70" calcext:value-type="float">
            <text:p>370</text:p>
          </table:table-cell>
          <table:table-cell office:value-type="float" office:value="999631" calcext:value-type="float">
            <text:p>9996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71" calcext:value-type="float">
            <text:p>371</text:p>
          </table:table-cell>
          <table:table-cell office:value-type="float" office:value="999631" calcext:value-type="float">
            <text:p>9996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71" calcext:value-type="float">
            <text:p>371</text:p>
          </table:table-cell>
          <table:table-cell office:value-type="float" office:value="999630" calcext:value-type="float">
            <text:p>9996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72" calcext:value-type="float">
            <text:p>372</text:p>
          </table:table-cell>
          <table:table-cell office:value-type="float" office:value="999630" calcext:value-type="float">
            <text:p>9996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72" calcext:value-type="float">
            <text:p>372</text:p>
          </table:table-cell>
          <table:table-cell office:value-type="float" office:value="999629" calcext:value-type="float">
            <text:p>9996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73" calcext:value-type="float">
            <text:p>373</text:p>
          </table:table-cell>
          <table:table-cell office:value-type="float" office:value="999629" calcext:value-type="float">
            <text:p>9996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73" calcext:value-type="float">
            <text:p>373</text:p>
          </table:table-cell>
          <table:table-cell office:value-type="float" office:value="999628" calcext:value-type="float">
            <text:p>9996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74" calcext:value-type="float">
            <text:p>374</text:p>
          </table:table-cell>
          <table:table-cell office:value-type="float" office:value="999628" calcext:value-type="float">
            <text:p>9996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74" calcext:value-type="float">
            <text:p>374</text:p>
          </table:table-cell>
          <table:table-cell office:value-type="float" office:value="999627" calcext:value-type="float">
            <text:p>9996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75" calcext:value-type="float">
            <text:p>375</text:p>
          </table:table-cell>
          <table:table-cell office:value-type="float" office:value="999627" calcext:value-type="float">
            <text:p>9996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75" calcext:value-type="float">
            <text:p>375</text:p>
          </table:table-cell>
          <table:table-cell office:value-type="float" office:value="999626" calcext:value-type="float">
            <text:p>9996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76" calcext:value-type="float">
            <text:p>376</text:p>
          </table:table-cell>
          <table:table-cell office:value-type="float" office:value="999626" calcext:value-type="float">
            <text:p>9996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76" calcext:value-type="float">
            <text:p>376</text:p>
          </table:table-cell>
          <table:table-cell office:value-type="float" office:value="999625" calcext:value-type="float">
            <text:p>9996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77" calcext:value-type="float">
            <text:p>377</text:p>
          </table:table-cell>
          <table:table-cell office:value-type="float" office:value="999625" calcext:value-type="float">
            <text:p>9996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77" calcext:value-type="float">
            <text:p>377</text:p>
          </table:table-cell>
          <table:table-cell office:value-type="float" office:value="999624" calcext:value-type="float">
            <text:p>9996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78" calcext:value-type="float">
            <text:p>378</text:p>
          </table:table-cell>
          <table:table-cell office:value-type="float" office:value="999624" calcext:value-type="float">
            <text:p>9996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78" calcext:value-type="float">
            <text:p>378</text:p>
          </table:table-cell>
          <table:table-cell office:value-type="float" office:value="999623" calcext:value-type="float">
            <text:p>9996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79" calcext:value-type="float">
            <text:p>379</text:p>
          </table:table-cell>
          <table:table-cell office:value-type="float" office:value="999623" calcext:value-type="float">
            <text:p>9996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79" calcext:value-type="float">
            <text:p>379</text:p>
          </table:table-cell>
          <table:table-cell office:value-type="float" office:value="999622" calcext:value-type="float">
            <text:p>9996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80" calcext:value-type="float">
            <text:p>380</text:p>
          </table:table-cell>
          <table:table-cell office:value-type="float" office:value="999622" calcext:value-type="float">
            <text:p>9996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80" calcext:value-type="float">
            <text:p>380</text:p>
          </table:table-cell>
          <table:table-cell office:value-type="float" office:value="999621" calcext:value-type="float">
            <text:p>9996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81" calcext:value-type="float">
            <text:p>381</text:p>
          </table:table-cell>
          <table:table-cell office:value-type="float" office:value="999621" calcext:value-type="float">
            <text:p>9996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81" calcext:value-type="float">
            <text:p>381</text:p>
          </table:table-cell>
          <table:table-cell office:value-type="float" office:value="999620" calcext:value-type="float">
            <text:p>9996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82" calcext:value-type="float">
            <text:p>382</text:p>
          </table:table-cell>
          <table:table-cell office:value-type="float" office:value="999620" calcext:value-type="float">
            <text:p>9996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82" calcext:value-type="float">
            <text:p>382</text:p>
          </table:table-cell>
          <table:table-cell office:value-type="float" office:value="999619" calcext:value-type="float">
            <text:p>9996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83" calcext:value-type="float">
            <text:p>383</text:p>
          </table:table-cell>
          <table:table-cell office:value-type="float" office:value="999619" calcext:value-type="float">
            <text:p>9996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83" calcext:value-type="float">
            <text:p>383</text:p>
          </table:table-cell>
          <table:table-cell office:value-type="float" office:value="999618" calcext:value-type="float">
            <text:p>9996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84" calcext:value-type="float">
            <text:p>384</text:p>
          </table:table-cell>
          <table:table-cell office:value-type="float" office:value="999618" calcext:value-type="float">
            <text:p>9996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84" calcext:value-type="float">
            <text:p>384</text:p>
          </table:table-cell>
          <table:table-cell office:value-type="float" office:value="999617" calcext:value-type="float">
            <text:p>9996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85" calcext:value-type="float">
            <text:p>385</text:p>
          </table:table-cell>
          <table:table-cell office:value-type="float" office:value="999617" calcext:value-type="float">
            <text:p>9996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85" calcext:value-type="float">
            <text:p>385</text:p>
          </table:table-cell>
          <table:table-cell office:value-type="float" office:value="999616" calcext:value-type="float">
            <text:p>9996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86" calcext:value-type="float">
            <text:p>386</text:p>
          </table:table-cell>
          <table:table-cell office:value-type="float" office:value="999616" calcext:value-type="float">
            <text:p>9996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86" calcext:value-type="float">
            <text:p>386</text:p>
          </table:table-cell>
          <table:table-cell office:value-type="float" office:value="999615" calcext:value-type="float">
            <text:p>9996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87" calcext:value-type="float">
            <text:p>387</text:p>
          </table:table-cell>
          <table:table-cell office:value-type="float" office:value="999615" calcext:value-type="float">
            <text:p>9996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87" calcext:value-type="float">
            <text:p>387</text:p>
          </table:table-cell>
          <table:table-cell office:value-type="float" office:value="999614" calcext:value-type="float">
            <text:p>9996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88" calcext:value-type="float">
            <text:p>388</text:p>
          </table:table-cell>
          <table:table-cell office:value-type="float" office:value="999614" calcext:value-type="float">
            <text:p>9996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88" calcext:value-type="float">
            <text:p>388</text:p>
          </table:table-cell>
          <table:table-cell office:value-type="float" office:value="999613" calcext:value-type="float">
            <text:p>9996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89" calcext:value-type="float">
            <text:p>389</text:p>
          </table:table-cell>
          <table:table-cell office:value-type="float" office:value="999613" calcext:value-type="float">
            <text:p>9996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89" calcext:value-type="float">
            <text:p>389</text:p>
          </table:table-cell>
          <table:table-cell office:value-type="float" office:value="999612" calcext:value-type="float">
            <text:p>9996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90" calcext:value-type="float">
            <text:p>390</text:p>
          </table:table-cell>
          <table:table-cell office:value-type="float" office:value="999612" calcext:value-type="float">
            <text:p>9996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90" calcext:value-type="float">
            <text:p>390</text:p>
          </table:table-cell>
          <table:table-cell office:value-type="float" office:value="999611" calcext:value-type="float">
            <text:p>9996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91" calcext:value-type="float">
            <text:p>391</text:p>
          </table:table-cell>
          <table:table-cell office:value-type="float" office:value="999611" calcext:value-type="float">
            <text:p>9996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91" calcext:value-type="float">
            <text:p>391</text:p>
          </table:table-cell>
          <table:table-cell office:value-type="float" office:value="999610" calcext:value-type="float">
            <text:p>9996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92" calcext:value-type="float">
            <text:p>392</text:p>
          </table:table-cell>
          <table:table-cell office:value-type="float" office:value="999610" calcext:value-type="float">
            <text:p>9996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92" calcext:value-type="float">
            <text:p>392</text:p>
          </table:table-cell>
          <table:table-cell office:value-type="float" office:value="999609" calcext:value-type="float">
            <text:p>9996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93" calcext:value-type="float">
            <text:p>393</text:p>
          </table:table-cell>
          <table:table-cell office:value-type="float" office:value="999609" calcext:value-type="float">
            <text:p>9996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93" calcext:value-type="float">
            <text:p>393</text:p>
          </table:table-cell>
          <table:table-cell office:value-type="float" office:value="999608" calcext:value-type="float">
            <text:p>9996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94" calcext:value-type="float">
            <text:p>394</text:p>
          </table:table-cell>
          <table:table-cell office:value-type="float" office:value="999608" calcext:value-type="float">
            <text:p>9996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94" calcext:value-type="float">
            <text:p>394</text:p>
          </table:table-cell>
          <table:table-cell office:value-type="float" office:value="999607" calcext:value-type="float">
            <text:p>9996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95" calcext:value-type="float">
            <text:p>395</text:p>
          </table:table-cell>
          <table:table-cell office:value-type="float" office:value="999607" calcext:value-type="float">
            <text:p>9996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95" calcext:value-type="float">
            <text:p>395</text:p>
          </table:table-cell>
          <table:table-cell office:value-type="float" office:value="999606" calcext:value-type="float">
            <text:p>9996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96" calcext:value-type="float">
            <text:p>396</text:p>
          </table:table-cell>
          <table:table-cell office:value-type="float" office:value="999606" calcext:value-type="float">
            <text:p>9996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96" calcext:value-type="float">
            <text:p>396</text:p>
          </table:table-cell>
          <table:table-cell office:value-type="float" office:value="999605" calcext:value-type="float">
            <text:p>9996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97" calcext:value-type="float">
            <text:p>397</text:p>
          </table:table-cell>
          <table:table-cell office:value-type="float" office:value="999605" calcext:value-type="float">
            <text:p>9996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97" calcext:value-type="float">
            <text:p>397</text:p>
          </table:table-cell>
          <table:table-cell office:value-type="float" office:value="999604" calcext:value-type="float">
            <text:p>9996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98" calcext:value-type="float">
            <text:p>398</text:p>
          </table:table-cell>
          <table:table-cell office:value-type="float" office:value="999604" calcext:value-type="float">
            <text:p>9996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98" calcext:value-type="float">
            <text:p>398</text:p>
          </table:table-cell>
          <table:table-cell office:value-type="float" office:value="999603" calcext:value-type="float">
            <text:p>9996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399" calcext:value-type="float">
            <text:p>399</text:p>
          </table:table-cell>
          <table:table-cell office:value-type="float" office:value="999603" calcext:value-type="float">
            <text:p>9996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399" calcext:value-type="float">
            <text:p>399</text:p>
          </table:table-cell>
          <table:table-cell office:value-type="float" office:value="999602" calcext:value-type="float">
            <text:p>9996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00" calcext:value-type="float">
            <text:p>400</text:p>
          </table:table-cell>
          <table:table-cell office:value-type="float" office:value="999602" calcext:value-type="float">
            <text:p>9996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00" calcext:value-type="float">
            <text:p>400</text:p>
          </table:table-cell>
          <table:table-cell office:value-type="float" office:value="999601" calcext:value-type="float">
            <text:p>9996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01" calcext:value-type="float">
            <text:p>401</text:p>
          </table:table-cell>
          <table:table-cell office:value-type="float" office:value="999601" calcext:value-type="float">
            <text:p>9996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01" calcext:value-type="float">
            <text:p>401</text:p>
          </table:table-cell>
          <table:table-cell office:value-type="float" office:value="999600" calcext:value-type="float">
            <text:p>9996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02" calcext:value-type="float">
            <text:p>402</text:p>
          </table:table-cell>
          <table:table-cell office:value-type="float" office:value="999600" calcext:value-type="float">
            <text:p>9996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02" calcext:value-type="float">
            <text:p>402</text:p>
          </table:table-cell>
          <table:table-cell office:value-type="float" office:value="999599" calcext:value-type="float">
            <text:p>9995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03" calcext:value-type="float">
            <text:p>403</text:p>
          </table:table-cell>
          <table:table-cell office:value-type="float" office:value="999599" calcext:value-type="float">
            <text:p>9995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03" calcext:value-type="float">
            <text:p>403</text:p>
          </table:table-cell>
          <table:table-cell office:value-type="float" office:value="999598" calcext:value-type="float">
            <text:p>9995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04" calcext:value-type="float">
            <text:p>404</text:p>
          </table:table-cell>
          <table:table-cell office:value-type="float" office:value="999598" calcext:value-type="float">
            <text:p>9995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04" calcext:value-type="float">
            <text:p>404</text:p>
          </table:table-cell>
          <table:table-cell office:value-type="float" office:value="999597" calcext:value-type="float">
            <text:p>9995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05" calcext:value-type="float">
            <text:p>405</text:p>
          </table:table-cell>
          <table:table-cell office:value-type="float" office:value="999597" calcext:value-type="float">
            <text:p>9995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05" calcext:value-type="float">
            <text:p>405</text:p>
          </table:table-cell>
          <table:table-cell office:value-type="float" office:value="999596" calcext:value-type="float">
            <text:p>9995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06" calcext:value-type="float">
            <text:p>406</text:p>
          </table:table-cell>
          <table:table-cell office:value-type="float" office:value="999596" calcext:value-type="float">
            <text:p>9995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06" calcext:value-type="float">
            <text:p>406</text:p>
          </table:table-cell>
          <table:table-cell office:value-type="float" office:value="999595" calcext:value-type="float">
            <text:p>9995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07" calcext:value-type="float">
            <text:p>407</text:p>
          </table:table-cell>
          <table:table-cell office:value-type="float" office:value="999595" calcext:value-type="float">
            <text:p>9995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07" calcext:value-type="float">
            <text:p>407</text:p>
          </table:table-cell>
          <table:table-cell office:value-type="float" office:value="999594" calcext:value-type="float">
            <text:p>9995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08" calcext:value-type="float">
            <text:p>408</text:p>
          </table:table-cell>
          <table:table-cell office:value-type="float" office:value="999594" calcext:value-type="float">
            <text:p>9995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08" calcext:value-type="float">
            <text:p>408</text:p>
          </table:table-cell>
          <table:table-cell office:value-type="float" office:value="999593" calcext:value-type="float">
            <text:p>9995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09" calcext:value-type="float">
            <text:p>409</text:p>
          </table:table-cell>
          <table:table-cell office:value-type="float" office:value="999593" calcext:value-type="float">
            <text:p>9995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09" calcext:value-type="float">
            <text:p>409</text:p>
          </table:table-cell>
          <table:table-cell office:value-type="float" office:value="999592" calcext:value-type="float">
            <text:p>9995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10" calcext:value-type="float">
            <text:p>410</text:p>
          </table:table-cell>
          <table:table-cell office:value-type="float" office:value="999592" calcext:value-type="float">
            <text:p>9995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10" calcext:value-type="float">
            <text:p>410</text:p>
          </table:table-cell>
          <table:table-cell office:value-type="float" office:value="999591" calcext:value-type="float">
            <text:p>9995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11" calcext:value-type="float">
            <text:p>411</text:p>
          </table:table-cell>
          <table:table-cell office:value-type="float" office:value="999591" calcext:value-type="float">
            <text:p>9995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11" calcext:value-type="float">
            <text:p>411</text:p>
          </table:table-cell>
          <table:table-cell office:value-type="float" office:value="999590" calcext:value-type="float">
            <text:p>9995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12" calcext:value-type="float">
            <text:p>412</text:p>
          </table:table-cell>
          <table:table-cell office:value-type="float" office:value="999590" calcext:value-type="float">
            <text:p>9995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12" calcext:value-type="float">
            <text:p>412</text:p>
          </table:table-cell>
          <table:table-cell office:value-type="float" office:value="999589" calcext:value-type="float">
            <text:p>9995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13" calcext:value-type="float">
            <text:p>413</text:p>
          </table:table-cell>
          <table:table-cell office:value-type="float" office:value="999589" calcext:value-type="float">
            <text:p>9995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13" calcext:value-type="float">
            <text:p>413</text:p>
          </table:table-cell>
          <table:table-cell office:value-type="float" office:value="999588" calcext:value-type="float">
            <text:p>9995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14" calcext:value-type="float">
            <text:p>414</text:p>
          </table:table-cell>
          <table:table-cell office:value-type="float" office:value="999588" calcext:value-type="float">
            <text:p>9995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14" calcext:value-type="float">
            <text:p>414</text:p>
          </table:table-cell>
          <table:table-cell office:value-type="float" office:value="999587" calcext:value-type="float">
            <text:p>9995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15" calcext:value-type="float">
            <text:p>415</text:p>
          </table:table-cell>
          <table:table-cell office:value-type="float" office:value="999587" calcext:value-type="float">
            <text:p>9995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15" calcext:value-type="float">
            <text:p>415</text:p>
          </table:table-cell>
          <table:table-cell office:value-type="float" office:value="999586" calcext:value-type="float">
            <text:p>9995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16" calcext:value-type="float">
            <text:p>416</text:p>
          </table:table-cell>
          <table:table-cell office:value-type="float" office:value="999586" calcext:value-type="float">
            <text:p>9995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16" calcext:value-type="float">
            <text:p>416</text:p>
          </table:table-cell>
          <table:table-cell office:value-type="float" office:value="999585" calcext:value-type="float">
            <text:p>9995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17" calcext:value-type="float">
            <text:p>417</text:p>
          </table:table-cell>
          <table:table-cell office:value-type="float" office:value="999585" calcext:value-type="float">
            <text:p>9995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17" calcext:value-type="float">
            <text:p>417</text:p>
          </table:table-cell>
          <table:table-cell office:value-type="float" office:value="999584" calcext:value-type="float">
            <text:p>9995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18" calcext:value-type="float">
            <text:p>418</text:p>
          </table:table-cell>
          <table:table-cell office:value-type="float" office:value="999584" calcext:value-type="float">
            <text:p>9995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18" calcext:value-type="float">
            <text:p>418</text:p>
          </table:table-cell>
          <table:table-cell office:value-type="float" office:value="999583" calcext:value-type="float">
            <text:p>9995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19" calcext:value-type="float">
            <text:p>419</text:p>
          </table:table-cell>
          <table:table-cell office:value-type="float" office:value="999583" calcext:value-type="float">
            <text:p>9995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19" calcext:value-type="float">
            <text:p>419</text:p>
          </table:table-cell>
          <table:table-cell office:value-type="float" office:value="999582" calcext:value-type="float">
            <text:p>9995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20" calcext:value-type="float">
            <text:p>420</text:p>
          </table:table-cell>
          <table:table-cell office:value-type="float" office:value="999582" calcext:value-type="float">
            <text:p>9995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20" calcext:value-type="float">
            <text:p>420</text:p>
          </table:table-cell>
          <table:table-cell office:value-type="float" office:value="999581" calcext:value-type="float">
            <text:p>9995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21" calcext:value-type="float">
            <text:p>421</text:p>
          </table:table-cell>
          <table:table-cell office:value-type="float" office:value="999581" calcext:value-type="float">
            <text:p>9995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21" calcext:value-type="float">
            <text:p>421</text:p>
          </table:table-cell>
          <table:table-cell office:value-type="float" office:value="999580" calcext:value-type="float">
            <text:p>9995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22" calcext:value-type="float">
            <text:p>422</text:p>
          </table:table-cell>
          <table:table-cell office:value-type="float" office:value="999580" calcext:value-type="float">
            <text:p>9995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22" calcext:value-type="float">
            <text:p>422</text:p>
          </table:table-cell>
          <table:table-cell office:value-type="float" office:value="999579" calcext:value-type="float">
            <text:p>9995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23" calcext:value-type="float">
            <text:p>423</text:p>
          </table:table-cell>
          <table:table-cell office:value-type="float" office:value="999579" calcext:value-type="float">
            <text:p>9995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23" calcext:value-type="float">
            <text:p>423</text:p>
          </table:table-cell>
          <table:table-cell office:value-type="float" office:value="999578" calcext:value-type="float">
            <text:p>9995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24" calcext:value-type="float">
            <text:p>424</text:p>
          </table:table-cell>
          <table:table-cell office:value-type="float" office:value="999578" calcext:value-type="float">
            <text:p>9995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24" calcext:value-type="float">
            <text:p>424</text:p>
          </table:table-cell>
          <table:table-cell office:value-type="float" office:value="999577" calcext:value-type="float">
            <text:p>9995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25" calcext:value-type="float">
            <text:p>425</text:p>
          </table:table-cell>
          <table:table-cell office:value-type="float" office:value="999577" calcext:value-type="float">
            <text:p>9995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25" calcext:value-type="float">
            <text:p>425</text:p>
          </table:table-cell>
          <table:table-cell office:value-type="float" office:value="999576" calcext:value-type="float">
            <text:p>9995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26" calcext:value-type="float">
            <text:p>426</text:p>
          </table:table-cell>
          <table:table-cell office:value-type="float" office:value="999576" calcext:value-type="float">
            <text:p>9995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26" calcext:value-type="float">
            <text:p>426</text:p>
          </table:table-cell>
          <table:table-cell office:value-type="float" office:value="999575" calcext:value-type="float">
            <text:p>9995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27" calcext:value-type="float">
            <text:p>427</text:p>
          </table:table-cell>
          <table:table-cell office:value-type="float" office:value="999575" calcext:value-type="float">
            <text:p>9995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27" calcext:value-type="float">
            <text:p>427</text:p>
          </table:table-cell>
          <table:table-cell office:value-type="float" office:value="999574" calcext:value-type="float">
            <text:p>9995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28" calcext:value-type="float">
            <text:p>428</text:p>
          </table:table-cell>
          <table:table-cell office:value-type="float" office:value="999574" calcext:value-type="float">
            <text:p>9995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28" calcext:value-type="float">
            <text:p>428</text:p>
          </table:table-cell>
          <table:table-cell office:value-type="float" office:value="999573" calcext:value-type="float">
            <text:p>9995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29" calcext:value-type="float">
            <text:p>429</text:p>
          </table:table-cell>
          <table:table-cell office:value-type="float" office:value="999573" calcext:value-type="float">
            <text:p>9995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29" calcext:value-type="float">
            <text:p>429</text:p>
          </table:table-cell>
          <table:table-cell office:value-type="float" office:value="999572" calcext:value-type="float">
            <text:p>9995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30" calcext:value-type="float">
            <text:p>430</text:p>
          </table:table-cell>
          <table:table-cell office:value-type="float" office:value="999572" calcext:value-type="float">
            <text:p>9995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30" calcext:value-type="float">
            <text:p>430</text:p>
          </table:table-cell>
          <table:table-cell office:value-type="float" office:value="999571" calcext:value-type="float">
            <text:p>9995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31" calcext:value-type="float">
            <text:p>431</text:p>
          </table:table-cell>
          <table:table-cell office:value-type="float" office:value="999571" calcext:value-type="float">
            <text:p>9995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31" calcext:value-type="float">
            <text:p>431</text:p>
          </table:table-cell>
          <table:table-cell office:value-type="float" office:value="999570" calcext:value-type="float">
            <text:p>9995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32" calcext:value-type="float">
            <text:p>432</text:p>
          </table:table-cell>
          <table:table-cell office:value-type="float" office:value="999570" calcext:value-type="float">
            <text:p>9995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32" calcext:value-type="float">
            <text:p>432</text:p>
          </table:table-cell>
          <table:table-cell office:value-type="float" office:value="999569" calcext:value-type="float">
            <text:p>9995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33" calcext:value-type="float">
            <text:p>433</text:p>
          </table:table-cell>
          <table:table-cell office:value-type="float" office:value="999569" calcext:value-type="float">
            <text:p>9995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33" calcext:value-type="float">
            <text:p>433</text:p>
          </table:table-cell>
          <table:table-cell office:value-type="float" office:value="999568" calcext:value-type="float">
            <text:p>9995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34" calcext:value-type="float">
            <text:p>434</text:p>
          </table:table-cell>
          <table:table-cell office:value-type="float" office:value="999568" calcext:value-type="float">
            <text:p>9995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34" calcext:value-type="float">
            <text:p>434</text:p>
          </table:table-cell>
          <table:table-cell office:value-type="float" office:value="999567" calcext:value-type="float">
            <text:p>9995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35" calcext:value-type="float">
            <text:p>435</text:p>
          </table:table-cell>
          <table:table-cell office:value-type="float" office:value="999567" calcext:value-type="float">
            <text:p>9995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35" calcext:value-type="float">
            <text:p>435</text:p>
          </table:table-cell>
          <table:table-cell office:value-type="float" office:value="999566" calcext:value-type="float">
            <text:p>9995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36" calcext:value-type="float">
            <text:p>436</text:p>
          </table:table-cell>
          <table:table-cell office:value-type="float" office:value="999566" calcext:value-type="float">
            <text:p>9995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36" calcext:value-type="float">
            <text:p>436</text:p>
          </table:table-cell>
          <table:table-cell office:value-type="float" office:value="999565" calcext:value-type="float">
            <text:p>9995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37" calcext:value-type="float">
            <text:p>437</text:p>
          </table:table-cell>
          <table:table-cell office:value-type="float" office:value="999565" calcext:value-type="float">
            <text:p>9995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37" calcext:value-type="float">
            <text:p>437</text:p>
          </table:table-cell>
          <table:table-cell office:value-type="float" office:value="999564" calcext:value-type="float">
            <text:p>9995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38" calcext:value-type="float">
            <text:p>438</text:p>
          </table:table-cell>
          <table:table-cell office:value-type="float" office:value="999564" calcext:value-type="float">
            <text:p>9995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38" calcext:value-type="float">
            <text:p>438</text:p>
          </table:table-cell>
          <table:table-cell office:value-type="float" office:value="999563" calcext:value-type="float">
            <text:p>9995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39" calcext:value-type="float">
            <text:p>439</text:p>
          </table:table-cell>
          <table:table-cell office:value-type="float" office:value="999563" calcext:value-type="float">
            <text:p>9995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39" calcext:value-type="float">
            <text:p>439</text:p>
          </table:table-cell>
          <table:table-cell office:value-type="float" office:value="999562" calcext:value-type="float">
            <text:p>9995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40" calcext:value-type="float">
            <text:p>440</text:p>
          </table:table-cell>
          <table:table-cell office:value-type="float" office:value="999562" calcext:value-type="float">
            <text:p>9995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40" calcext:value-type="float">
            <text:p>440</text:p>
          </table:table-cell>
          <table:table-cell office:value-type="float" office:value="999561" calcext:value-type="float">
            <text:p>9995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41" calcext:value-type="float">
            <text:p>441</text:p>
          </table:table-cell>
          <table:table-cell office:value-type="float" office:value="999561" calcext:value-type="float">
            <text:p>9995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41" calcext:value-type="float">
            <text:p>441</text:p>
          </table:table-cell>
          <table:table-cell office:value-type="float" office:value="999560" calcext:value-type="float">
            <text:p>9995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42" calcext:value-type="float">
            <text:p>442</text:p>
          </table:table-cell>
          <table:table-cell office:value-type="float" office:value="999560" calcext:value-type="float">
            <text:p>9995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42" calcext:value-type="float">
            <text:p>442</text:p>
          </table:table-cell>
          <table:table-cell office:value-type="float" office:value="999559" calcext:value-type="float">
            <text:p>9995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43" calcext:value-type="float">
            <text:p>443</text:p>
          </table:table-cell>
          <table:table-cell office:value-type="float" office:value="999559" calcext:value-type="float">
            <text:p>9995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43" calcext:value-type="float">
            <text:p>443</text:p>
          </table:table-cell>
          <table:table-cell office:value-type="float" office:value="999558" calcext:value-type="float">
            <text:p>9995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44" calcext:value-type="float">
            <text:p>444</text:p>
          </table:table-cell>
          <table:table-cell office:value-type="float" office:value="999558" calcext:value-type="float">
            <text:p>9995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44" calcext:value-type="float">
            <text:p>444</text:p>
          </table:table-cell>
          <table:table-cell office:value-type="float" office:value="999557" calcext:value-type="float">
            <text:p>9995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45" calcext:value-type="float">
            <text:p>445</text:p>
          </table:table-cell>
          <table:table-cell office:value-type="float" office:value="999557" calcext:value-type="float">
            <text:p>9995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45" calcext:value-type="float">
            <text:p>445</text:p>
          </table:table-cell>
          <table:table-cell office:value-type="float" office:value="999556" calcext:value-type="float">
            <text:p>9995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46" calcext:value-type="float">
            <text:p>446</text:p>
          </table:table-cell>
          <table:table-cell office:value-type="float" office:value="999556" calcext:value-type="float">
            <text:p>9995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46" calcext:value-type="float">
            <text:p>446</text:p>
          </table:table-cell>
          <table:table-cell office:value-type="float" office:value="999555" calcext:value-type="float">
            <text:p>9995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47" calcext:value-type="float">
            <text:p>447</text:p>
          </table:table-cell>
          <table:table-cell office:value-type="float" office:value="999555" calcext:value-type="float">
            <text:p>9995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47" calcext:value-type="float">
            <text:p>447</text:p>
          </table:table-cell>
          <table:table-cell office:value-type="float" office:value="999554" calcext:value-type="float">
            <text:p>9995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48" calcext:value-type="float">
            <text:p>448</text:p>
          </table:table-cell>
          <table:table-cell office:value-type="float" office:value="999554" calcext:value-type="float">
            <text:p>9995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48" calcext:value-type="float">
            <text:p>448</text:p>
          </table:table-cell>
          <table:table-cell office:value-type="float" office:value="999553" calcext:value-type="float">
            <text:p>9995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49" calcext:value-type="float">
            <text:p>449</text:p>
          </table:table-cell>
          <table:table-cell office:value-type="float" office:value="999553" calcext:value-type="float">
            <text:p>9995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49" calcext:value-type="float">
            <text:p>449</text:p>
          </table:table-cell>
          <table:table-cell office:value-type="float" office:value="999552" calcext:value-type="float">
            <text:p>9995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50" calcext:value-type="float">
            <text:p>450</text:p>
          </table:table-cell>
          <table:table-cell office:value-type="float" office:value="999552" calcext:value-type="float">
            <text:p>9995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50" calcext:value-type="float">
            <text:p>450</text:p>
          </table:table-cell>
          <table:table-cell office:value-type="float" office:value="999551" calcext:value-type="float">
            <text:p>9995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51" calcext:value-type="float">
            <text:p>451</text:p>
          </table:table-cell>
          <table:table-cell office:value-type="float" office:value="999551" calcext:value-type="float">
            <text:p>9995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51" calcext:value-type="float">
            <text:p>451</text:p>
          </table:table-cell>
          <table:table-cell office:value-type="float" office:value="999550" calcext:value-type="float">
            <text:p>9995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52" calcext:value-type="float">
            <text:p>452</text:p>
          </table:table-cell>
          <table:table-cell office:value-type="float" office:value="999550" calcext:value-type="float">
            <text:p>9995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52" calcext:value-type="float">
            <text:p>452</text:p>
          </table:table-cell>
          <table:table-cell office:value-type="float" office:value="999549" calcext:value-type="float">
            <text:p>9995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53" calcext:value-type="float">
            <text:p>453</text:p>
          </table:table-cell>
          <table:table-cell office:value-type="float" office:value="999549" calcext:value-type="float">
            <text:p>9995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53" calcext:value-type="float">
            <text:p>453</text:p>
          </table:table-cell>
          <table:table-cell office:value-type="float" office:value="999548" calcext:value-type="float">
            <text:p>9995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54" calcext:value-type="float">
            <text:p>454</text:p>
          </table:table-cell>
          <table:table-cell office:value-type="float" office:value="999548" calcext:value-type="float">
            <text:p>9995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54" calcext:value-type="float">
            <text:p>454</text:p>
          </table:table-cell>
          <table:table-cell office:value-type="float" office:value="999547" calcext:value-type="float">
            <text:p>9995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55" calcext:value-type="float">
            <text:p>455</text:p>
          </table:table-cell>
          <table:table-cell office:value-type="float" office:value="999547" calcext:value-type="float">
            <text:p>9995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55" calcext:value-type="float">
            <text:p>455</text:p>
          </table:table-cell>
          <table:table-cell office:value-type="float" office:value="999546" calcext:value-type="float">
            <text:p>9995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56" calcext:value-type="float">
            <text:p>456</text:p>
          </table:table-cell>
          <table:table-cell office:value-type="float" office:value="999546" calcext:value-type="float">
            <text:p>9995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56" calcext:value-type="float">
            <text:p>456</text:p>
          </table:table-cell>
          <table:table-cell office:value-type="float" office:value="999545" calcext:value-type="float">
            <text:p>9995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57" calcext:value-type="float">
            <text:p>457</text:p>
          </table:table-cell>
          <table:table-cell office:value-type="float" office:value="999545" calcext:value-type="float">
            <text:p>9995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57" calcext:value-type="float">
            <text:p>457</text:p>
          </table:table-cell>
          <table:table-cell office:value-type="float" office:value="999544" calcext:value-type="float">
            <text:p>9995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58" calcext:value-type="float">
            <text:p>458</text:p>
          </table:table-cell>
          <table:table-cell office:value-type="float" office:value="999544" calcext:value-type="float">
            <text:p>9995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58" calcext:value-type="float">
            <text:p>458</text:p>
          </table:table-cell>
          <table:table-cell office:value-type="float" office:value="999543" calcext:value-type="float">
            <text:p>9995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59" calcext:value-type="float">
            <text:p>459</text:p>
          </table:table-cell>
          <table:table-cell office:value-type="float" office:value="999543" calcext:value-type="float">
            <text:p>9995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59" calcext:value-type="float">
            <text:p>459</text:p>
          </table:table-cell>
          <table:table-cell office:value-type="float" office:value="999542" calcext:value-type="float">
            <text:p>9995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60" calcext:value-type="float">
            <text:p>460</text:p>
          </table:table-cell>
          <table:table-cell office:value-type="float" office:value="999542" calcext:value-type="float">
            <text:p>9995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60" calcext:value-type="float">
            <text:p>460</text:p>
          </table:table-cell>
          <table:table-cell office:value-type="float" office:value="999541" calcext:value-type="float">
            <text:p>9995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61" calcext:value-type="float">
            <text:p>461</text:p>
          </table:table-cell>
          <table:table-cell office:value-type="float" office:value="999541" calcext:value-type="float">
            <text:p>9995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61" calcext:value-type="float">
            <text:p>461</text:p>
          </table:table-cell>
          <table:table-cell office:value-type="float" office:value="999540" calcext:value-type="float">
            <text:p>9995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62" calcext:value-type="float">
            <text:p>462</text:p>
          </table:table-cell>
          <table:table-cell office:value-type="float" office:value="999540" calcext:value-type="float">
            <text:p>9995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62" calcext:value-type="float">
            <text:p>462</text:p>
          </table:table-cell>
          <table:table-cell office:value-type="float" office:value="999539" calcext:value-type="float">
            <text:p>9995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63" calcext:value-type="float">
            <text:p>463</text:p>
          </table:table-cell>
          <table:table-cell office:value-type="float" office:value="999539" calcext:value-type="float">
            <text:p>9995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63" calcext:value-type="float">
            <text:p>463</text:p>
          </table:table-cell>
          <table:table-cell office:value-type="float" office:value="999538" calcext:value-type="float">
            <text:p>9995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64" calcext:value-type="float">
            <text:p>464</text:p>
          </table:table-cell>
          <table:table-cell office:value-type="float" office:value="999538" calcext:value-type="float">
            <text:p>9995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64" calcext:value-type="float">
            <text:p>464</text:p>
          </table:table-cell>
          <table:table-cell office:value-type="float" office:value="999537" calcext:value-type="float">
            <text:p>9995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65" calcext:value-type="float">
            <text:p>465</text:p>
          </table:table-cell>
          <table:table-cell office:value-type="float" office:value="999537" calcext:value-type="float">
            <text:p>9995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65" calcext:value-type="float">
            <text:p>465</text:p>
          </table:table-cell>
          <table:table-cell office:value-type="float" office:value="999536" calcext:value-type="float">
            <text:p>9995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66" calcext:value-type="float">
            <text:p>466</text:p>
          </table:table-cell>
          <table:table-cell office:value-type="float" office:value="999536" calcext:value-type="float">
            <text:p>9995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66" calcext:value-type="float">
            <text:p>466</text:p>
          </table:table-cell>
          <table:table-cell office:value-type="float" office:value="999535" calcext:value-type="float">
            <text:p>9995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67" calcext:value-type="float">
            <text:p>467</text:p>
          </table:table-cell>
          <table:table-cell office:value-type="float" office:value="999535" calcext:value-type="float">
            <text:p>9995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67" calcext:value-type="float">
            <text:p>467</text:p>
          </table:table-cell>
          <table:table-cell office:value-type="float" office:value="999534" calcext:value-type="float">
            <text:p>9995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68" calcext:value-type="float">
            <text:p>468</text:p>
          </table:table-cell>
          <table:table-cell office:value-type="float" office:value="999534" calcext:value-type="float">
            <text:p>9995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68" calcext:value-type="float">
            <text:p>468</text:p>
          </table:table-cell>
          <table:table-cell office:value-type="float" office:value="999533" calcext:value-type="float">
            <text:p>9995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69" calcext:value-type="float">
            <text:p>469</text:p>
          </table:table-cell>
          <table:table-cell office:value-type="float" office:value="999533" calcext:value-type="float">
            <text:p>9995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69" calcext:value-type="float">
            <text:p>469</text:p>
          </table:table-cell>
          <table:table-cell office:value-type="float" office:value="999532" calcext:value-type="float">
            <text:p>9995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70" calcext:value-type="float">
            <text:p>470</text:p>
          </table:table-cell>
          <table:table-cell office:value-type="float" office:value="999532" calcext:value-type="float">
            <text:p>9995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70" calcext:value-type="float">
            <text:p>470</text:p>
          </table:table-cell>
          <table:table-cell office:value-type="float" office:value="999531" calcext:value-type="float">
            <text:p>9995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71" calcext:value-type="float">
            <text:p>471</text:p>
          </table:table-cell>
          <table:table-cell office:value-type="float" office:value="999531" calcext:value-type="float">
            <text:p>9995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71" calcext:value-type="float">
            <text:p>471</text:p>
          </table:table-cell>
          <table:table-cell office:value-type="float" office:value="999530" calcext:value-type="float">
            <text:p>9995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72" calcext:value-type="float">
            <text:p>472</text:p>
          </table:table-cell>
          <table:table-cell office:value-type="float" office:value="999530" calcext:value-type="float">
            <text:p>9995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72" calcext:value-type="float">
            <text:p>472</text:p>
          </table:table-cell>
          <table:table-cell office:value-type="float" office:value="999529" calcext:value-type="float">
            <text:p>9995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73" calcext:value-type="float">
            <text:p>473</text:p>
          </table:table-cell>
          <table:table-cell office:value-type="float" office:value="999529" calcext:value-type="float">
            <text:p>9995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73" calcext:value-type="float">
            <text:p>473</text:p>
          </table:table-cell>
          <table:table-cell office:value-type="float" office:value="999528" calcext:value-type="float">
            <text:p>9995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74" calcext:value-type="float">
            <text:p>474</text:p>
          </table:table-cell>
          <table:table-cell office:value-type="float" office:value="999528" calcext:value-type="float">
            <text:p>9995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74" calcext:value-type="float">
            <text:p>474</text:p>
          </table:table-cell>
          <table:table-cell office:value-type="float" office:value="999527" calcext:value-type="float">
            <text:p>9995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75" calcext:value-type="float">
            <text:p>475</text:p>
          </table:table-cell>
          <table:table-cell office:value-type="float" office:value="999527" calcext:value-type="float">
            <text:p>9995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75" calcext:value-type="float">
            <text:p>475</text:p>
          </table:table-cell>
          <table:table-cell office:value-type="float" office:value="999526" calcext:value-type="float">
            <text:p>9995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76" calcext:value-type="float">
            <text:p>476</text:p>
          </table:table-cell>
          <table:table-cell office:value-type="float" office:value="999526" calcext:value-type="float">
            <text:p>9995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76" calcext:value-type="float">
            <text:p>476</text:p>
          </table:table-cell>
          <table:table-cell office:value-type="float" office:value="999525" calcext:value-type="float">
            <text:p>9995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77" calcext:value-type="float">
            <text:p>477</text:p>
          </table:table-cell>
          <table:table-cell office:value-type="float" office:value="999525" calcext:value-type="float">
            <text:p>9995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77" calcext:value-type="float">
            <text:p>477</text:p>
          </table:table-cell>
          <table:table-cell office:value-type="float" office:value="999524" calcext:value-type="float">
            <text:p>999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78" calcext:value-type="float">
            <text:p>478</text:p>
          </table:table-cell>
          <table:table-cell office:value-type="float" office:value="999524" calcext:value-type="float">
            <text:p>999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78" calcext:value-type="float">
            <text:p>478</text:p>
          </table:table-cell>
          <table:table-cell office:value-type="float" office:value="999523" calcext:value-type="float">
            <text:p>9995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79" calcext:value-type="float">
            <text:p>479</text:p>
          </table:table-cell>
          <table:table-cell office:value-type="float" office:value="999523" calcext:value-type="float">
            <text:p>9995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79" calcext:value-type="float">
            <text:p>479</text:p>
          </table:table-cell>
          <table:table-cell office:value-type="float" office:value="999522" calcext:value-type="float">
            <text:p>9995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80" calcext:value-type="float">
            <text:p>480</text:p>
          </table:table-cell>
          <table:table-cell office:value-type="float" office:value="999522" calcext:value-type="float">
            <text:p>9995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80" calcext:value-type="float">
            <text:p>480</text:p>
          </table:table-cell>
          <table:table-cell office:value-type="float" office:value="999521" calcext:value-type="float">
            <text:p>9995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81" calcext:value-type="float">
            <text:p>481</text:p>
          </table:table-cell>
          <table:table-cell office:value-type="float" office:value="999521" calcext:value-type="float">
            <text:p>9995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81" calcext:value-type="float">
            <text:p>481</text:p>
          </table:table-cell>
          <table:table-cell office:value-type="float" office:value="999520" calcext:value-type="float">
            <text:p>9995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82" calcext:value-type="float">
            <text:p>482</text:p>
          </table:table-cell>
          <table:table-cell office:value-type="float" office:value="999520" calcext:value-type="float">
            <text:p>9995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82" calcext:value-type="float">
            <text:p>482</text:p>
          </table:table-cell>
          <table:table-cell office:value-type="float" office:value="999519" calcext:value-type="float">
            <text:p>9995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83" calcext:value-type="float">
            <text:p>483</text:p>
          </table:table-cell>
          <table:table-cell office:value-type="float" office:value="999519" calcext:value-type="float">
            <text:p>9995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83" calcext:value-type="float">
            <text:p>483</text:p>
          </table:table-cell>
          <table:table-cell office:value-type="float" office:value="999518" calcext:value-type="float">
            <text:p>9995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84" calcext:value-type="float">
            <text:p>484</text:p>
          </table:table-cell>
          <table:table-cell office:value-type="float" office:value="999518" calcext:value-type="float">
            <text:p>9995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84" calcext:value-type="float">
            <text:p>484</text:p>
          </table:table-cell>
          <table:table-cell office:value-type="float" office:value="999517" calcext:value-type="float">
            <text:p>9995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85" calcext:value-type="float">
            <text:p>485</text:p>
          </table:table-cell>
          <table:table-cell office:value-type="float" office:value="999517" calcext:value-type="float">
            <text:p>9995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85" calcext:value-type="float">
            <text:p>485</text:p>
          </table:table-cell>
          <table:table-cell office:value-type="float" office:value="999516" calcext:value-type="float">
            <text:p>9995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86" calcext:value-type="float">
            <text:p>486</text:p>
          </table:table-cell>
          <table:table-cell office:value-type="float" office:value="999516" calcext:value-type="float">
            <text:p>9995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86" calcext:value-type="float">
            <text:p>486</text:p>
          </table:table-cell>
          <table:table-cell office:value-type="float" office:value="999515" calcext:value-type="float">
            <text:p>9995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87" calcext:value-type="float">
            <text:p>487</text:p>
          </table:table-cell>
          <table:table-cell office:value-type="float" office:value="999515" calcext:value-type="float">
            <text:p>9995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87" calcext:value-type="float">
            <text:p>487</text:p>
          </table:table-cell>
          <table:table-cell office:value-type="float" office:value="999514" calcext:value-type="float">
            <text:p>9995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88" calcext:value-type="float">
            <text:p>488</text:p>
          </table:table-cell>
          <table:table-cell office:value-type="float" office:value="999514" calcext:value-type="float">
            <text:p>9995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88" calcext:value-type="float">
            <text:p>488</text:p>
          </table:table-cell>
          <table:table-cell office:value-type="float" office:value="999513" calcext:value-type="float">
            <text:p>9995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89" calcext:value-type="float">
            <text:p>489</text:p>
          </table:table-cell>
          <table:table-cell office:value-type="float" office:value="999513" calcext:value-type="float">
            <text:p>9995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89" calcext:value-type="float">
            <text:p>489</text:p>
          </table:table-cell>
          <table:table-cell office:value-type="float" office:value="999512" calcext:value-type="float">
            <text:p>9995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90" calcext:value-type="float">
            <text:p>490</text:p>
          </table:table-cell>
          <table:table-cell office:value-type="float" office:value="999512" calcext:value-type="float">
            <text:p>9995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90" calcext:value-type="float">
            <text:p>490</text:p>
          </table:table-cell>
          <table:table-cell office:value-type="float" office:value="999511" calcext:value-type="float">
            <text:p>9995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91" calcext:value-type="float">
            <text:p>491</text:p>
          </table:table-cell>
          <table:table-cell office:value-type="float" office:value="999511" calcext:value-type="float">
            <text:p>9995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91" calcext:value-type="float">
            <text:p>491</text:p>
          </table:table-cell>
          <table:table-cell office:value-type="float" office:value="999510" calcext:value-type="float">
            <text:p>9995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92" calcext:value-type="float">
            <text:p>492</text:p>
          </table:table-cell>
          <table:table-cell office:value-type="float" office:value="999510" calcext:value-type="float">
            <text:p>9995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92" calcext:value-type="float">
            <text:p>492</text:p>
          </table:table-cell>
          <table:table-cell office:value-type="float" office:value="999509" calcext:value-type="float">
            <text:p>9995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93" calcext:value-type="float">
            <text:p>493</text:p>
          </table:table-cell>
          <table:table-cell office:value-type="float" office:value="999509" calcext:value-type="float">
            <text:p>9995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93" calcext:value-type="float">
            <text:p>493</text:p>
          </table:table-cell>
          <table:table-cell office:value-type="float" office:value="999508" calcext:value-type="float">
            <text:p>9995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94" calcext:value-type="float">
            <text:p>494</text:p>
          </table:table-cell>
          <table:table-cell office:value-type="float" office:value="999508" calcext:value-type="float">
            <text:p>9995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94" calcext:value-type="float">
            <text:p>494</text:p>
          </table:table-cell>
          <table:table-cell office:value-type="float" office:value="999507" calcext:value-type="float">
            <text:p>9995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95" calcext:value-type="float">
            <text:p>495</text:p>
          </table:table-cell>
          <table:table-cell office:value-type="float" office:value="999507" calcext:value-type="float">
            <text:p>9995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95" calcext:value-type="float">
            <text:p>495</text:p>
          </table:table-cell>
          <table:table-cell office:value-type="float" office:value="999506" calcext:value-type="float">
            <text:p>9995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96" calcext:value-type="float">
            <text:p>496</text:p>
          </table:table-cell>
          <table:table-cell office:value-type="float" office:value="999506" calcext:value-type="float">
            <text:p>9995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96" calcext:value-type="float">
            <text:p>496</text:p>
          </table:table-cell>
          <table:table-cell office:value-type="float" office:value="999505" calcext:value-type="float">
            <text:p>9995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97" calcext:value-type="float">
            <text:p>497</text:p>
          </table:table-cell>
          <table:table-cell office:value-type="float" office:value="999505" calcext:value-type="float">
            <text:p>9995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97" calcext:value-type="float">
            <text:p>497</text:p>
          </table:table-cell>
          <table:table-cell office:value-type="float" office:value="999504" calcext:value-type="float">
            <text:p>9995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98" calcext:value-type="float">
            <text:p>498</text:p>
          </table:table-cell>
          <table:table-cell office:value-type="float" office:value="999504" calcext:value-type="float">
            <text:p>9995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98" calcext:value-type="float">
            <text:p>498</text:p>
          </table:table-cell>
          <table:table-cell office:value-type="float" office:value="999503" calcext:value-type="float">
            <text:p>9995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499" calcext:value-type="float">
            <text:p>499</text:p>
          </table:table-cell>
          <table:table-cell office:value-type="float" office:value="999503" calcext:value-type="float">
            <text:p>9995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499" calcext:value-type="float">
            <text:p>499</text:p>
          </table:table-cell>
          <table:table-cell office:value-type="float" office:value="999502" calcext:value-type="float">
            <text:p>9995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00" calcext:value-type="float">
            <text:p>500</text:p>
          </table:table-cell>
          <table:table-cell office:value-type="float" office:value="999502" calcext:value-type="float">
            <text:p>9995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00" calcext:value-type="float">
            <text:p>500</text:p>
          </table:table-cell>
          <table:table-cell office:value-type="float" office:value="999501" calcext:value-type="float">
            <text:p>9995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01" calcext:value-type="float">
            <text:p>501</text:p>
          </table:table-cell>
          <table:table-cell office:value-type="float" office:value="999501" calcext:value-type="float">
            <text:p>9995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01" calcext:value-type="float">
            <text:p>501</text:p>
          </table:table-cell>
          <table:table-cell office:value-type="float" office:value="999500" calcext:value-type="float">
            <text:p>9995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02" calcext:value-type="float">
            <text:p>502</text:p>
          </table:table-cell>
          <table:table-cell office:value-type="float" office:value="999500" calcext:value-type="float">
            <text:p>9995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02" calcext:value-type="float">
            <text:p>502</text:p>
          </table:table-cell>
          <table:table-cell office:value-type="float" office:value="999499" calcext:value-type="float">
            <text:p>9994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03" calcext:value-type="float">
            <text:p>503</text:p>
          </table:table-cell>
          <table:table-cell office:value-type="float" office:value="999499" calcext:value-type="float">
            <text:p>9994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03" calcext:value-type="float">
            <text:p>503</text:p>
          </table:table-cell>
          <table:table-cell office:value-type="float" office:value="999498" calcext:value-type="float">
            <text:p>9994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04" calcext:value-type="float">
            <text:p>504</text:p>
          </table:table-cell>
          <table:table-cell office:value-type="float" office:value="999498" calcext:value-type="float">
            <text:p>9994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04" calcext:value-type="float">
            <text:p>504</text:p>
          </table:table-cell>
          <table:table-cell office:value-type="float" office:value="999497" calcext:value-type="float">
            <text:p>9994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05" calcext:value-type="float">
            <text:p>505</text:p>
          </table:table-cell>
          <table:table-cell office:value-type="float" office:value="999497" calcext:value-type="float">
            <text:p>9994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05" calcext:value-type="float">
            <text:p>505</text:p>
          </table:table-cell>
          <table:table-cell office:value-type="float" office:value="999496" calcext:value-type="float">
            <text:p>9994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06" calcext:value-type="float">
            <text:p>506</text:p>
          </table:table-cell>
          <table:table-cell office:value-type="float" office:value="999496" calcext:value-type="float">
            <text:p>9994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06" calcext:value-type="float">
            <text:p>506</text:p>
          </table:table-cell>
          <table:table-cell office:value-type="float" office:value="999495" calcext:value-type="float">
            <text:p>9994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07" calcext:value-type="float">
            <text:p>507</text:p>
          </table:table-cell>
          <table:table-cell office:value-type="float" office:value="999495" calcext:value-type="float">
            <text:p>9994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07" calcext:value-type="float">
            <text:p>507</text:p>
          </table:table-cell>
          <table:table-cell office:value-type="float" office:value="999494" calcext:value-type="float">
            <text:p>9994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08" calcext:value-type="float">
            <text:p>508</text:p>
          </table:table-cell>
          <table:table-cell office:value-type="float" office:value="999494" calcext:value-type="float">
            <text:p>9994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08" calcext:value-type="float">
            <text:p>508</text:p>
          </table:table-cell>
          <table:table-cell office:value-type="float" office:value="999493" calcext:value-type="float">
            <text:p>9994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09" calcext:value-type="float">
            <text:p>509</text:p>
          </table:table-cell>
          <table:table-cell office:value-type="float" office:value="999493" calcext:value-type="float">
            <text:p>9994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09" calcext:value-type="float">
            <text:p>509</text:p>
          </table:table-cell>
          <table:table-cell office:value-type="float" office:value="999492" calcext:value-type="float">
            <text:p>9994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10" calcext:value-type="float">
            <text:p>510</text:p>
          </table:table-cell>
          <table:table-cell office:value-type="float" office:value="999492" calcext:value-type="float">
            <text:p>9994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10" calcext:value-type="float">
            <text:p>510</text:p>
          </table:table-cell>
          <table:table-cell office:value-type="float" office:value="999491" calcext:value-type="float">
            <text:p>9994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11" calcext:value-type="float">
            <text:p>511</text:p>
          </table:table-cell>
          <table:table-cell office:value-type="float" office:value="999491" calcext:value-type="float">
            <text:p>9994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11" calcext:value-type="float">
            <text:p>511</text:p>
          </table:table-cell>
          <table:table-cell office:value-type="float" office:value="999490" calcext:value-type="float">
            <text:p>9994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12" calcext:value-type="float">
            <text:p>512</text:p>
          </table:table-cell>
          <table:table-cell office:value-type="float" office:value="999490" calcext:value-type="float">
            <text:p>9994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12" calcext:value-type="float">
            <text:p>512</text:p>
          </table:table-cell>
          <table:table-cell office:value-type="float" office:value="999489" calcext:value-type="float">
            <text:p>9994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13" calcext:value-type="float">
            <text:p>513</text:p>
          </table:table-cell>
          <table:table-cell office:value-type="float" office:value="999489" calcext:value-type="float">
            <text:p>9994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13" calcext:value-type="float">
            <text:p>513</text:p>
          </table:table-cell>
          <table:table-cell office:value-type="float" office:value="999488" calcext:value-type="float">
            <text:p>9994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14" calcext:value-type="float">
            <text:p>514</text:p>
          </table:table-cell>
          <table:table-cell office:value-type="float" office:value="999488" calcext:value-type="float">
            <text:p>9994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14" calcext:value-type="float">
            <text:p>514</text:p>
          </table:table-cell>
          <table:table-cell office:value-type="float" office:value="999487" calcext:value-type="float">
            <text:p>9994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15" calcext:value-type="float">
            <text:p>515</text:p>
          </table:table-cell>
          <table:table-cell office:value-type="float" office:value="999487" calcext:value-type="float">
            <text:p>9994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15" calcext:value-type="float">
            <text:p>515</text:p>
          </table:table-cell>
          <table:table-cell office:value-type="float" office:value="999486" calcext:value-type="float">
            <text:p>9994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16" calcext:value-type="float">
            <text:p>516</text:p>
          </table:table-cell>
          <table:table-cell office:value-type="float" office:value="999486" calcext:value-type="float">
            <text:p>9994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16" calcext:value-type="float">
            <text:p>516</text:p>
          </table:table-cell>
          <table:table-cell office:value-type="float" office:value="999485" calcext:value-type="float">
            <text:p>9994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17" calcext:value-type="float">
            <text:p>517</text:p>
          </table:table-cell>
          <table:table-cell office:value-type="float" office:value="999485" calcext:value-type="float">
            <text:p>9994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17" calcext:value-type="float">
            <text:p>517</text:p>
          </table:table-cell>
          <table:table-cell office:value-type="float" office:value="999484" calcext:value-type="float">
            <text:p>9994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18" calcext:value-type="float">
            <text:p>518</text:p>
          </table:table-cell>
          <table:table-cell office:value-type="float" office:value="999484" calcext:value-type="float">
            <text:p>9994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18" calcext:value-type="float">
            <text:p>518</text:p>
          </table:table-cell>
          <table:table-cell office:value-type="float" office:value="999483" calcext:value-type="float">
            <text:p>9994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19" calcext:value-type="float">
            <text:p>519</text:p>
          </table:table-cell>
          <table:table-cell office:value-type="float" office:value="999483" calcext:value-type="float">
            <text:p>9994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19" calcext:value-type="float">
            <text:p>519</text:p>
          </table:table-cell>
          <table:table-cell office:value-type="float" office:value="999482" calcext:value-type="float">
            <text:p>9994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20" calcext:value-type="float">
            <text:p>520</text:p>
          </table:table-cell>
          <table:table-cell office:value-type="float" office:value="999482" calcext:value-type="float">
            <text:p>9994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20" calcext:value-type="float">
            <text:p>520</text:p>
          </table:table-cell>
          <table:table-cell office:value-type="float" office:value="999481" calcext:value-type="float">
            <text:p>9994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21" calcext:value-type="float">
            <text:p>521</text:p>
          </table:table-cell>
          <table:table-cell office:value-type="float" office:value="999481" calcext:value-type="float">
            <text:p>9994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21" calcext:value-type="float">
            <text:p>521</text:p>
          </table:table-cell>
          <table:table-cell office:value-type="float" office:value="999480" calcext:value-type="float">
            <text:p>9994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22" calcext:value-type="float">
            <text:p>522</text:p>
          </table:table-cell>
          <table:table-cell office:value-type="float" office:value="999480" calcext:value-type="float">
            <text:p>9994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22" calcext:value-type="float">
            <text:p>522</text:p>
          </table:table-cell>
          <table:table-cell office:value-type="float" office:value="999479" calcext:value-type="float">
            <text:p>9994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23" calcext:value-type="float">
            <text:p>523</text:p>
          </table:table-cell>
          <table:table-cell office:value-type="float" office:value="999479" calcext:value-type="float">
            <text:p>9994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23" calcext:value-type="float">
            <text:p>523</text:p>
          </table:table-cell>
          <table:table-cell office:value-type="float" office:value="999478" calcext:value-type="float">
            <text:p>9994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24" calcext:value-type="float">
            <text:p>524</text:p>
          </table:table-cell>
          <table:table-cell office:value-type="float" office:value="999478" calcext:value-type="float">
            <text:p>9994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24" calcext:value-type="float">
            <text:p>524</text:p>
          </table:table-cell>
          <table:table-cell office:value-type="float" office:value="999477" calcext:value-type="float">
            <text:p>9994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25" calcext:value-type="float">
            <text:p>525</text:p>
          </table:table-cell>
          <table:table-cell office:value-type="float" office:value="999477" calcext:value-type="float">
            <text:p>9994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25" calcext:value-type="float">
            <text:p>525</text:p>
          </table:table-cell>
          <table:table-cell office:value-type="float" office:value="999476" calcext:value-type="float">
            <text:p>9994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26" calcext:value-type="float">
            <text:p>526</text:p>
          </table:table-cell>
          <table:table-cell office:value-type="float" office:value="999476" calcext:value-type="float">
            <text:p>9994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26" calcext:value-type="float">
            <text:p>526</text:p>
          </table:table-cell>
          <table:table-cell office:value-type="float" office:value="999475" calcext:value-type="float">
            <text:p>9994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27" calcext:value-type="float">
            <text:p>527</text:p>
          </table:table-cell>
          <table:table-cell office:value-type="float" office:value="999475" calcext:value-type="float">
            <text:p>9994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27" calcext:value-type="float">
            <text:p>527</text:p>
          </table:table-cell>
          <table:table-cell office:value-type="float" office:value="999474" calcext:value-type="float">
            <text:p>9994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28" calcext:value-type="float">
            <text:p>528</text:p>
          </table:table-cell>
          <table:table-cell office:value-type="float" office:value="999474" calcext:value-type="float">
            <text:p>9994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28" calcext:value-type="float">
            <text:p>528</text:p>
          </table:table-cell>
          <table:table-cell office:value-type="float" office:value="999473" calcext:value-type="float">
            <text:p>9994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29" calcext:value-type="float">
            <text:p>529</text:p>
          </table:table-cell>
          <table:table-cell office:value-type="float" office:value="999473" calcext:value-type="float">
            <text:p>9994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29" calcext:value-type="float">
            <text:p>529</text:p>
          </table:table-cell>
          <table:table-cell office:value-type="float" office:value="999472" calcext:value-type="float">
            <text:p>9994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30" calcext:value-type="float">
            <text:p>530</text:p>
          </table:table-cell>
          <table:table-cell office:value-type="float" office:value="999472" calcext:value-type="float">
            <text:p>9994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30" calcext:value-type="float">
            <text:p>530</text:p>
          </table:table-cell>
          <table:table-cell office:value-type="float" office:value="999471" calcext:value-type="float">
            <text:p>9994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31" calcext:value-type="float">
            <text:p>531</text:p>
          </table:table-cell>
          <table:table-cell office:value-type="float" office:value="999471" calcext:value-type="float">
            <text:p>9994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31" calcext:value-type="float">
            <text:p>531</text:p>
          </table:table-cell>
          <table:table-cell office:value-type="float" office:value="999470" calcext:value-type="float">
            <text:p>9994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32" calcext:value-type="float">
            <text:p>532</text:p>
          </table:table-cell>
          <table:table-cell office:value-type="float" office:value="999470" calcext:value-type="float">
            <text:p>9994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32" calcext:value-type="float">
            <text:p>532</text:p>
          </table:table-cell>
          <table:table-cell office:value-type="float" office:value="999469" calcext:value-type="float">
            <text:p>9994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33" calcext:value-type="float">
            <text:p>533</text:p>
          </table:table-cell>
          <table:table-cell office:value-type="float" office:value="999469" calcext:value-type="float">
            <text:p>9994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33" calcext:value-type="float">
            <text:p>533</text:p>
          </table:table-cell>
          <table:table-cell office:value-type="float" office:value="999468" calcext:value-type="float">
            <text:p>9994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34" calcext:value-type="float">
            <text:p>534</text:p>
          </table:table-cell>
          <table:table-cell office:value-type="float" office:value="999468" calcext:value-type="float">
            <text:p>9994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34" calcext:value-type="float">
            <text:p>534</text:p>
          </table:table-cell>
          <table:table-cell office:value-type="float" office:value="999467" calcext:value-type="float">
            <text:p>9994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35" calcext:value-type="float">
            <text:p>535</text:p>
          </table:table-cell>
          <table:table-cell office:value-type="float" office:value="999467" calcext:value-type="float">
            <text:p>9994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35" calcext:value-type="float">
            <text:p>535</text:p>
          </table:table-cell>
          <table:table-cell office:value-type="float" office:value="999466" calcext:value-type="float">
            <text:p>9994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36" calcext:value-type="float">
            <text:p>536</text:p>
          </table:table-cell>
          <table:table-cell office:value-type="float" office:value="999466" calcext:value-type="float">
            <text:p>9994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36" calcext:value-type="float">
            <text:p>536</text:p>
          </table:table-cell>
          <table:table-cell office:value-type="float" office:value="999465" calcext:value-type="float">
            <text:p>9994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37" calcext:value-type="float">
            <text:p>537</text:p>
          </table:table-cell>
          <table:table-cell office:value-type="float" office:value="999465" calcext:value-type="float">
            <text:p>9994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37" calcext:value-type="float">
            <text:p>537</text:p>
          </table:table-cell>
          <table:table-cell office:value-type="float" office:value="999464" calcext:value-type="float">
            <text:p>9994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38" calcext:value-type="float">
            <text:p>538</text:p>
          </table:table-cell>
          <table:table-cell office:value-type="float" office:value="999464" calcext:value-type="float">
            <text:p>9994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38" calcext:value-type="float">
            <text:p>538</text:p>
          </table:table-cell>
          <table:table-cell office:value-type="float" office:value="999463" calcext:value-type="float">
            <text:p>9994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39" calcext:value-type="float">
            <text:p>539</text:p>
          </table:table-cell>
          <table:table-cell office:value-type="float" office:value="999463" calcext:value-type="float">
            <text:p>9994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39" calcext:value-type="float">
            <text:p>539</text:p>
          </table:table-cell>
          <table:table-cell office:value-type="float" office:value="999462" calcext:value-type="float">
            <text:p>9994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40" calcext:value-type="float">
            <text:p>540</text:p>
          </table:table-cell>
          <table:table-cell office:value-type="float" office:value="999462" calcext:value-type="float">
            <text:p>9994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40" calcext:value-type="float">
            <text:p>540</text:p>
          </table:table-cell>
          <table:table-cell office:value-type="float" office:value="999461" calcext:value-type="float">
            <text:p>9994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41" calcext:value-type="float">
            <text:p>541</text:p>
          </table:table-cell>
          <table:table-cell office:value-type="float" office:value="999461" calcext:value-type="float">
            <text:p>9994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41" calcext:value-type="float">
            <text:p>541</text:p>
          </table:table-cell>
          <table:table-cell office:value-type="float" office:value="999460" calcext:value-type="float">
            <text:p>9994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42" calcext:value-type="float">
            <text:p>542</text:p>
          </table:table-cell>
          <table:table-cell office:value-type="float" office:value="999460" calcext:value-type="float">
            <text:p>9994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42" calcext:value-type="float">
            <text:p>542</text:p>
          </table:table-cell>
          <table:table-cell office:value-type="float" office:value="999459" calcext:value-type="float">
            <text:p>9994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43" calcext:value-type="float">
            <text:p>543</text:p>
          </table:table-cell>
          <table:table-cell office:value-type="float" office:value="999459" calcext:value-type="float">
            <text:p>9994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43" calcext:value-type="float">
            <text:p>543</text:p>
          </table:table-cell>
          <table:table-cell office:value-type="float" office:value="999458" calcext:value-type="float">
            <text:p>9994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44" calcext:value-type="float">
            <text:p>544</text:p>
          </table:table-cell>
          <table:table-cell office:value-type="float" office:value="999458" calcext:value-type="float">
            <text:p>9994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44" calcext:value-type="float">
            <text:p>544</text:p>
          </table:table-cell>
          <table:table-cell office:value-type="float" office:value="999457" calcext:value-type="float">
            <text:p>9994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45" calcext:value-type="float">
            <text:p>545</text:p>
          </table:table-cell>
          <table:table-cell office:value-type="float" office:value="999457" calcext:value-type="float">
            <text:p>9994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45" calcext:value-type="float">
            <text:p>545</text:p>
          </table:table-cell>
          <table:table-cell office:value-type="float" office:value="999456" calcext:value-type="float">
            <text:p>9994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46" calcext:value-type="float">
            <text:p>546</text:p>
          </table:table-cell>
          <table:table-cell office:value-type="float" office:value="999456" calcext:value-type="float">
            <text:p>9994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46" calcext:value-type="float">
            <text:p>546</text:p>
          </table:table-cell>
          <table:table-cell office:value-type="float" office:value="999455" calcext:value-type="float">
            <text:p>9994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47" calcext:value-type="float">
            <text:p>547</text:p>
          </table:table-cell>
          <table:table-cell office:value-type="float" office:value="999455" calcext:value-type="float">
            <text:p>9994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47" calcext:value-type="float">
            <text:p>547</text:p>
          </table:table-cell>
          <table:table-cell office:value-type="float" office:value="999454" calcext:value-type="float">
            <text:p>9994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48" calcext:value-type="float">
            <text:p>548</text:p>
          </table:table-cell>
          <table:table-cell office:value-type="float" office:value="999454" calcext:value-type="float">
            <text:p>9994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48" calcext:value-type="float">
            <text:p>548</text:p>
          </table:table-cell>
          <table:table-cell office:value-type="float" office:value="999453" calcext:value-type="float">
            <text:p>9994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49" calcext:value-type="float">
            <text:p>549</text:p>
          </table:table-cell>
          <table:table-cell office:value-type="float" office:value="999453" calcext:value-type="float">
            <text:p>9994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49" calcext:value-type="float">
            <text:p>549</text:p>
          </table:table-cell>
          <table:table-cell office:value-type="float" office:value="999452" calcext:value-type="float">
            <text:p>9994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50" calcext:value-type="float">
            <text:p>550</text:p>
          </table:table-cell>
          <table:table-cell office:value-type="float" office:value="999452" calcext:value-type="float">
            <text:p>9994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50" calcext:value-type="float">
            <text:p>550</text:p>
          </table:table-cell>
          <table:table-cell office:value-type="float" office:value="999451" calcext:value-type="float">
            <text:p>9994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51" calcext:value-type="float">
            <text:p>551</text:p>
          </table:table-cell>
          <table:table-cell office:value-type="float" office:value="999451" calcext:value-type="float">
            <text:p>9994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51" calcext:value-type="float">
            <text:p>551</text:p>
          </table:table-cell>
          <table:table-cell office:value-type="float" office:value="999450" calcext:value-type="float">
            <text:p>9994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52" calcext:value-type="float">
            <text:p>552</text:p>
          </table:table-cell>
          <table:table-cell office:value-type="float" office:value="999450" calcext:value-type="float">
            <text:p>9994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52" calcext:value-type="float">
            <text:p>552</text:p>
          </table:table-cell>
          <table:table-cell office:value-type="float" office:value="999449" calcext:value-type="float">
            <text:p>9994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53" calcext:value-type="float">
            <text:p>553</text:p>
          </table:table-cell>
          <table:table-cell office:value-type="float" office:value="999449" calcext:value-type="float">
            <text:p>9994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53" calcext:value-type="float">
            <text:p>553</text:p>
          </table:table-cell>
          <table:table-cell office:value-type="float" office:value="999448" calcext:value-type="float">
            <text:p>9994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54" calcext:value-type="float">
            <text:p>554</text:p>
          </table:table-cell>
          <table:table-cell office:value-type="float" office:value="999448" calcext:value-type="float">
            <text:p>9994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54" calcext:value-type="float">
            <text:p>554</text:p>
          </table:table-cell>
          <table:table-cell office:value-type="float" office:value="999447" calcext:value-type="float">
            <text:p>9994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55" calcext:value-type="float">
            <text:p>555</text:p>
          </table:table-cell>
          <table:table-cell office:value-type="float" office:value="999447" calcext:value-type="float">
            <text:p>9994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55" calcext:value-type="float">
            <text:p>555</text:p>
          </table:table-cell>
          <table:table-cell office:value-type="float" office:value="999446" calcext:value-type="float">
            <text:p>9994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56" calcext:value-type="float">
            <text:p>556</text:p>
          </table:table-cell>
          <table:table-cell office:value-type="float" office:value="999446" calcext:value-type="float">
            <text:p>9994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56" calcext:value-type="float">
            <text:p>556</text:p>
          </table:table-cell>
          <table:table-cell office:value-type="float" office:value="999445" calcext:value-type="float">
            <text:p>9994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57" calcext:value-type="float">
            <text:p>557</text:p>
          </table:table-cell>
          <table:table-cell office:value-type="float" office:value="999445" calcext:value-type="float">
            <text:p>9994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57" calcext:value-type="float">
            <text:p>557</text:p>
          </table:table-cell>
          <table:table-cell office:value-type="float" office:value="999444" calcext:value-type="float">
            <text:p>9994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58" calcext:value-type="float">
            <text:p>558</text:p>
          </table:table-cell>
          <table:table-cell office:value-type="float" office:value="999444" calcext:value-type="float">
            <text:p>9994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58" calcext:value-type="float">
            <text:p>558</text:p>
          </table:table-cell>
          <table:table-cell office:value-type="float" office:value="999443" calcext:value-type="float">
            <text:p>9994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59" calcext:value-type="float">
            <text:p>559</text:p>
          </table:table-cell>
          <table:table-cell office:value-type="float" office:value="999443" calcext:value-type="float">
            <text:p>9994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59" calcext:value-type="float">
            <text:p>559</text:p>
          </table:table-cell>
          <table:table-cell office:value-type="float" office:value="999442" calcext:value-type="float">
            <text:p>9994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60" calcext:value-type="float">
            <text:p>560</text:p>
          </table:table-cell>
          <table:table-cell office:value-type="float" office:value="999442" calcext:value-type="float">
            <text:p>9994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60" calcext:value-type="float">
            <text:p>560</text:p>
          </table:table-cell>
          <table:table-cell office:value-type="float" office:value="999441" calcext:value-type="float">
            <text:p>9994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61" calcext:value-type="float">
            <text:p>561</text:p>
          </table:table-cell>
          <table:table-cell office:value-type="float" office:value="999441" calcext:value-type="float">
            <text:p>9994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61" calcext:value-type="float">
            <text:p>561</text:p>
          </table:table-cell>
          <table:table-cell office:value-type="float" office:value="999440" calcext:value-type="float">
            <text:p>9994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62" calcext:value-type="float">
            <text:p>562</text:p>
          </table:table-cell>
          <table:table-cell office:value-type="float" office:value="999440" calcext:value-type="float">
            <text:p>9994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62" calcext:value-type="float">
            <text:p>562</text:p>
          </table:table-cell>
          <table:table-cell office:value-type="float" office:value="999439" calcext:value-type="float">
            <text:p>9994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63" calcext:value-type="float">
            <text:p>563</text:p>
          </table:table-cell>
          <table:table-cell office:value-type="float" office:value="999439" calcext:value-type="float">
            <text:p>9994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63" calcext:value-type="float">
            <text:p>563</text:p>
          </table:table-cell>
          <table:table-cell office:value-type="float" office:value="999438" calcext:value-type="float">
            <text:p>9994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64" calcext:value-type="float">
            <text:p>564</text:p>
          </table:table-cell>
          <table:table-cell office:value-type="float" office:value="999438" calcext:value-type="float">
            <text:p>9994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64" calcext:value-type="float">
            <text:p>564</text:p>
          </table:table-cell>
          <table:table-cell office:value-type="float" office:value="999437" calcext:value-type="float">
            <text:p>9994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65" calcext:value-type="float">
            <text:p>565</text:p>
          </table:table-cell>
          <table:table-cell office:value-type="float" office:value="999437" calcext:value-type="float">
            <text:p>9994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65" calcext:value-type="float">
            <text:p>565</text:p>
          </table:table-cell>
          <table:table-cell office:value-type="float" office:value="999436" calcext:value-type="float">
            <text:p>9994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66" calcext:value-type="float">
            <text:p>566</text:p>
          </table:table-cell>
          <table:table-cell office:value-type="float" office:value="999436" calcext:value-type="float">
            <text:p>9994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66" calcext:value-type="float">
            <text:p>566</text:p>
          </table:table-cell>
          <table:table-cell office:value-type="float" office:value="999435" calcext:value-type="float">
            <text:p>9994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67" calcext:value-type="float">
            <text:p>567</text:p>
          </table:table-cell>
          <table:table-cell office:value-type="float" office:value="999435" calcext:value-type="float">
            <text:p>9994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67" calcext:value-type="float">
            <text:p>567</text:p>
          </table:table-cell>
          <table:table-cell office:value-type="float" office:value="999434" calcext:value-type="float">
            <text:p>9994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68" calcext:value-type="float">
            <text:p>568</text:p>
          </table:table-cell>
          <table:table-cell office:value-type="float" office:value="999434" calcext:value-type="float">
            <text:p>9994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68" calcext:value-type="float">
            <text:p>568</text:p>
          </table:table-cell>
          <table:table-cell office:value-type="float" office:value="999433" calcext:value-type="float">
            <text:p>9994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69" calcext:value-type="float">
            <text:p>569</text:p>
          </table:table-cell>
          <table:table-cell office:value-type="float" office:value="999433" calcext:value-type="float">
            <text:p>9994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69" calcext:value-type="float">
            <text:p>569</text:p>
          </table:table-cell>
          <table:table-cell office:value-type="float" office:value="999432" calcext:value-type="float">
            <text:p>9994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70" calcext:value-type="float">
            <text:p>570</text:p>
          </table:table-cell>
          <table:table-cell office:value-type="float" office:value="999432" calcext:value-type="float">
            <text:p>9994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70" calcext:value-type="float">
            <text:p>570</text:p>
          </table:table-cell>
          <table:table-cell office:value-type="float" office:value="999431" calcext:value-type="float">
            <text:p>9994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71" calcext:value-type="float">
            <text:p>571</text:p>
          </table:table-cell>
          <table:table-cell office:value-type="float" office:value="999431" calcext:value-type="float">
            <text:p>9994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71" calcext:value-type="float">
            <text:p>571</text:p>
          </table:table-cell>
          <table:table-cell office:value-type="float" office:value="999430" calcext:value-type="float">
            <text:p>9994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72" calcext:value-type="float">
            <text:p>572</text:p>
          </table:table-cell>
          <table:table-cell office:value-type="float" office:value="999430" calcext:value-type="float">
            <text:p>9994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72" calcext:value-type="float">
            <text:p>572</text:p>
          </table:table-cell>
          <table:table-cell office:value-type="float" office:value="999429" calcext:value-type="float">
            <text:p>9994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73" calcext:value-type="float">
            <text:p>573</text:p>
          </table:table-cell>
          <table:table-cell office:value-type="float" office:value="999429" calcext:value-type="float">
            <text:p>9994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73" calcext:value-type="float">
            <text:p>573</text:p>
          </table:table-cell>
          <table:table-cell office:value-type="float" office:value="999428" calcext:value-type="float">
            <text:p>9994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74" calcext:value-type="float">
            <text:p>574</text:p>
          </table:table-cell>
          <table:table-cell office:value-type="float" office:value="999428" calcext:value-type="float">
            <text:p>9994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74" calcext:value-type="float">
            <text:p>574</text:p>
          </table:table-cell>
          <table:table-cell office:value-type="float" office:value="999427" calcext:value-type="float">
            <text:p>9994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75" calcext:value-type="float">
            <text:p>575</text:p>
          </table:table-cell>
          <table:table-cell office:value-type="float" office:value="999427" calcext:value-type="float">
            <text:p>9994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75" calcext:value-type="float">
            <text:p>575</text:p>
          </table:table-cell>
          <table:table-cell office:value-type="float" office:value="999426" calcext:value-type="float">
            <text:p>9994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76" calcext:value-type="float">
            <text:p>576</text:p>
          </table:table-cell>
          <table:table-cell office:value-type="float" office:value="999426" calcext:value-type="float">
            <text:p>9994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76" calcext:value-type="float">
            <text:p>576</text:p>
          </table:table-cell>
          <table:table-cell office:value-type="float" office:value="999425" calcext:value-type="float">
            <text:p>9994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77" calcext:value-type="float">
            <text:p>577</text:p>
          </table:table-cell>
          <table:table-cell office:value-type="float" office:value="999425" calcext:value-type="float">
            <text:p>9994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77" calcext:value-type="float">
            <text:p>577</text:p>
          </table:table-cell>
          <table:table-cell office:value-type="float" office:value="999424" calcext:value-type="float">
            <text:p>9994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78" calcext:value-type="float">
            <text:p>578</text:p>
          </table:table-cell>
          <table:table-cell office:value-type="float" office:value="999424" calcext:value-type="float">
            <text:p>9994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78" calcext:value-type="float">
            <text:p>578</text:p>
          </table:table-cell>
          <table:table-cell office:value-type="float" office:value="999423" calcext:value-type="float">
            <text:p>9994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79" calcext:value-type="float">
            <text:p>579</text:p>
          </table:table-cell>
          <table:table-cell office:value-type="float" office:value="999423" calcext:value-type="float">
            <text:p>9994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79" calcext:value-type="float">
            <text:p>579</text:p>
          </table:table-cell>
          <table:table-cell office:value-type="float" office:value="999422" calcext:value-type="float">
            <text:p>9994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80" calcext:value-type="float">
            <text:p>580</text:p>
          </table:table-cell>
          <table:table-cell office:value-type="float" office:value="999422" calcext:value-type="float">
            <text:p>9994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80" calcext:value-type="float">
            <text:p>580</text:p>
          </table:table-cell>
          <table:table-cell office:value-type="float" office:value="999421" calcext:value-type="float">
            <text:p>9994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81" calcext:value-type="float">
            <text:p>581</text:p>
          </table:table-cell>
          <table:table-cell office:value-type="float" office:value="999421" calcext:value-type="float">
            <text:p>9994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81" calcext:value-type="float">
            <text:p>581</text:p>
          </table:table-cell>
          <table:table-cell office:value-type="float" office:value="999420" calcext:value-type="float">
            <text:p>9994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82" calcext:value-type="float">
            <text:p>582</text:p>
          </table:table-cell>
          <table:table-cell office:value-type="float" office:value="999420" calcext:value-type="float">
            <text:p>9994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82" calcext:value-type="float">
            <text:p>582</text:p>
          </table:table-cell>
          <table:table-cell office:value-type="float" office:value="999419" calcext:value-type="float">
            <text:p>9994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83" calcext:value-type="float">
            <text:p>583</text:p>
          </table:table-cell>
          <table:table-cell office:value-type="float" office:value="999419" calcext:value-type="float">
            <text:p>9994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83" calcext:value-type="float">
            <text:p>583</text:p>
          </table:table-cell>
          <table:table-cell office:value-type="float" office:value="999418" calcext:value-type="float">
            <text:p>9994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84" calcext:value-type="float">
            <text:p>584</text:p>
          </table:table-cell>
          <table:table-cell office:value-type="float" office:value="999418" calcext:value-type="float">
            <text:p>9994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84" calcext:value-type="float">
            <text:p>584</text:p>
          </table:table-cell>
          <table:table-cell office:value-type="float" office:value="999417" calcext:value-type="float">
            <text:p>9994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85" calcext:value-type="float">
            <text:p>585</text:p>
          </table:table-cell>
          <table:table-cell office:value-type="float" office:value="999417" calcext:value-type="float">
            <text:p>9994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85" calcext:value-type="float">
            <text:p>585</text:p>
          </table:table-cell>
          <table:table-cell office:value-type="float" office:value="999416" calcext:value-type="float">
            <text:p>9994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86" calcext:value-type="float">
            <text:p>586</text:p>
          </table:table-cell>
          <table:table-cell office:value-type="float" office:value="999416" calcext:value-type="float">
            <text:p>9994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86" calcext:value-type="float">
            <text:p>586</text:p>
          </table:table-cell>
          <table:table-cell office:value-type="float" office:value="999415" calcext:value-type="float">
            <text:p>9994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87" calcext:value-type="float">
            <text:p>587</text:p>
          </table:table-cell>
          <table:table-cell office:value-type="float" office:value="999415" calcext:value-type="float">
            <text:p>9994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87" calcext:value-type="float">
            <text:p>587</text:p>
          </table:table-cell>
          <table:table-cell office:value-type="float" office:value="999414" calcext:value-type="float">
            <text:p>9994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88" calcext:value-type="float">
            <text:p>588</text:p>
          </table:table-cell>
          <table:table-cell office:value-type="float" office:value="999414" calcext:value-type="float">
            <text:p>9994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88" calcext:value-type="float">
            <text:p>588</text:p>
          </table:table-cell>
          <table:table-cell office:value-type="float" office:value="999413" calcext:value-type="float">
            <text:p>9994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89" calcext:value-type="float">
            <text:p>589</text:p>
          </table:table-cell>
          <table:table-cell office:value-type="float" office:value="999413" calcext:value-type="float">
            <text:p>9994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89" calcext:value-type="float">
            <text:p>589</text:p>
          </table:table-cell>
          <table:table-cell office:value-type="float" office:value="999412" calcext:value-type="float">
            <text:p>9994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90" calcext:value-type="float">
            <text:p>590</text:p>
          </table:table-cell>
          <table:table-cell office:value-type="float" office:value="999412" calcext:value-type="float">
            <text:p>9994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90" calcext:value-type="float">
            <text:p>590</text:p>
          </table:table-cell>
          <table:table-cell office:value-type="float" office:value="999411" calcext:value-type="float">
            <text:p>9994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91" calcext:value-type="float">
            <text:p>591</text:p>
          </table:table-cell>
          <table:table-cell office:value-type="float" office:value="999411" calcext:value-type="float">
            <text:p>9994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91" calcext:value-type="float">
            <text:p>591</text:p>
          </table:table-cell>
          <table:table-cell office:value-type="float" office:value="999410" calcext:value-type="float">
            <text:p>9994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92" calcext:value-type="float">
            <text:p>592</text:p>
          </table:table-cell>
          <table:table-cell office:value-type="float" office:value="999410" calcext:value-type="float">
            <text:p>9994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92" calcext:value-type="float">
            <text:p>592</text:p>
          </table:table-cell>
          <table:table-cell office:value-type="float" office:value="999409" calcext:value-type="float">
            <text:p>9994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93" calcext:value-type="float">
            <text:p>593</text:p>
          </table:table-cell>
          <table:table-cell office:value-type="float" office:value="999409" calcext:value-type="float">
            <text:p>9994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93" calcext:value-type="float">
            <text:p>593</text:p>
          </table:table-cell>
          <table:table-cell office:value-type="float" office:value="999408" calcext:value-type="float">
            <text:p>9994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94" calcext:value-type="float">
            <text:p>594</text:p>
          </table:table-cell>
          <table:table-cell office:value-type="float" office:value="999408" calcext:value-type="float">
            <text:p>9994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94" calcext:value-type="float">
            <text:p>594</text:p>
          </table:table-cell>
          <table:table-cell office:value-type="float" office:value="999407" calcext:value-type="float">
            <text:p>9994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95" calcext:value-type="float">
            <text:p>595</text:p>
          </table:table-cell>
          <table:table-cell office:value-type="float" office:value="999407" calcext:value-type="float">
            <text:p>9994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95" calcext:value-type="float">
            <text:p>595</text:p>
          </table:table-cell>
          <table:table-cell office:value-type="float" office:value="999406" calcext:value-type="float">
            <text:p>9994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96" calcext:value-type="float">
            <text:p>596</text:p>
          </table:table-cell>
          <table:table-cell office:value-type="float" office:value="999406" calcext:value-type="float">
            <text:p>9994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96" calcext:value-type="float">
            <text:p>596</text:p>
          </table:table-cell>
          <table:table-cell office:value-type="float" office:value="999405" calcext:value-type="float">
            <text:p>9994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97" calcext:value-type="float">
            <text:p>597</text:p>
          </table:table-cell>
          <table:table-cell office:value-type="float" office:value="999405" calcext:value-type="float">
            <text:p>9994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97" calcext:value-type="float">
            <text:p>597</text:p>
          </table:table-cell>
          <table:table-cell office:value-type="float" office:value="999404" calcext:value-type="float">
            <text:p>9994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98" calcext:value-type="float">
            <text:p>598</text:p>
          </table:table-cell>
          <table:table-cell office:value-type="float" office:value="999404" calcext:value-type="float">
            <text:p>9994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98" calcext:value-type="float">
            <text:p>598</text:p>
          </table:table-cell>
          <table:table-cell office:value-type="float" office:value="999403" calcext:value-type="float">
            <text:p>9994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599" calcext:value-type="float">
            <text:p>599</text:p>
          </table:table-cell>
          <table:table-cell office:value-type="float" office:value="999403" calcext:value-type="float">
            <text:p>9994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599" calcext:value-type="float">
            <text:p>599</text:p>
          </table:table-cell>
          <table:table-cell office:value-type="float" office:value="999402" calcext:value-type="float">
            <text:p>9994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00" calcext:value-type="float">
            <text:p>600</text:p>
          </table:table-cell>
          <table:table-cell office:value-type="float" office:value="999402" calcext:value-type="float">
            <text:p>9994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00" calcext:value-type="float">
            <text:p>600</text:p>
          </table:table-cell>
          <table:table-cell office:value-type="float" office:value="999401" calcext:value-type="float">
            <text:p>9994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01" calcext:value-type="float">
            <text:p>601</text:p>
          </table:table-cell>
          <table:table-cell office:value-type="float" office:value="999401" calcext:value-type="float">
            <text:p>9994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01" calcext:value-type="float">
            <text:p>601</text:p>
          </table:table-cell>
          <table:table-cell office:value-type="float" office:value="999400" calcext:value-type="float">
            <text:p>9994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02" calcext:value-type="float">
            <text:p>602</text:p>
          </table:table-cell>
          <table:table-cell office:value-type="float" office:value="999400" calcext:value-type="float">
            <text:p>9994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02" calcext:value-type="float">
            <text:p>602</text:p>
          </table:table-cell>
          <table:table-cell office:value-type="float" office:value="999399" calcext:value-type="float">
            <text:p>9993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03" calcext:value-type="float">
            <text:p>603</text:p>
          </table:table-cell>
          <table:table-cell office:value-type="float" office:value="999399" calcext:value-type="float">
            <text:p>9993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03" calcext:value-type="float">
            <text:p>603</text:p>
          </table:table-cell>
          <table:table-cell office:value-type="float" office:value="999398" calcext:value-type="float">
            <text:p>9993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04" calcext:value-type="float">
            <text:p>604</text:p>
          </table:table-cell>
          <table:table-cell office:value-type="float" office:value="999398" calcext:value-type="float">
            <text:p>9993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04" calcext:value-type="float">
            <text:p>604</text:p>
          </table:table-cell>
          <table:table-cell office:value-type="float" office:value="999397" calcext:value-type="float">
            <text:p>9993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05" calcext:value-type="float">
            <text:p>605</text:p>
          </table:table-cell>
          <table:table-cell office:value-type="float" office:value="999397" calcext:value-type="float">
            <text:p>9993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05" calcext:value-type="float">
            <text:p>605</text:p>
          </table:table-cell>
          <table:table-cell office:value-type="float" office:value="999396" calcext:value-type="float">
            <text:p>9993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06" calcext:value-type="float">
            <text:p>606</text:p>
          </table:table-cell>
          <table:table-cell office:value-type="float" office:value="999396" calcext:value-type="float">
            <text:p>9993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06" calcext:value-type="float">
            <text:p>606</text:p>
          </table:table-cell>
          <table:table-cell office:value-type="float" office:value="999395" calcext:value-type="float">
            <text:p>9993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07" calcext:value-type="float">
            <text:p>607</text:p>
          </table:table-cell>
          <table:table-cell office:value-type="float" office:value="999395" calcext:value-type="float">
            <text:p>9993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07" calcext:value-type="float">
            <text:p>607</text:p>
          </table:table-cell>
          <table:table-cell office:value-type="float" office:value="999394" calcext:value-type="float">
            <text:p>9993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08" calcext:value-type="float">
            <text:p>608</text:p>
          </table:table-cell>
          <table:table-cell office:value-type="float" office:value="999394" calcext:value-type="float">
            <text:p>9993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08" calcext:value-type="float">
            <text:p>608</text:p>
          </table:table-cell>
          <table:table-cell office:value-type="float" office:value="999393" calcext:value-type="float">
            <text:p>9993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09" calcext:value-type="float">
            <text:p>609</text:p>
          </table:table-cell>
          <table:table-cell office:value-type="float" office:value="999393" calcext:value-type="float">
            <text:p>9993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09" calcext:value-type="float">
            <text:p>609</text:p>
          </table:table-cell>
          <table:table-cell office:value-type="float" office:value="999392" calcext:value-type="float">
            <text:p>9993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10" calcext:value-type="float">
            <text:p>610</text:p>
          </table:table-cell>
          <table:table-cell office:value-type="float" office:value="999392" calcext:value-type="float">
            <text:p>9993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10" calcext:value-type="float">
            <text:p>610</text:p>
          </table:table-cell>
          <table:table-cell office:value-type="float" office:value="999391" calcext:value-type="float">
            <text:p>9993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11" calcext:value-type="float">
            <text:p>611</text:p>
          </table:table-cell>
          <table:table-cell office:value-type="float" office:value="999391" calcext:value-type="float">
            <text:p>9993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11" calcext:value-type="float">
            <text:p>611</text:p>
          </table:table-cell>
          <table:table-cell office:value-type="float" office:value="999390" calcext:value-type="float">
            <text:p>9993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12" calcext:value-type="float">
            <text:p>612</text:p>
          </table:table-cell>
          <table:table-cell office:value-type="float" office:value="999390" calcext:value-type="float">
            <text:p>9993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12" calcext:value-type="float">
            <text:p>612</text:p>
          </table:table-cell>
          <table:table-cell office:value-type="float" office:value="999389" calcext:value-type="float">
            <text:p>9993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13" calcext:value-type="float">
            <text:p>613</text:p>
          </table:table-cell>
          <table:table-cell office:value-type="float" office:value="999389" calcext:value-type="float">
            <text:p>9993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13" calcext:value-type="float">
            <text:p>613</text:p>
          </table:table-cell>
          <table:table-cell office:value-type="float" office:value="999388" calcext:value-type="float">
            <text:p>9993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14" calcext:value-type="float">
            <text:p>614</text:p>
          </table:table-cell>
          <table:table-cell office:value-type="float" office:value="999388" calcext:value-type="float">
            <text:p>9993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14" calcext:value-type="float">
            <text:p>614</text:p>
          </table:table-cell>
          <table:table-cell office:value-type="float" office:value="999387" calcext:value-type="float">
            <text:p>9993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15" calcext:value-type="float">
            <text:p>615</text:p>
          </table:table-cell>
          <table:table-cell office:value-type="float" office:value="999387" calcext:value-type="float">
            <text:p>9993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15" calcext:value-type="float">
            <text:p>615</text:p>
          </table:table-cell>
          <table:table-cell office:value-type="float" office:value="999386" calcext:value-type="float">
            <text:p>9993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16" calcext:value-type="float">
            <text:p>616</text:p>
          </table:table-cell>
          <table:table-cell office:value-type="float" office:value="999386" calcext:value-type="float">
            <text:p>9993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16" calcext:value-type="float">
            <text:p>616</text:p>
          </table:table-cell>
          <table:table-cell office:value-type="float" office:value="999385" calcext:value-type="float">
            <text:p>9993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17" calcext:value-type="float">
            <text:p>617</text:p>
          </table:table-cell>
          <table:table-cell office:value-type="float" office:value="999385" calcext:value-type="float">
            <text:p>9993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17" calcext:value-type="float">
            <text:p>617</text:p>
          </table:table-cell>
          <table:table-cell office:value-type="float" office:value="999384" calcext:value-type="float">
            <text:p>9993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18" calcext:value-type="float">
            <text:p>618</text:p>
          </table:table-cell>
          <table:table-cell office:value-type="float" office:value="999384" calcext:value-type="float">
            <text:p>9993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18" calcext:value-type="float">
            <text:p>618</text:p>
          </table:table-cell>
          <table:table-cell office:value-type="float" office:value="999383" calcext:value-type="float">
            <text:p>9993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19" calcext:value-type="float">
            <text:p>619</text:p>
          </table:table-cell>
          <table:table-cell office:value-type="float" office:value="999383" calcext:value-type="float">
            <text:p>9993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19" calcext:value-type="float">
            <text:p>619</text:p>
          </table:table-cell>
          <table:table-cell office:value-type="float" office:value="999382" calcext:value-type="float">
            <text:p>9993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20" calcext:value-type="float">
            <text:p>620</text:p>
          </table:table-cell>
          <table:table-cell office:value-type="float" office:value="999382" calcext:value-type="float">
            <text:p>9993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20" calcext:value-type="float">
            <text:p>620</text:p>
          </table:table-cell>
          <table:table-cell office:value-type="float" office:value="999381" calcext:value-type="float">
            <text:p>9993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21" calcext:value-type="float">
            <text:p>621</text:p>
          </table:table-cell>
          <table:table-cell office:value-type="float" office:value="999381" calcext:value-type="float">
            <text:p>9993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21" calcext:value-type="float">
            <text:p>621</text:p>
          </table:table-cell>
          <table:table-cell office:value-type="float" office:value="999380" calcext:value-type="float">
            <text:p>9993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22" calcext:value-type="float">
            <text:p>622</text:p>
          </table:table-cell>
          <table:table-cell office:value-type="float" office:value="999380" calcext:value-type="float">
            <text:p>9993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22" calcext:value-type="float">
            <text:p>622</text:p>
          </table:table-cell>
          <table:table-cell office:value-type="float" office:value="999379" calcext:value-type="float">
            <text:p>9993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23" calcext:value-type="float">
            <text:p>623</text:p>
          </table:table-cell>
          <table:table-cell office:value-type="float" office:value="999379" calcext:value-type="float">
            <text:p>9993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23" calcext:value-type="float">
            <text:p>623</text:p>
          </table:table-cell>
          <table:table-cell office:value-type="float" office:value="999378" calcext:value-type="float">
            <text:p>9993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24" calcext:value-type="float">
            <text:p>624</text:p>
          </table:table-cell>
          <table:table-cell office:value-type="float" office:value="999378" calcext:value-type="float">
            <text:p>9993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24" calcext:value-type="float">
            <text:p>624</text:p>
          </table:table-cell>
          <table:table-cell office:value-type="float" office:value="999377" calcext:value-type="float">
            <text:p>9993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25" calcext:value-type="float">
            <text:p>625</text:p>
          </table:table-cell>
          <table:table-cell office:value-type="float" office:value="999377" calcext:value-type="float">
            <text:p>9993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25" calcext:value-type="float">
            <text:p>625</text:p>
          </table:table-cell>
          <table:table-cell office:value-type="float" office:value="999376" calcext:value-type="float">
            <text:p>9993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26" calcext:value-type="float">
            <text:p>626</text:p>
          </table:table-cell>
          <table:table-cell office:value-type="float" office:value="999376" calcext:value-type="float">
            <text:p>9993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26" calcext:value-type="float">
            <text:p>626</text:p>
          </table:table-cell>
          <table:table-cell office:value-type="float" office:value="999375" calcext:value-type="float">
            <text:p>9993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27" calcext:value-type="float">
            <text:p>627</text:p>
          </table:table-cell>
          <table:table-cell office:value-type="float" office:value="999375" calcext:value-type="float">
            <text:p>9993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27" calcext:value-type="float">
            <text:p>627</text:p>
          </table:table-cell>
          <table:table-cell office:value-type="float" office:value="999374" calcext:value-type="float">
            <text:p>9993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28" calcext:value-type="float">
            <text:p>628</text:p>
          </table:table-cell>
          <table:table-cell office:value-type="float" office:value="999374" calcext:value-type="float">
            <text:p>9993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28" calcext:value-type="float">
            <text:p>628</text:p>
          </table:table-cell>
          <table:table-cell office:value-type="float" office:value="999373" calcext:value-type="float">
            <text:p>9993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29" calcext:value-type="float">
            <text:p>629</text:p>
          </table:table-cell>
          <table:table-cell office:value-type="float" office:value="999373" calcext:value-type="float">
            <text:p>9993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29" calcext:value-type="float">
            <text:p>629</text:p>
          </table:table-cell>
          <table:table-cell office:value-type="float" office:value="999372" calcext:value-type="float">
            <text:p>9993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30" calcext:value-type="float">
            <text:p>630</text:p>
          </table:table-cell>
          <table:table-cell office:value-type="float" office:value="999372" calcext:value-type="float">
            <text:p>9993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30" calcext:value-type="float">
            <text:p>630</text:p>
          </table:table-cell>
          <table:table-cell office:value-type="float" office:value="999371" calcext:value-type="float">
            <text:p>9993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31" calcext:value-type="float">
            <text:p>631</text:p>
          </table:table-cell>
          <table:table-cell office:value-type="float" office:value="999371" calcext:value-type="float">
            <text:p>9993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31" calcext:value-type="float">
            <text:p>631</text:p>
          </table:table-cell>
          <table:table-cell office:value-type="float" office:value="999370" calcext:value-type="float">
            <text:p>9993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32" calcext:value-type="float">
            <text:p>632</text:p>
          </table:table-cell>
          <table:table-cell office:value-type="float" office:value="999370" calcext:value-type="float">
            <text:p>9993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32" calcext:value-type="float">
            <text:p>632</text:p>
          </table:table-cell>
          <table:table-cell office:value-type="float" office:value="999369" calcext:value-type="float">
            <text:p>9993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33" calcext:value-type="float">
            <text:p>633</text:p>
          </table:table-cell>
          <table:table-cell office:value-type="float" office:value="999369" calcext:value-type="float">
            <text:p>9993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33" calcext:value-type="float">
            <text:p>633</text:p>
          </table:table-cell>
          <table:table-cell office:value-type="float" office:value="999368" calcext:value-type="float">
            <text:p>9993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34" calcext:value-type="float">
            <text:p>634</text:p>
          </table:table-cell>
          <table:table-cell office:value-type="float" office:value="999368" calcext:value-type="float">
            <text:p>9993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34" calcext:value-type="float">
            <text:p>634</text:p>
          </table:table-cell>
          <table:table-cell office:value-type="float" office:value="999367" calcext:value-type="float">
            <text:p>9993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35" calcext:value-type="float">
            <text:p>635</text:p>
          </table:table-cell>
          <table:table-cell office:value-type="float" office:value="999367" calcext:value-type="float">
            <text:p>9993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35" calcext:value-type="float">
            <text:p>635</text:p>
          </table:table-cell>
          <table:table-cell office:value-type="float" office:value="999366" calcext:value-type="float">
            <text:p>9993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36" calcext:value-type="float">
            <text:p>636</text:p>
          </table:table-cell>
          <table:table-cell office:value-type="float" office:value="999366" calcext:value-type="float">
            <text:p>9993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36" calcext:value-type="float">
            <text:p>636</text:p>
          </table:table-cell>
          <table:table-cell office:value-type="float" office:value="999365" calcext:value-type="float">
            <text:p>9993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37" calcext:value-type="float">
            <text:p>637</text:p>
          </table:table-cell>
          <table:table-cell office:value-type="float" office:value="999365" calcext:value-type="float">
            <text:p>9993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37" calcext:value-type="float">
            <text:p>637</text:p>
          </table:table-cell>
          <table:table-cell office:value-type="float" office:value="999364" calcext:value-type="float">
            <text:p>9993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38" calcext:value-type="float">
            <text:p>638</text:p>
          </table:table-cell>
          <table:table-cell office:value-type="float" office:value="999364" calcext:value-type="float">
            <text:p>9993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38" calcext:value-type="float">
            <text:p>638</text:p>
          </table:table-cell>
          <table:table-cell office:value-type="float" office:value="999363" calcext:value-type="float">
            <text:p>9993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39" calcext:value-type="float">
            <text:p>639</text:p>
          </table:table-cell>
          <table:table-cell office:value-type="float" office:value="999363" calcext:value-type="float">
            <text:p>9993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39" calcext:value-type="float">
            <text:p>639</text:p>
          </table:table-cell>
          <table:table-cell office:value-type="float" office:value="999362" calcext:value-type="float">
            <text:p>9993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40" calcext:value-type="float">
            <text:p>640</text:p>
          </table:table-cell>
          <table:table-cell office:value-type="float" office:value="999362" calcext:value-type="float">
            <text:p>9993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40" calcext:value-type="float">
            <text:p>640</text:p>
          </table:table-cell>
          <table:table-cell office:value-type="float" office:value="999361" calcext:value-type="float">
            <text:p>9993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41" calcext:value-type="float">
            <text:p>641</text:p>
          </table:table-cell>
          <table:table-cell office:value-type="float" office:value="999361" calcext:value-type="float">
            <text:p>9993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41" calcext:value-type="float">
            <text:p>641</text:p>
          </table:table-cell>
          <table:table-cell office:value-type="float" office:value="999360" calcext:value-type="float">
            <text:p>9993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42" calcext:value-type="float">
            <text:p>642</text:p>
          </table:table-cell>
          <table:table-cell office:value-type="float" office:value="999360" calcext:value-type="float">
            <text:p>9993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42" calcext:value-type="float">
            <text:p>642</text:p>
          </table:table-cell>
          <table:table-cell office:value-type="float" office:value="999359" calcext:value-type="float">
            <text:p>9993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43" calcext:value-type="float">
            <text:p>643</text:p>
          </table:table-cell>
          <table:table-cell office:value-type="float" office:value="999359" calcext:value-type="float">
            <text:p>9993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43" calcext:value-type="float">
            <text:p>643</text:p>
          </table:table-cell>
          <table:table-cell office:value-type="float" office:value="999358" calcext:value-type="float">
            <text:p>9993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44" calcext:value-type="float">
            <text:p>644</text:p>
          </table:table-cell>
          <table:table-cell office:value-type="float" office:value="999358" calcext:value-type="float">
            <text:p>9993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44" calcext:value-type="float">
            <text:p>644</text:p>
          </table:table-cell>
          <table:table-cell office:value-type="float" office:value="999357" calcext:value-type="float">
            <text:p>9993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45" calcext:value-type="float">
            <text:p>645</text:p>
          </table:table-cell>
          <table:table-cell office:value-type="float" office:value="999357" calcext:value-type="float">
            <text:p>9993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45" calcext:value-type="float">
            <text:p>645</text:p>
          </table:table-cell>
          <table:table-cell office:value-type="float" office:value="999356" calcext:value-type="float">
            <text:p>9993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46" calcext:value-type="float">
            <text:p>646</text:p>
          </table:table-cell>
          <table:table-cell office:value-type="float" office:value="999356" calcext:value-type="float">
            <text:p>9993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46" calcext:value-type="float">
            <text:p>646</text:p>
          </table:table-cell>
          <table:table-cell office:value-type="float" office:value="999355" calcext:value-type="float">
            <text:p>9993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47" calcext:value-type="float">
            <text:p>647</text:p>
          </table:table-cell>
          <table:table-cell office:value-type="float" office:value="999355" calcext:value-type="float">
            <text:p>9993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47" calcext:value-type="float">
            <text:p>647</text:p>
          </table:table-cell>
          <table:table-cell office:value-type="float" office:value="999354" calcext:value-type="float">
            <text:p>9993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48" calcext:value-type="float">
            <text:p>648</text:p>
          </table:table-cell>
          <table:table-cell office:value-type="float" office:value="999354" calcext:value-type="float">
            <text:p>9993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48" calcext:value-type="float">
            <text:p>648</text:p>
          </table:table-cell>
          <table:table-cell office:value-type="float" office:value="999353" calcext:value-type="float">
            <text:p>9993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49" calcext:value-type="float">
            <text:p>649</text:p>
          </table:table-cell>
          <table:table-cell office:value-type="float" office:value="999353" calcext:value-type="float">
            <text:p>9993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49" calcext:value-type="float">
            <text:p>649</text:p>
          </table:table-cell>
          <table:table-cell office:value-type="float" office:value="999352" calcext:value-type="float">
            <text:p>9993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50" calcext:value-type="float">
            <text:p>650</text:p>
          </table:table-cell>
          <table:table-cell office:value-type="float" office:value="999352" calcext:value-type="float">
            <text:p>9993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50" calcext:value-type="float">
            <text:p>650</text:p>
          </table:table-cell>
          <table:table-cell office:value-type="float" office:value="999351" calcext:value-type="float">
            <text:p>9993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51" calcext:value-type="float">
            <text:p>651</text:p>
          </table:table-cell>
          <table:table-cell office:value-type="float" office:value="999351" calcext:value-type="float">
            <text:p>9993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51" calcext:value-type="float">
            <text:p>651</text:p>
          </table:table-cell>
          <table:table-cell office:value-type="float" office:value="999350" calcext:value-type="float">
            <text:p>9993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52" calcext:value-type="float">
            <text:p>652</text:p>
          </table:table-cell>
          <table:table-cell office:value-type="float" office:value="999350" calcext:value-type="float">
            <text:p>9993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52" calcext:value-type="float">
            <text:p>652</text:p>
          </table:table-cell>
          <table:table-cell office:value-type="float" office:value="999349" calcext:value-type="float">
            <text:p>9993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53" calcext:value-type="float">
            <text:p>653</text:p>
          </table:table-cell>
          <table:table-cell office:value-type="float" office:value="999349" calcext:value-type="float">
            <text:p>9993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53" calcext:value-type="float">
            <text:p>653</text:p>
          </table:table-cell>
          <table:table-cell office:value-type="float" office:value="999348" calcext:value-type="float">
            <text:p>9993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54" calcext:value-type="float">
            <text:p>654</text:p>
          </table:table-cell>
          <table:table-cell office:value-type="float" office:value="999348" calcext:value-type="float">
            <text:p>9993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54" calcext:value-type="float">
            <text:p>654</text:p>
          </table:table-cell>
          <table:table-cell office:value-type="float" office:value="999347" calcext:value-type="float">
            <text:p>9993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55" calcext:value-type="float">
            <text:p>655</text:p>
          </table:table-cell>
          <table:table-cell office:value-type="float" office:value="999347" calcext:value-type="float">
            <text:p>9993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55" calcext:value-type="float">
            <text:p>655</text:p>
          </table:table-cell>
          <table:table-cell office:value-type="float" office:value="999346" calcext:value-type="float">
            <text:p>9993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56" calcext:value-type="float">
            <text:p>656</text:p>
          </table:table-cell>
          <table:table-cell office:value-type="float" office:value="999346" calcext:value-type="float">
            <text:p>9993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56" calcext:value-type="float">
            <text:p>656</text:p>
          </table:table-cell>
          <table:table-cell office:value-type="float" office:value="999345" calcext:value-type="float">
            <text:p>9993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57" calcext:value-type="float">
            <text:p>657</text:p>
          </table:table-cell>
          <table:table-cell office:value-type="float" office:value="999345" calcext:value-type="float">
            <text:p>9993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57" calcext:value-type="float">
            <text:p>657</text:p>
          </table:table-cell>
          <table:table-cell office:value-type="float" office:value="999344" calcext:value-type="float">
            <text:p>9993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58" calcext:value-type="float">
            <text:p>658</text:p>
          </table:table-cell>
          <table:table-cell office:value-type="float" office:value="999344" calcext:value-type="float">
            <text:p>9993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58" calcext:value-type="float">
            <text:p>658</text:p>
          </table:table-cell>
          <table:table-cell office:value-type="float" office:value="999343" calcext:value-type="float">
            <text:p>9993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59" calcext:value-type="float">
            <text:p>659</text:p>
          </table:table-cell>
          <table:table-cell office:value-type="float" office:value="999343" calcext:value-type="float">
            <text:p>9993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59" calcext:value-type="float">
            <text:p>659</text:p>
          </table:table-cell>
          <table:table-cell office:value-type="float" office:value="999342" calcext:value-type="float">
            <text:p>9993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60" calcext:value-type="float">
            <text:p>660</text:p>
          </table:table-cell>
          <table:table-cell office:value-type="float" office:value="999342" calcext:value-type="float">
            <text:p>9993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60" calcext:value-type="float">
            <text:p>660</text:p>
          </table:table-cell>
          <table:table-cell office:value-type="float" office:value="999341" calcext:value-type="float">
            <text:p>9993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61" calcext:value-type="float">
            <text:p>661</text:p>
          </table:table-cell>
          <table:table-cell office:value-type="float" office:value="999341" calcext:value-type="float">
            <text:p>9993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61" calcext:value-type="float">
            <text:p>661</text:p>
          </table:table-cell>
          <table:table-cell office:value-type="float" office:value="999340" calcext:value-type="float">
            <text:p>9993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62" calcext:value-type="float">
            <text:p>662</text:p>
          </table:table-cell>
          <table:table-cell office:value-type="float" office:value="999340" calcext:value-type="float">
            <text:p>9993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62" calcext:value-type="float">
            <text:p>662</text:p>
          </table:table-cell>
          <table:table-cell office:value-type="float" office:value="999339" calcext:value-type="float">
            <text:p>9993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63" calcext:value-type="float">
            <text:p>663</text:p>
          </table:table-cell>
          <table:table-cell office:value-type="float" office:value="999339" calcext:value-type="float">
            <text:p>9993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63" calcext:value-type="float">
            <text:p>663</text:p>
          </table:table-cell>
          <table:table-cell office:value-type="float" office:value="999338" calcext:value-type="float">
            <text:p>9993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64" calcext:value-type="float">
            <text:p>664</text:p>
          </table:table-cell>
          <table:table-cell office:value-type="float" office:value="999338" calcext:value-type="float">
            <text:p>9993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64" calcext:value-type="float">
            <text:p>664</text:p>
          </table:table-cell>
          <table:table-cell office:value-type="float" office:value="999337" calcext:value-type="float">
            <text:p>9993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65" calcext:value-type="float">
            <text:p>665</text:p>
          </table:table-cell>
          <table:table-cell office:value-type="float" office:value="999337" calcext:value-type="float">
            <text:p>9993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65" calcext:value-type="float">
            <text:p>665</text:p>
          </table:table-cell>
          <table:table-cell office:value-type="float" office:value="999336" calcext:value-type="float">
            <text:p>9993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66" calcext:value-type="float">
            <text:p>666</text:p>
          </table:table-cell>
          <table:table-cell office:value-type="float" office:value="999336" calcext:value-type="float">
            <text:p>9993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66" calcext:value-type="float">
            <text:p>666</text:p>
          </table:table-cell>
          <table:table-cell office:value-type="float" office:value="999335" calcext:value-type="float">
            <text:p>9993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67" calcext:value-type="float">
            <text:p>667</text:p>
          </table:table-cell>
          <table:table-cell office:value-type="float" office:value="999335" calcext:value-type="float">
            <text:p>9993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67" calcext:value-type="float">
            <text:p>667</text:p>
          </table:table-cell>
          <table:table-cell office:value-type="float" office:value="999334" calcext:value-type="float">
            <text:p>9993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68" calcext:value-type="float">
            <text:p>668</text:p>
          </table:table-cell>
          <table:table-cell office:value-type="float" office:value="999334" calcext:value-type="float">
            <text:p>9993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68" calcext:value-type="float">
            <text:p>668</text:p>
          </table:table-cell>
          <table:table-cell office:value-type="float" office:value="999333" calcext:value-type="float">
            <text:p>9993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69" calcext:value-type="float">
            <text:p>669</text:p>
          </table:table-cell>
          <table:table-cell office:value-type="float" office:value="999333" calcext:value-type="float">
            <text:p>9993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69" calcext:value-type="float">
            <text:p>669</text:p>
          </table:table-cell>
          <table:table-cell office:value-type="float" office:value="999332" calcext:value-type="float">
            <text:p>9993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70" calcext:value-type="float">
            <text:p>670</text:p>
          </table:table-cell>
          <table:table-cell office:value-type="float" office:value="999332" calcext:value-type="float">
            <text:p>9993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70" calcext:value-type="float">
            <text:p>670</text:p>
          </table:table-cell>
          <table:table-cell office:value-type="float" office:value="999331" calcext:value-type="float">
            <text:p>9993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71" calcext:value-type="float">
            <text:p>671</text:p>
          </table:table-cell>
          <table:table-cell office:value-type="float" office:value="999331" calcext:value-type="float">
            <text:p>9993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71" calcext:value-type="float">
            <text:p>671</text:p>
          </table:table-cell>
          <table:table-cell office:value-type="float" office:value="999330" calcext:value-type="float">
            <text:p>9993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72" calcext:value-type="float">
            <text:p>672</text:p>
          </table:table-cell>
          <table:table-cell office:value-type="float" office:value="999330" calcext:value-type="float">
            <text:p>9993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72" calcext:value-type="float">
            <text:p>672</text:p>
          </table:table-cell>
          <table:table-cell office:value-type="float" office:value="999329" calcext:value-type="float">
            <text:p>9993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73" calcext:value-type="float">
            <text:p>673</text:p>
          </table:table-cell>
          <table:table-cell office:value-type="float" office:value="999329" calcext:value-type="float">
            <text:p>9993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73" calcext:value-type="float">
            <text:p>673</text:p>
          </table:table-cell>
          <table:table-cell office:value-type="float" office:value="999328" calcext:value-type="float">
            <text:p>999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74" calcext:value-type="float">
            <text:p>674</text:p>
          </table:table-cell>
          <table:table-cell office:value-type="float" office:value="999328" calcext:value-type="float">
            <text:p>999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74" calcext:value-type="float">
            <text:p>674</text:p>
          </table:table-cell>
          <table:table-cell office:value-type="float" office:value="999327" calcext:value-type="float">
            <text:p>9993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75" calcext:value-type="float">
            <text:p>675</text:p>
          </table:table-cell>
          <table:table-cell office:value-type="float" office:value="999327" calcext:value-type="float">
            <text:p>9993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75" calcext:value-type="float">
            <text:p>675</text:p>
          </table:table-cell>
          <table:table-cell office:value-type="float" office:value="999326" calcext:value-type="float">
            <text:p>9993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76" calcext:value-type="float">
            <text:p>676</text:p>
          </table:table-cell>
          <table:table-cell office:value-type="float" office:value="999326" calcext:value-type="float">
            <text:p>9993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76" calcext:value-type="float">
            <text:p>676</text:p>
          </table:table-cell>
          <table:table-cell office:value-type="float" office:value="999325" calcext:value-type="float">
            <text:p>9993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77" calcext:value-type="float">
            <text:p>677</text:p>
          </table:table-cell>
          <table:table-cell office:value-type="float" office:value="999325" calcext:value-type="float">
            <text:p>9993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77" calcext:value-type="float">
            <text:p>677</text:p>
          </table:table-cell>
          <table:table-cell office:value-type="float" office:value="999324" calcext:value-type="float">
            <text:p>9993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78" calcext:value-type="float">
            <text:p>678</text:p>
          </table:table-cell>
          <table:table-cell office:value-type="float" office:value="999324" calcext:value-type="float">
            <text:p>9993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78" calcext:value-type="float">
            <text:p>678</text:p>
          </table:table-cell>
          <table:table-cell office:value-type="float" office:value="999323" calcext:value-type="float">
            <text:p>9993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79" calcext:value-type="float">
            <text:p>679</text:p>
          </table:table-cell>
          <table:table-cell office:value-type="float" office:value="999323" calcext:value-type="float">
            <text:p>9993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79" calcext:value-type="float">
            <text:p>679</text:p>
          </table:table-cell>
          <table:table-cell office:value-type="float" office:value="999322" calcext:value-type="float">
            <text:p>9993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80" calcext:value-type="float">
            <text:p>680</text:p>
          </table:table-cell>
          <table:table-cell office:value-type="float" office:value="999322" calcext:value-type="float">
            <text:p>9993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80" calcext:value-type="float">
            <text:p>680</text:p>
          </table:table-cell>
          <table:table-cell office:value-type="float" office:value="999321" calcext:value-type="float">
            <text:p>9993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81" calcext:value-type="float">
            <text:p>681</text:p>
          </table:table-cell>
          <table:table-cell office:value-type="float" office:value="999321" calcext:value-type="float">
            <text:p>9993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81" calcext:value-type="float">
            <text:p>681</text:p>
          </table:table-cell>
          <table:table-cell office:value-type="float" office:value="999320" calcext:value-type="float">
            <text:p>9993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82" calcext:value-type="float">
            <text:p>682</text:p>
          </table:table-cell>
          <table:table-cell office:value-type="float" office:value="999320" calcext:value-type="float">
            <text:p>9993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82" calcext:value-type="float">
            <text:p>682</text:p>
          </table:table-cell>
          <table:table-cell office:value-type="float" office:value="999319" calcext:value-type="float">
            <text:p>9993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83" calcext:value-type="float">
            <text:p>683</text:p>
          </table:table-cell>
          <table:table-cell office:value-type="float" office:value="999319" calcext:value-type="float">
            <text:p>9993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83" calcext:value-type="float">
            <text:p>683</text:p>
          </table:table-cell>
          <table:table-cell office:value-type="float" office:value="999318" calcext:value-type="float">
            <text:p>9993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84" calcext:value-type="float">
            <text:p>684</text:p>
          </table:table-cell>
          <table:table-cell office:value-type="float" office:value="999318" calcext:value-type="float">
            <text:p>9993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84" calcext:value-type="float">
            <text:p>684</text:p>
          </table:table-cell>
          <table:table-cell office:value-type="float" office:value="999317" calcext:value-type="float">
            <text:p>9993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85" calcext:value-type="float">
            <text:p>685</text:p>
          </table:table-cell>
          <table:table-cell office:value-type="float" office:value="999317" calcext:value-type="float">
            <text:p>9993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85" calcext:value-type="float">
            <text:p>685</text:p>
          </table:table-cell>
          <table:table-cell office:value-type="float" office:value="999316" calcext:value-type="float">
            <text:p>9993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86" calcext:value-type="float">
            <text:p>686</text:p>
          </table:table-cell>
          <table:table-cell office:value-type="float" office:value="999316" calcext:value-type="float">
            <text:p>9993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86" calcext:value-type="float">
            <text:p>686</text:p>
          </table:table-cell>
          <table:table-cell office:value-type="float" office:value="999315" calcext:value-type="float">
            <text:p>9993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87" calcext:value-type="float">
            <text:p>687</text:p>
          </table:table-cell>
          <table:table-cell office:value-type="float" office:value="999315" calcext:value-type="float">
            <text:p>9993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87" calcext:value-type="float">
            <text:p>687</text:p>
          </table:table-cell>
          <table:table-cell office:value-type="float" office:value="999314" calcext:value-type="float">
            <text:p>9993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88" calcext:value-type="float">
            <text:p>688</text:p>
          </table:table-cell>
          <table:table-cell office:value-type="float" office:value="999314" calcext:value-type="float">
            <text:p>9993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88" calcext:value-type="float">
            <text:p>688</text:p>
          </table:table-cell>
          <table:table-cell office:value-type="float" office:value="999313" calcext:value-type="float">
            <text:p>9993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89" calcext:value-type="float">
            <text:p>689</text:p>
          </table:table-cell>
          <table:table-cell office:value-type="float" office:value="999313" calcext:value-type="float">
            <text:p>9993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89" calcext:value-type="float">
            <text:p>689</text:p>
          </table:table-cell>
          <table:table-cell office:value-type="float" office:value="999312" calcext:value-type="float">
            <text:p>9993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90" calcext:value-type="float">
            <text:p>690</text:p>
          </table:table-cell>
          <table:table-cell office:value-type="float" office:value="999312" calcext:value-type="float">
            <text:p>9993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90" calcext:value-type="float">
            <text:p>690</text:p>
          </table:table-cell>
          <table:table-cell office:value-type="float" office:value="999311" calcext:value-type="float">
            <text:p>9993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91" calcext:value-type="float">
            <text:p>691</text:p>
          </table:table-cell>
          <table:table-cell office:value-type="float" office:value="999311" calcext:value-type="float">
            <text:p>9993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91" calcext:value-type="float">
            <text:p>691</text:p>
          </table:table-cell>
          <table:table-cell office:value-type="float" office:value="999310" calcext:value-type="float">
            <text:p>9993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92" calcext:value-type="float">
            <text:p>692</text:p>
          </table:table-cell>
          <table:table-cell office:value-type="float" office:value="999310" calcext:value-type="float">
            <text:p>9993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92" calcext:value-type="float">
            <text:p>692</text:p>
          </table:table-cell>
          <table:table-cell office:value-type="float" office:value="999309" calcext:value-type="float">
            <text:p>9993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93" calcext:value-type="float">
            <text:p>693</text:p>
          </table:table-cell>
          <table:table-cell office:value-type="float" office:value="999309" calcext:value-type="float">
            <text:p>9993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93" calcext:value-type="float">
            <text:p>693</text:p>
          </table:table-cell>
          <table:table-cell office:value-type="float" office:value="999308" calcext:value-type="float">
            <text:p>9993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94" calcext:value-type="float">
            <text:p>694</text:p>
          </table:table-cell>
          <table:table-cell office:value-type="float" office:value="999308" calcext:value-type="float">
            <text:p>9993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94" calcext:value-type="float">
            <text:p>694</text:p>
          </table:table-cell>
          <table:table-cell office:value-type="float" office:value="999307" calcext:value-type="float">
            <text:p>9993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95" calcext:value-type="float">
            <text:p>695</text:p>
          </table:table-cell>
          <table:table-cell office:value-type="float" office:value="999307" calcext:value-type="float">
            <text:p>9993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95" calcext:value-type="float">
            <text:p>695</text:p>
          </table:table-cell>
          <table:table-cell office:value-type="float" office:value="999306" calcext:value-type="float">
            <text:p>9993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96" calcext:value-type="float">
            <text:p>696</text:p>
          </table:table-cell>
          <table:table-cell office:value-type="float" office:value="999306" calcext:value-type="float">
            <text:p>9993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96" calcext:value-type="float">
            <text:p>696</text:p>
          </table:table-cell>
          <table:table-cell office:value-type="float" office:value="999305" calcext:value-type="float">
            <text:p>9993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97" calcext:value-type="float">
            <text:p>697</text:p>
          </table:table-cell>
          <table:table-cell office:value-type="float" office:value="999305" calcext:value-type="float">
            <text:p>9993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97" calcext:value-type="float">
            <text:p>697</text:p>
          </table:table-cell>
          <table:table-cell office:value-type="float" office:value="999304" calcext:value-type="float">
            <text:p>9993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98" calcext:value-type="float">
            <text:p>698</text:p>
          </table:table-cell>
          <table:table-cell office:value-type="float" office:value="999304" calcext:value-type="float">
            <text:p>9993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98" calcext:value-type="float">
            <text:p>698</text:p>
          </table:table-cell>
          <table:table-cell office:value-type="float" office:value="999303" calcext:value-type="float">
            <text:p>9993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699" calcext:value-type="float">
            <text:p>699</text:p>
          </table:table-cell>
          <table:table-cell office:value-type="float" office:value="999303" calcext:value-type="float">
            <text:p>9993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699" calcext:value-type="float">
            <text:p>699</text:p>
          </table:table-cell>
          <table:table-cell office:value-type="float" office:value="999302" calcext:value-type="float">
            <text:p>9993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00" calcext:value-type="float">
            <text:p>700</text:p>
          </table:table-cell>
          <table:table-cell office:value-type="float" office:value="999302" calcext:value-type="float">
            <text:p>9993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00" calcext:value-type="float">
            <text:p>700</text:p>
          </table:table-cell>
          <table:table-cell office:value-type="float" office:value="999301" calcext:value-type="float">
            <text:p>9993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01" calcext:value-type="float">
            <text:p>701</text:p>
          </table:table-cell>
          <table:table-cell office:value-type="float" office:value="999301" calcext:value-type="float">
            <text:p>9993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01" calcext:value-type="float">
            <text:p>701</text:p>
          </table:table-cell>
          <table:table-cell office:value-type="float" office:value="999300" calcext:value-type="float">
            <text:p>9993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02" calcext:value-type="float">
            <text:p>702</text:p>
          </table:table-cell>
          <table:table-cell office:value-type="float" office:value="999300" calcext:value-type="float">
            <text:p>9993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02" calcext:value-type="float">
            <text:p>702</text:p>
          </table:table-cell>
          <table:table-cell office:value-type="float" office:value="999299" calcext:value-type="float">
            <text:p>9992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03" calcext:value-type="float">
            <text:p>703</text:p>
          </table:table-cell>
          <table:table-cell office:value-type="float" office:value="999299" calcext:value-type="float">
            <text:p>9992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03" calcext:value-type="float">
            <text:p>703</text:p>
          </table:table-cell>
          <table:table-cell office:value-type="float" office:value="999298" calcext:value-type="float">
            <text:p>9992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04" calcext:value-type="float">
            <text:p>704</text:p>
          </table:table-cell>
          <table:table-cell office:value-type="float" office:value="999298" calcext:value-type="float">
            <text:p>9992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04" calcext:value-type="float">
            <text:p>704</text:p>
          </table:table-cell>
          <table:table-cell office:value-type="float" office:value="999297" calcext:value-type="float">
            <text:p>9992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05" calcext:value-type="float">
            <text:p>705</text:p>
          </table:table-cell>
          <table:table-cell office:value-type="float" office:value="999297" calcext:value-type="float">
            <text:p>9992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05" calcext:value-type="float">
            <text:p>705</text:p>
          </table:table-cell>
          <table:table-cell office:value-type="float" office:value="999296" calcext:value-type="float">
            <text:p>9992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06" calcext:value-type="float">
            <text:p>706</text:p>
          </table:table-cell>
          <table:table-cell office:value-type="float" office:value="999296" calcext:value-type="float">
            <text:p>9992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06" calcext:value-type="float">
            <text:p>706</text:p>
          </table:table-cell>
          <table:table-cell office:value-type="float" office:value="999295" calcext:value-type="float">
            <text:p>9992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07" calcext:value-type="float">
            <text:p>707</text:p>
          </table:table-cell>
          <table:table-cell office:value-type="float" office:value="999295" calcext:value-type="float">
            <text:p>9992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07" calcext:value-type="float">
            <text:p>707</text:p>
          </table:table-cell>
          <table:table-cell office:value-type="float" office:value="999294" calcext:value-type="float">
            <text:p>9992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08" calcext:value-type="float">
            <text:p>708</text:p>
          </table:table-cell>
          <table:table-cell office:value-type="float" office:value="999294" calcext:value-type="float">
            <text:p>9992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08" calcext:value-type="float">
            <text:p>708</text:p>
          </table:table-cell>
          <table:table-cell office:value-type="float" office:value="999293" calcext:value-type="float">
            <text:p>9992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09" calcext:value-type="float">
            <text:p>709</text:p>
          </table:table-cell>
          <table:table-cell office:value-type="float" office:value="999293" calcext:value-type="float">
            <text:p>9992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09" calcext:value-type="float">
            <text:p>709</text:p>
          </table:table-cell>
          <table:table-cell office:value-type="float" office:value="999292" calcext:value-type="float">
            <text:p>9992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10" calcext:value-type="float">
            <text:p>710</text:p>
          </table:table-cell>
          <table:table-cell office:value-type="float" office:value="999292" calcext:value-type="float">
            <text:p>9992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10" calcext:value-type="float">
            <text:p>710</text:p>
          </table:table-cell>
          <table:table-cell office:value-type="float" office:value="999291" calcext:value-type="float">
            <text:p>9992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11" calcext:value-type="float">
            <text:p>711</text:p>
          </table:table-cell>
          <table:table-cell office:value-type="float" office:value="999291" calcext:value-type="float">
            <text:p>9992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11" calcext:value-type="float">
            <text:p>711</text:p>
          </table:table-cell>
          <table:table-cell office:value-type="float" office:value="999290" calcext:value-type="float">
            <text:p>9992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12" calcext:value-type="float">
            <text:p>712</text:p>
          </table:table-cell>
          <table:table-cell office:value-type="float" office:value="999290" calcext:value-type="float">
            <text:p>9992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12" calcext:value-type="float">
            <text:p>712</text:p>
          </table:table-cell>
          <table:table-cell office:value-type="float" office:value="999289" calcext:value-type="float">
            <text:p>9992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13" calcext:value-type="float">
            <text:p>713</text:p>
          </table:table-cell>
          <table:table-cell office:value-type="float" office:value="999289" calcext:value-type="float">
            <text:p>9992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13" calcext:value-type="float">
            <text:p>713</text:p>
          </table:table-cell>
          <table:table-cell office:value-type="float" office:value="999288" calcext:value-type="float">
            <text:p>9992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14" calcext:value-type="float">
            <text:p>714</text:p>
          </table:table-cell>
          <table:table-cell office:value-type="float" office:value="999288" calcext:value-type="float">
            <text:p>9992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14" calcext:value-type="float">
            <text:p>714</text:p>
          </table:table-cell>
          <table:table-cell office:value-type="float" office:value="999287" calcext:value-type="float">
            <text:p>9992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15" calcext:value-type="float">
            <text:p>715</text:p>
          </table:table-cell>
          <table:table-cell office:value-type="float" office:value="999287" calcext:value-type="float">
            <text:p>9992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15" calcext:value-type="float">
            <text:p>715</text:p>
          </table:table-cell>
          <table:table-cell office:value-type="float" office:value="999286" calcext:value-type="float">
            <text:p>9992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16" calcext:value-type="float">
            <text:p>716</text:p>
          </table:table-cell>
          <table:table-cell office:value-type="float" office:value="999286" calcext:value-type="float">
            <text:p>9992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16" calcext:value-type="float">
            <text:p>716</text:p>
          </table:table-cell>
          <table:table-cell office:value-type="float" office:value="999285" calcext:value-type="float">
            <text:p>9992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17" calcext:value-type="float">
            <text:p>717</text:p>
          </table:table-cell>
          <table:table-cell office:value-type="float" office:value="999285" calcext:value-type="float">
            <text:p>9992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17" calcext:value-type="float">
            <text:p>717</text:p>
          </table:table-cell>
          <table:table-cell office:value-type="float" office:value="999284" calcext:value-type="float">
            <text:p>9992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18" calcext:value-type="float">
            <text:p>718</text:p>
          </table:table-cell>
          <table:table-cell office:value-type="float" office:value="999284" calcext:value-type="float">
            <text:p>9992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18" calcext:value-type="float">
            <text:p>718</text:p>
          </table:table-cell>
          <table:table-cell office:value-type="float" office:value="999283" calcext:value-type="float">
            <text:p>9992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19" calcext:value-type="float">
            <text:p>719</text:p>
          </table:table-cell>
          <table:table-cell office:value-type="float" office:value="999283" calcext:value-type="float">
            <text:p>9992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19" calcext:value-type="float">
            <text:p>719</text:p>
          </table:table-cell>
          <table:table-cell office:value-type="float" office:value="999282" calcext:value-type="float">
            <text:p>9992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20" calcext:value-type="float">
            <text:p>720</text:p>
          </table:table-cell>
          <table:table-cell office:value-type="float" office:value="999282" calcext:value-type="float">
            <text:p>9992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20" calcext:value-type="float">
            <text:p>720</text:p>
          </table:table-cell>
          <table:table-cell office:value-type="float" office:value="999281" calcext:value-type="float">
            <text:p>9992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21" calcext:value-type="float">
            <text:p>721</text:p>
          </table:table-cell>
          <table:table-cell office:value-type="float" office:value="999281" calcext:value-type="float">
            <text:p>9992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21" calcext:value-type="float">
            <text:p>721</text:p>
          </table:table-cell>
          <table:table-cell office:value-type="float" office:value="999280" calcext:value-type="float">
            <text:p>9992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22" calcext:value-type="float">
            <text:p>722</text:p>
          </table:table-cell>
          <table:table-cell office:value-type="float" office:value="999280" calcext:value-type="float">
            <text:p>9992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22" calcext:value-type="float">
            <text:p>722</text:p>
          </table:table-cell>
          <table:table-cell office:value-type="float" office:value="999279" calcext:value-type="float">
            <text:p>9992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23" calcext:value-type="float">
            <text:p>723</text:p>
          </table:table-cell>
          <table:table-cell office:value-type="float" office:value="999279" calcext:value-type="float">
            <text:p>9992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23" calcext:value-type="float">
            <text:p>723</text:p>
          </table:table-cell>
          <table:table-cell office:value-type="float" office:value="999278" calcext:value-type="float">
            <text:p>9992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24" calcext:value-type="float">
            <text:p>724</text:p>
          </table:table-cell>
          <table:table-cell office:value-type="float" office:value="999278" calcext:value-type="float">
            <text:p>9992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24" calcext:value-type="float">
            <text:p>724</text:p>
          </table:table-cell>
          <table:table-cell office:value-type="float" office:value="999277" calcext:value-type="float">
            <text:p>9992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25" calcext:value-type="float">
            <text:p>725</text:p>
          </table:table-cell>
          <table:table-cell office:value-type="float" office:value="999277" calcext:value-type="float">
            <text:p>9992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25" calcext:value-type="float">
            <text:p>725</text:p>
          </table:table-cell>
          <table:table-cell office:value-type="float" office:value="999276" calcext:value-type="float">
            <text:p>9992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26" calcext:value-type="float">
            <text:p>726</text:p>
          </table:table-cell>
          <table:table-cell office:value-type="float" office:value="999276" calcext:value-type="float">
            <text:p>9992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26" calcext:value-type="float">
            <text:p>726</text:p>
          </table:table-cell>
          <table:table-cell office:value-type="float" office:value="999275" calcext:value-type="float">
            <text:p>9992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27" calcext:value-type="float">
            <text:p>727</text:p>
          </table:table-cell>
          <table:table-cell office:value-type="float" office:value="999275" calcext:value-type="float">
            <text:p>9992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27" calcext:value-type="float">
            <text:p>727</text:p>
          </table:table-cell>
          <table:table-cell office:value-type="float" office:value="999274" calcext:value-type="float">
            <text:p>9992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28" calcext:value-type="float">
            <text:p>728</text:p>
          </table:table-cell>
          <table:table-cell office:value-type="float" office:value="999274" calcext:value-type="float">
            <text:p>9992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28" calcext:value-type="float">
            <text:p>728</text:p>
          </table:table-cell>
          <table:table-cell office:value-type="float" office:value="999273" calcext:value-type="float">
            <text:p>9992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29" calcext:value-type="float">
            <text:p>729</text:p>
          </table:table-cell>
          <table:table-cell office:value-type="float" office:value="999273" calcext:value-type="float">
            <text:p>9992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29" calcext:value-type="float">
            <text:p>729</text:p>
          </table:table-cell>
          <table:table-cell office:value-type="float" office:value="999272" calcext:value-type="float">
            <text:p>9992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30" calcext:value-type="float">
            <text:p>730</text:p>
          </table:table-cell>
          <table:table-cell office:value-type="float" office:value="999272" calcext:value-type="float">
            <text:p>9992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30" calcext:value-type="float">
            <text:p>730</text:p>
          </table:table-cell>
          <table:table-cell office:value-type="float" office:value="999271" calcext:value-type="float">
            <text:p>9992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31" calcext:value-type="float">
            <text:p>731</text:p>
          </table:table-cell>
          <table:table-cell office:value-type="float" office:value="999271" calcext:value-type="float">
            <text:p>9992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31" calcext:value-type="float">
            <text:p>731</text:p>
          </table:table-cell>
          <table:table-cell office:value-type="float" office:value="999270" calcext:value-type="float">
            <text:p>9992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32" calcext:value-type="float">
            <text:p>732</text:p>
          </table:table-cell>
          <table:table-cell office:value-type="float" office:value="999270" calcext:value-type="float">
            <text:p>9992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32" calcext:value-type="float">
            <text:p>732</text:p>
          </table:table-cell>
          <table:table-cell office:value-type="float" office:value="999269" calcext:value-type="float">
            <text:p>9992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33" calcext:value-type="float">
            <text:p>733</text:p>
          </table:table-cell>
          <table:table-cell office:value-type="float" office:value="999269" calcext:value-type="float">
            <text:p>9992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33" calcext:value-type="float">
            <text:p>733</text:p>
          </table:table-cell>
          <table:table-cell office:value-type="float" office:value="999268" calcext:value-type="float">
            <text:p>9992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34" calcext:value-type="float">
            <text:p>734</text:p>
          </table:table-cell>
          <table:table-cell office:value-type="float" office:value="999268" calcext:value-type="float">
            <text:p>9992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34" calcext:value-type="float">
            <text:p>734</text:p>
          </table:table-cell>
          <table:table-cell office:value-type="float" office:value="999267" calcext:value-type="float">
            <text:p>9992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35" calcext:value-type="float">
            <text:p>735</text:p>
          </table:table-cell>
          <table:table-cell office:value-type="float" office:value="999267" calcext:value-type="float">
            <text:p>9992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35" calcext:value-type="float">
            <text:p>735</text:p>
          </table:table-cell>
          <table:table-cell office:value-type="float" office:value="999266" calcext:value-type="float">
            <text:p>9992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36" calcext:value-type="float">
            <text:p>736</text:p>
          </table:table-cell>
          <table:table-cell office:value-type="float" office:value="999266" calcext:value-type="float">
            <text:p>9992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36" calcext:value-type="float">
            <text:p>736</text:p>
          </table:table-cell>
          <table:table-cell office:value-type="float" office:value="999265" calcext:value-type="float">
            <text:p>9992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37" calcext:value-type="float">
            <text:p>737</text:p>
          </table:table-cell>
          <table:table-cell office:value-type="float" office:value="999265" calcext:value-type="float">
            <text:p>9992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37" calcext:value-type="float">
            <text:p>737</text:p>
          </table:table-cell>
          <table:table-cell office:value-type="float" office:value="999264" calcext:value-type="float">
            <text:p>9992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38" calcext:value-type="float">
            <text:p>738</text:p>
          </table:table-cell>
          <table:table-cell office:value-type="float" office:value="999264" calcext:value-type="float">
            <text:p>9992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38" calcext:value-type="float">
            <text:p>738</text:p>
          </table:table-cell>
          <table:table-cell office:value-type="float" office:value="999263" calcext:value-type="float">
            <text:p>9992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39" calcext:value-type="float">
            <text:p>739</text:p>
          </table:table-cell>
          <table:table-cell office:value-type="float" office:value="999263" calcext:value-type="float">
            <text:p>9992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39" calcext:value-type="float">
            <text:p>739</text:p>
          </table:table-cell>
          <table:table-cell office:value-type="float" office:value="999262" calcext:value-type="float">
            <text:p>9992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40" calcext:value-type="float">
            <text:p>740</text:p>
          </table:table-cell>
          <table:table-cell office:value-type="float" office:value="999262" calcext:value-type="float">
            <text:p>9992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40" calcext:value-type="float">
            <text:p>740</text:p>
          </table:table-cell>
          <table:table-cell office:value-type="float" office:value="999261" calcext:value-type="float">
            <text:p>9992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41" calcext:value-type="float">
            <text:p>741</text:p>
          </table:table-cell>
          <table:table-cell office:value-type="float" office:value="999261" calcext:value-type="float">
            <text:p>9992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41" calcext:value-type="float">
            <text:p>741</text:p>
          </table:table-cell>
          <table:table-cell office:value-type="float" office:value="999260" calcext:value-type="float">
            <text:p>9992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42" calcext:value-type="float">
            <text:p>742</text:p>
          </table:table-cell>
          <table:table-cell office:value-type="float" office:value="999260" calcext:value-type="float">
            <text:p>9992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42" calcext:value-type="float">
            <text:p>742</text:p>
          </table:table-cell>
          <table:table-cell office:value-type="float" office:value="999259" calcext:value-type="float">
            <text:p>9992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43" calcext:value-type="float">
            <text:p>743</text:p>
          </table:table-cell>
          <table:table-cell office:value-type="float" office:value="999259" calcext:value-type="float">
            <text:p>9992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43" calcext:value-type="float">
            <text:p>743</text:p>
          </table:table-cell>
          <table:table-cell office:value-type="float" office:value="999258" calcext:value-type="float">
            <text:p>9992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44" calcext:value-type="float">
            <text:p>744</text:p>
          </table:table-cell>
          <table:table-cell office:value-type="float" office:value="999258" calcext:value-type="float">
            <text:p>9992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44" calcext:value-type="float">
            <text:p>744</text:p>
          </table:table-cell>
          <table:table-cell office:value-type="float" office:value="999257" calcext:value-type="float">
            <text:p>9992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45" calcext:value-type="float">
            <text:p>745</text:p>
          </table:table-cell>
          <table:table-cell office:value-type="float" office:value="999257" calcext:value-type="float">
            <text:p>9992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45" calcext:value-type="float">
            <text:p>745</text:p>
          </table:table-cell>
          <table:table-cell office:value-type="float" office:value="999256" calcext:value-type="float">
            <text:p>9992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46" calcext:value-type="float">
            <text:p>746</text:p>
          </table:table-cell>
          <table:table-cell office:value-type="float" office:value="999256" calcext:value-type="float">
            <text:p>9992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46" calcext:value-type="float">
            <text:p>746</text:p>
          </table:table-cell>
          <table:table-cell office:value-type="float" office:value="999255" calcext:value-type="float">
            <text:p>9992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47" calcext:value-type="float">
            <text:p>747</text:p>
          </table:table-cell>
          <table:table-cell office:value-type="float" office:value="999255" calcext:value-type="float">
            <text:p>9992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47" calcext:value-type="float">
            <text:p>747</text:p>
          </table:table-cell>
          <table:table-cell office:value-type="float" office:value="999254" calcext:value-type="float">
            <text:p>9992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48" calcext:value-type="float">
            <text:p>748</text:p>
          </table:table-cell>
          <table:table-cell office:value-type="float" office:value="999254" calcext:value-type="float">
            <text:p>9992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48" calcext:value-type="float">
            <text:p>748</text:p>
          </table:table-cell>
          <table:table-cell office:value-type="float" office:value="999253" calcext:value-type="float">
            <text:p>9992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49" calcext:value-type="float">
            <text:p>749</text:p>
          </table:table-cell>
          <table:table-cell office:value-type="float" office:value="999253" calcext:value-type="float">
            <text:p>9992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49" calcext:value-type="float">
            <text:p>749</text:p>
          </table:table-cell>
          <table:table-cell office:value-type="float" office:value="999252" calcext:value-type="float">
            <text:p>9992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50" calcext:value-type="float">
            <text:p>750</text:p>
          </table:table-cell>
          <table:table-cell office:value-type="float" office:value="999252" calcext:value-type="float">
            <text:p>9992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50" calcext:value-type="float">
            <text:p>750</text:p>
          </table:table-cell>
          <table:table-cell office:value-type="float" office:value="999251" calcext:value-type="float">
            <text:p>9992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51" calcext:value-type="float">
            <text:p>751</text:p>
          </table:table-cell>
          <table:table-cell office:value-type="float" office:value="999251" calcext:value-type="float">
            <text:p>9992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51" calcext:value-type="float">
            <text:p>751</text:p>
          </table:table-cell>
          <table:table-cell office:value-type="float" office:value="999250" calcext:value-type="float">
            <text:p>9992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52" calcext:value-type="float">
            <text:p>752</text:p>
          </table:table-cell>
          <table:table-cell office:value-type="float" office:value="999250" calcext:value-type="float">
            <text:p>9992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52" calcext:value-type="float">
            <text:p>752</text:p>
          </table:table-cell>
          <table:table-cell office:value-type="float" office:value="999249" calcext:value-type="float">
            <text:p>9992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53" calcext:value-type="float">
            <text:p>753</text:p>
          </table:table-cell>
          <table:table-cell office:value-type="float" office:value="999249" calcext:value-type="float">
            <text:p>9992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53" calcext:value-type="float">
            <text:p>753</text:p>
          </table:table-cell>
          <table:table-cell office:value-type="float" office:value="999248" calcext:value-type="float">
            <text:p>9992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54" calcext:value-type="float">
            <text:p>754</text:p>
          </table:table-cell>
          <table:table-cell office:value-type="float" office:value="999248" calcext:value-type="float">
            <text:p>9992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54" calcext:value-type="float">
            <text:p>754</text:p>
          </table:table-cell>
          <table:table-cell office:value-type="float" office:value="999247" calcext:value-type="float">
            <text:p>9992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55" calcext:value-type="float">
            <text:p>755</text:p>
          </table:table-cell>
          <table:table-cell office:value-type="float" office:value="999247" calcext:value-type="float">
            <text:p>9992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55" calcext:value-type="float">
            <text:p>755</text:p>
          </table:table-cell>
          <table:table-cell office:value-type="float" office:value="999246" calcext:value-type="float">
            <text:p>9992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56" calcext:value-type="float">
            <text:p>756</text:p>
          </table:table-cell>
          <table:table-cell office:value-type="float" office:value="999246" calcext:value-type="float">
            <text:p>9992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56" calcext:value-type="float">
            <text:p>756</text:p>
          </table:table-cell>
          <table:table-cell office:value-type="float" office:value="999245" calcext:value-type="float">
            <text:p>9992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57" calcext:value-type="float">
            <text:p>757</text:p>
          </table:table-cell>
          <table:table-cell office:value-type="float" office:value="999245" calcext:value-type="float">
            <text:p>9992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57" calcext:value-type="float">
            <text:p>757</text:p>
          </table:table-cell>
          <table:table-cell office:value-type="float" office:value="999244" calcext:value-type="float">
            <text:p>9992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58" calcext:value-type="float">
            <text:p>758</text:p>
          </table:table-cell>
          <table:table-cell office:value-type="float" office:value="999244" calcext:value-type="float">
            <text:p>9992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58" calcext:value-type="float">
            <text:p>758</text:p>
          </table:table-cell>
          <table:table-cell office:value-type="float" office:value="999243" calcext:value-type="float">
            <text:p>9992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59" calcext:value-type="float">
            <text:p>759</text:p>
          </table:table-cell>
          <table:table-cell office:value-type="float" office:value="999243" calcext:value-type="float">
            <text:p>9992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59" calcext:value-type="float">
            <text:p>759</text:p>
          </table:table-cell>
          <table:table-cell office:value-type="float" office:value="999242" calcext:value-type="float">
            <text:p>9992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60" calcext:value-type="float">
            <text:p>760</text:p>
          </table:table-cell>
          <table:table-cell office:value-type="float" office:value="999242" calcext:value-type="float">
            <text:p>9992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60" calcext:value-type="float">
            <text:p>760</text:p>
          </table:table-cell>
          <table:table-cell office:value-type="float" office:value="999241" calcext:value-type="float">
            <text:p>9992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61" calcext:value-type="float">
            <text:p>761</text:p>
          </table:table-cell>
          <table:table-cell office:value-type="float" office:value="999241" calcext:value-type="float">
            <text:p>9992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61" calcext:value-type="float">
            <text:p>761</text:p>
          </table:table-cell>
          <table:table-cell office:value-type="float" office:value="999240" calcext:value-type="float">
            <text:p>9992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62" calcext:value-type="float">
            <text:p>762</text:p>
          </table:table-cell>
          <table:table-cell office:value-type="float" office:value="999240" calcext:value-type="float">
            <text:p>9992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62" calcext:value-type="float">
            <text:p>762</text:p>
          </table:table-cell>
          <table:table-cell office:value-type="float" office:value="999239" calcext:value-type="float">
            <text:p>9992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63" calcext:value-type="float">
            <text:p>763</text:p>
          </table:table-cell>
          <table:table-cell office:value-type="float" office:value="999239" calcext:value-type="float">
            <text:p>9992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63" calcext:value-type="float">
            <text:p>763</text:p>
          </table:table-cell>
          <table:table-cell office:value-type="float" office:value="999238" calcext:value-type="float">
            <text:p>9992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64" calcext:value-type="float">
            <text:p>764</text:p>
          </table:table-cell>
          <table:table-cell office:value-type="float" office:value="999238" calcext:value-type="float">
            <text:p>9992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64" calcext:value-type="float">
            <text:p>764</text:p>
          </table:table-cell>
          <table:table-cell office:value-type="float" office:value="999237" calcext:value-type="float">
            <text:p>9992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65" calcext:value-type="float">
            <text:p>765</text:p>
          </table:table-cell>
          <table:table-cell office:value-type="float" office:value="999237" calcext:value-type="float">
            <text:p>9992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65" calcext:value-type="float">
            <text:p>765</text:p>
          </table:table-cell>
          <table:table-cell office:value-type="float" office:value="999236" calcext:value-type="float">
            <text:p>9992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66" calcext:value-type="float">
            <text:p>766</text:p>
          </table:table-cell>
          <table:table-cell office:value-type="float" office:value="999236" calcext:value-type="float">
            <text:p>9992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66" calcext:value-type="float">
            <text:p>766</text:p>
          </table:table-cell>
          <table:table-cell office:value-type="float" office:value="999235" calcext:value-type="float">
            <text:p>9992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67" calcext:value-type="float">
            <text:p>767</text:p>
          </table:table-cell>
          <table:table-cell office:value-type="float" office:value="999235" calcext:value-type="float">
            <text:p>9992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67" calcext:value-type="float">
            <text:p>767</text:p>
          </table:table-cell>
          <table:table-cell office:value-type="float" office:value="999234" calcext:value-type="float">
            <text:p>9992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68" calcext:value-type="float">
            <text:p>768</text:p>
          </table:table-cell>
          <table:table-cell office:value-type="float" office:value="999234" calcext:value-type="float">
            <text:p>9992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68" calcext:value-type="float">
            <text:p>768</text:p>
          </table:table-cell>
          <table:table-cell office:value-type="float" office:value="999233" calcext:value-type="float">
            <text:p>9992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69" calcext:value-type="float">
            <text:p>769</text:p>
          </table:table-cell>
          <table:table-cell office:value-type="float" office:value="999233" calcext:value-type="float">
            <text:p>9992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69" calcext:value-type="float">
            <text:p>769</text:p>
          </table:table-cell>
          <table:table-cell office:value-type="float" office:value="999232" calcext:value-type="float">
            <text:p>9992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70" calcext:value-type="float">
            <text:p>770</text:p>
          </table:table-cell>
          <table:table-cell office:value-type="float" office:value="999232" calcext:value-type="float">
            <text:p>9992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70" calcext:value-type="float">
            <text:p>770</text:p>
          </table:table-cell>
          <table:table-cell office:value-type="float" office:value="999231" calcext:value-type="float">
            <text:p>9992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71" calcext:value-type="float">
            <text:p>771</text:p>
          </table:table-cell>
          <table:table-cell office:value-type="float" office:value="999231" calcext:value-type="float">
            <text:p>9992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71" calcext:value-type="float">
            <text:p>771</text:p>
          </table:table-cell>
          <table:table-cell office:value-type="float" office:value="999230" calcext:value-type="float">
            <text:p>9992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72" calcext:value-type="float">
            <text:p>772</text:p>
          </table:table-cell>
          <table:table-cell office:value-type="float" office:value="999230" calcext:value-type="float">
            <text:p>9992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72" calcext:value-type="float">
            <text:p>772</text:p>
          </table:table-cell>
          <table:table-cell office:value-type="float" office:value="999229" calcext:value-type="float">
            <text:p>9992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73" calcext:value-type="float">
            <text:p>773</text:p>
          </table:table-cell>
          <table:table-cell office:value-type="float" office:value="999229" calcext:value-type="float">
            <text:p>9992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73" calcext:value-type="float">
            <text:p>773</text:p>
          </table:table-cell>
          <table:table-cell office:value-type="float" office:value="999228" calcext:value-type="float">
            <text:p>9992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74" calcext:value-type="float">
            <text:p>774</text:p>
          </table:table-cell>
          <table:table-cell office:value-type="float" office:value="999228" calcext:value-type="float">
            <text:p>9992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74" calcext:value-type="float">
            <text:p>774</text:p>
          </table:table-cell>
          <table:table-cell office:value-type="float" office:value="999227" calcext:value-type="float">
            <text:p>9992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75" calcext:value-type="float">
            <text:p>775</text:p>
          </table:table-cell>
          <table:table-cell office:value-type="float" office:value="999227" calcext:value-type="float">
            <text:p>9992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75" calcext:value-type="float">
            <text:p>775</text:p>
          </table:table-cell>
          <table:table-cell office:value-type="float" office:value="999226" calcext:value-type="float">
            <text:p>9992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76" calcext:value-type="float">
            <text:p>776</text:p>
          </table:table-cell>
          <table:table-cell office:value-type="float" office:value="999226" calcext:value-type="float">
            <text:p>9992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76" calcext:value-type="float">
            <text:p>776</text:p>
          </table:table-cell>
          <table:table-cell office:value-type="float" office:value="999225" calcext:value-type="float">
            <text:p>9992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77" calcext:value-type="float">
            <text:p>777</text:p>
          </table:table-cell>
          <table:table-cell office:value-type="float" office:value="999225" calcext:value-type="float">
            <text:p>9992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77" calcext:value-type="float">
            <text:p>777</text:p>
          </table:table-cell>
          <table:table-cell office:value-type="float" office:value="999224" calcext:value-type="float">
            <text:p>9992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78" calcext:value-type="float">
            <text:p>778</text:p>
          </table:table-cell>
          <table:table-cell office:value-type="float" office:value="999224" calcext:value-type="float">
            <text:p>9992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78" calcext:value-type="float">
            <text:p>778</text:p>
          </table:table-cell>
          <table:table-cell office:value-type="float" office:value="999223" calcext:value-type="float">
            <text:p>9992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79" calcext:value-type="float">
            <text:p>779</text:p>
          </table:table-cell>
          <table:table-cell office:value-type="float" office:value="999223" calcext:value-type="float">
            <text:p>9992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79" calcext:value-type="float">
            <text:p>779</text:p>
          </table:table-cell>
          <table:table-cell office:value-type="float" office:value="999222" calcext:value-type="float">
            <text:p>9992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80" calcext:value-type="float">
            <text:p>780</text:p>
          </table:table-cell>
          <table:table-cell office:value-type="float" office:value="999222" calcext:value-type="float">
            <text:p>9992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80" calcext:value-type="float">
            <text:p>780</text:p>
          </table:table-cell>
          <table:table-cell office:value-type="float" office:value="999221" calcext:value-type="float">
            <text:p>9992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81" calcext:value-type="float">
            <text:p>781</text:p>
          </table:table-cell>
          <table:table-cell office:value-type="float" office:value="999221" calcext:value-type="float">
            <text:p>9992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81" calcext:value-type="float">
            <text:p>781</text:p>
          </table:table-cell>
          <table:table-cell office:value-type="float" office:value="999220" calcext:value-type="float">
            <text:p>9992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82" calcext:value-type="float">
            <text:p>782</text:p>
          </table:table-cell>
          <table:table-cell office:value-type="float" office:value="999220" calcext:value-type="float">
            <text:p>9992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82" calcext:value-type="float">
            <text:p>782</text:p>
          </table:table-cell>
          <table:table-cell office:value-type="float" office:value="999219" calcext:value-type="float">
            <text:p>9992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83" calcext:value-type="float">
            <text:p>783</text:p>
          </table:table-cell>
          <table:table-cell office:value-type="float" office:value="999219" calcext:value-type="float">
            <text:p>9992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83" calcext:value-type="float">
            <text:p>783</text:p>
          </table:table-cell>
          <table:table-cell office:value-type="float" office:value="999218" calcext:value-type="float">
            <text:p>9992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84" calcext:value-type="float">
            <text:p>784</text:p>
          </table:table-cell>
          <table:table-cell office:value-type="float" office:value="999218" calcext:value-type="float">
            <text:p>9992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84" calcext:value-type="float">
            <text:p>784</text:p>
          </table:table-cell>
          <table:table-cell office:value-type="float" office:value="999217" calcext:value-type="float">
            <text:p>9992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85" calcext:value-type="float">
            <text:p>785</text:p>
          </table:table-cell>
          <table:table-cell office:value-type="float" office:value="999217" calcext:value-type="float">
            <text:p>9992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85" calcext:value-type="float">
            <text:p>785</text:p>
          </table:table-cell>
          <table:table-cell office:value-type="float" office:value="999216" calcext:value-type="float">
            <text:p>9992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86" calcext:value-type="float">
            <text:p>786</text:p>
          </table:table-cell>
          <table:table-cell office:value-type="float" office:value="999216" calcext:value-type="float">
            <text:p>9992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86" calcext:value-type="float">
            <text:p>786</text:p>
          </table:table-cell>
          <table:table-cell office:value-type="float" office:value="999215" calcext:value-type="float">
            <text:p>9992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87" calcext:value-type="float">
            <text:p>787</text:p>
          </table:table-cell>
          <table:table-cell office:value-type="float" office:value="999215" calcext:value-type="float">
            <text:p>9992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87" calcext:value-type="float">
            <text:p>787</text:p>
          </table:table-cell>
          <table:table-cell office:value-type="float" office:value="999214" calcext:value-type="float">
            <text:p>9992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88" calcext:value-type="float">
            <text:p>788</text:p>
          </table:table-cell>
          <table:table-cell office:value-type="float" office:value="999214" calcext:value-type="float">
            <text:p>9992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88" calcext:value-type="float">
            <text:p>788</text:p>
          </table:table-cell>
          <table:table-cell office:value-type="float" office:value="999213" calcext:value-type="float">
            <text:p>9992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89" calcext:value-type="float">
            <text:p>789</text:p>
          </table:table-cell>
          <table:table-cell office:value-type="float" office:value="999213" calcext:value-type="float">
            <text:p>9992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89" calcext:value-type="float">
            <text:p>789</text:p>
          </table:table-cell>
          <table:table-cell office:value-type="float" office:value="999212" calcext:value-type="float">
            <text:p>9992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90" calcext:value-type="float">
            <text:p>790</text:p>
          </table:table-cell>
          <table:table-cell office:value-type="float" office:value="999212" calcext:value-type="float">
            <text:p>9992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90" calcext:value-type="float">
            <text:p>790</text:p>
          </table:table-cell>
          <table:table-cell office:value-type="float" office:value="999211" calcext:value-type="float">
            <text:p>9992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91" calcext:value-type="float">
            <text:p>791</text:p>
          </table:table-cell>
          <table:table-cell office:value-type="float" office:value="999211" calcext:value-type="float">
            <text:p>9992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91" calcext:value-type="float">
            <text:p>791</text:p>
          </table:table-cell>
          <table:table-cell office:value-type="float" office:value="999210" calcext:value-type="float">
            <text:p>9992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92" calcext:value-type="float">
            <text:p>792</text:p>
          </table:table-cell>
          <table:table-cell office:value-type="float" office:value="999210" calcext:value-type="float">
            <text:p>9992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92" calcext:value-type="float">
            <text:p>792</text:p>
          </table:table-cell>
          <table:table-cell office:value-type="float" office:value="999209" calcext:value-type="float">
            <text:p>9992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93" calcext:value-type="float">
            <text:p>793</text:p>
          </table:table-cell>
          <table:table-cell office:value-type="float" office:value="999209" calcext:value-type="float">
            <text:p>9992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93" calcext:value-type="float">
            <text:p>793</text:p>
          </table:table-cell>
          <table:table-cell office:value-type="float" office:value="999208" calcext:value-type="float">
            <text:p>9992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94" calcext:value-type="float">
            <text:p>794</text:p>
          </table:table-cell>
          <table:table-cell office:value-type="float" office:value="999208" calcext:value-type="float">
            <text:p>9992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94" calcext:value-type="float">
            <text:p>794</text:p>
          </table:table-cell>
          <table:table-cell office:value-type="float" office:value="999207" calcext:value-type="float">
            <text:p>9992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95" calcext:value-type="float">
            <text:p>795</text:p>
          </table:table-cell>
          <table:table-cell office:value-type="float" office:value="999207" calcext:value-type="float">
            <text:p>9992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95" calcext:value-type="float">
            <text:p>795</text:p>
          </table:table-cell>
          <table:table-cell office:value-type="float" office:value="999206" calcext:value-type="float">
            <text:p>9992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96" calcext:value-type="float">
            <text:p>796</text:p>
          </table:table-cell>
          <table:table-cell office:value-type="float" office:value="999206" calcext:value-type="float">
            <text:p>9992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96" calcext:value-type="float">
            <text:p>796</text:p>
          </table:table-cell>
          <table:table-cell office:value-type="float" office:value="999205" calcext:value-type="float">
            <text:p>9992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97" calcext:value-type="float">
            <text:p>797</text:p>
          </table:table-cell>
          <table:table-cell office:value-type="float" office:value="999205" calcext:value-type="float">
            <text:p>9992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97" calcext:value-type="float">
            <text:p>797</text:p>
          </table:table-cell>
          <table:table-cell office:value-type="float" office:value="999204" calcext:value-type="float">
            <text:p>9992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98" calcext:value-type="float">
            <text:p>798</text:p>
          </table:table-cell>
          <table:table-cell office:value-type="float" office:value="999204" calcext:value-type="float">
            <text:p>9992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98" calcext:value-type="float">
            <text:p>798</text:p>
          </table:table-cell>
          <table:table-cell office:value-type="float" office:value="999203" calcext:value-type="float">
            <text:p>9992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799" calcext:value-type="float">
            <text:p>799</text:p>
          </table:table-cell>
          <table:table-cell office:value-type="float" office:value="999203" calcext:value-type="float">
            <text:p>9992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799" calcext:value-type="float">
            <text:p>799</text:p>
          </table:table-cell>
          <table:table-cell office:value-type="float" office:value="999202" calcext:value-type="float">
            <text:p>9992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00" calcext:value-type="float">
            <text:p>800</text:p>
          </table:table-cell>
          <table:table-cell office:value-type="float" office:value="999202" calcext:value-type="float">
            <text:p>9992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00" calcext:value-type="float">
            <text:p>800</text:p>
          </table:table-cell>
          <table:table-cell office:value-type="float" office:value="999201" calcext:value-type="float">
            <text:p>9992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01" calcext:value-type="float">
            <text:p>801</text:p>
          </table:table-cell>
          <table:table-cell office:value-type="float" office:value="999201" calcext:value-type="float">
            <text:p>9992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01" calcext:value-type="float">
            <text:p>801</text:p>
          </table:table-cell>
          <table:table-cell office:value-type="float" office:value="999200" calcext:value-type="float">
            <text:p>9992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02" calcext:value-type="float">
            <text:p>802</text:p>
          </table:table-cell>
          <table:table-cell office:value-type="float" office:value="999200" calcext:value-type="float">
            <text:p>9992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02" calcext:value-type="float">
            <text:p>802</text:p>
          </table:table-cell>
          <table:table-cell office:value-type="float" office:value="999199" calcext:value-type="float">
            <text:p>9991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03" calcext:value-type="float">
            <text:p>803</text:p>
          </table:table-cell>
          <table:table-cell office:value-type="float" office:value="999199" calcext:value-type="float">
            <text:p>9991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03" calcext:value-type="float">
            <text:p>803</text:p>
          </table:table-cell>
          <table:table-cell office:value-type="float" office:value="999198" calcext:value-type="float">
            <text:p>9991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04" calcext:value-type="float">
            <text:p>804</text:p>
          </table:table-cell>
          <table:table-cell office:value-type="float" office:value="999198" calcext:value-type="float">
            <text:p>9991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04" calcext:value-type="float">
            <text:p>804</text:p>
          </table:table-cell>
          <table:table-cell office:value-type="float" office:value="999197" calcext:value-type="float">
            <text:p>9991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05" calcext:value-type="float">
            <text:p>805</text:p>
          </table:table-cell>
          <table:table-cell office:value-type="float" office:value="999197" calcext:value-type="float">
            <text:p>9991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05" calcext:value-type="float">
            <text:p>805</text:p>
          </table:table-cell>
          <table:table-cell office:value-type="float" office:value="999196" calcext:value-type="float">
            <text:p>9991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06" calcext:value-type="float">
            <text:p>806</text:p>
          </table:table-cell>
          <table:table-cell office:value-type="float" office:value="999196" calcext:value-type="float">
            <text:p>9991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06" calcext:value-type="float">
            <text:p>806</text:p>
          </table:table-cell>
          <table:table-cell office:value-type="float" office:value="999195" calcext:value-type="float">
            <text:p>9991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07" calcext:value-type="float">
            <text:p>807</text:p>
          </table:table-cell>
          <table:table-cell office:value-type="float" office:value="999195" calcext:value-type="float">
            <text:p>9991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07" calcext:value-type="float">
            <text:p>807</text:p>
          </table:table-cell>
          <table:table-cell office:value-type="float" office:value="999194" calcext:value-type="float">
            <text:p>9991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08" calcext:value-type="float">
            <text:p>808</text:p>
          </table:table-cell>
          <table:table-cell office:value-type="float" office:value="999194" calcext:value-type="float">
            <text:p>9991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08" calcext:value-type="float">
            <text:p>808</text:p>
          </table:table-cell>
          <table:table-cell office:value-type="float" office:value="999193" calcext:value-type="float">
            <text:p>9991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09" calcext:value-type="float">
            <text:p>809</text:p>
          </table:table-cell>
          <table:table-cell office:value-type="float" office:value="999193" calcext:value-type="float">
            <text:p>9991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09" calcext:value-type="float">
            <text:p>809</text:p>
          </table:table-cell>
          <table:table-cell office:value-type="float" office:value="999192" calcext:value-type="float">
            <text:p>9991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10" calcext:value-type="float">
            <text:p>810</text:p>
          </table:table-cell>
          <table:table-cell office:value-type="float" office:value="999192" calcext:value-type="float">
            <text:p>9991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10" calcext:value-type="float">
            <text:p>810</text:p>
          </table:table-cell>
          <table:table-cell office:value-type="float" office:value="999191" calcext:value-type="float">
            <text:p>9991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11" calcext:value-type="float">
            <text:p>811</text:p>
          </table:table-cell>
          <table:table-cell office:value-type="float" office:value="999191" calcext:value-type="float">
            <text:p>9991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11" calcext:value-type="float">
            <text:p>811</text:p>
          </table:table-cell>
          <table:table-cell office:value-type="float" office:value="999190" calcext:value-type="float">
            <text:p>9991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12" calcext:value-type="float">
            <text:p>812</text:p>
          </table:table-cell>
          <table:table-cell office:value-type="float" office:value="999190" calcext:value-type="float">
            <text:p>9991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12" calcext:value-type="float">
            <text:p>812</text:p>
          </table:table-cell>
          <table:table-cell office:value-type="float" office:value="999189" calcext:value-type="float">
            <text:p>9991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13" calcext:value-type="float">
            <text:p>813</text:p>
          </table:table-cell>
          <table:table-cell office:value-type="float" office:value="999189" calcext:value-type="float">
            <text:p>9991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13" calcext:value-type="float">
            <text:p>813</text:p>
          </table:table-cell>
          <table:table-cell office:value-type="float" office:value="999188" calcext:value-type="float">
            <text:p>9991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14" calcext:value-type="float">
            <text:p>814</text:p>
          </table:table-cell>
          <table:table-cell office:value-type="float" office:value="999188" calcext:value-type="float">
            <text:p>9991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14" calcext:value-type="float">
            <text:p>814</text:p>
          </table:table-cell>
          <table:table-cell office:value-type="float" office:value="999187" calcext:value-type="float">
            <text:p>9991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15" calcext:value-type="float">
            <text:p>815</text:p>
          </table:table-cell>
          <table:table-cell office:value-type="float" office:value="999187" calcext:value-type="float">
            <text:p>9991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15" calcext:value-type="float">
            <text:p>815</text:p>
          </table:table-cell>
          <table:table-cell office:value-type="float" office:value="999186" calcext:value-type="float">
            <text:p>9991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16" calcext:value-type="float">
            <text:p>816</text:p>
          </table:table-cell>
          <table:table-cell office:value-type="float" office:value="999186" calcext:value-type="float">
            <text:p>9991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16" calcext:value-type="float">
            <text:p>816</text:p>
          </table:table-cell>
          <table:table-cell office:value-type="float" office:value="999185" calcext:value-type="float">
            <text:p>9991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17" calcext:value-type="float">
            <text:p>817</text:p>
          </table:table-cell>
          <table:table-cell office:value-type="float" office:value="999185" calcext:value-type="float">
            <text:p>9991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17" calcext:value-type="float">
            <text:p>817</text:p>
          </table:table-cell>
          <table:table-cell office:value-type="float" office:value="999184" calcext:value-type="float">
            <text:p>9991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18" calcext:value-type="float">
            <text:p>818</text:p>
          </table:table-cell>
          <table:table-cell office:value-type="float" office:value="999184" calcext:value-type="float">
            <text:p>9991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18" calcext:value-type="float">
            <text:p>818</text:p>
          </table:table-cell>
          <table:table-cell office:value-type="float" office:value="999183" calcext:value-type="float">
            <text:p>9991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19" calcext:value-type="float">
            <text:p>819</text:p>
          </table:table-cell>
          <table:table-cell office:value-type="float" office:value="999183" calcext:value-type="float">
            <text:p>9991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19" calcext:value-type="float">
            <text:p>819</text:p>
          </table:table-cell>
          <table:table-cell office:value-type="float" office:value="999182" calcext:value-type="float">
            <text:p>9991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20" calcext:value-type="float">
            <text:p>820</text:p>
          </table:table-cell>
          <table:table-cell office:value-type="float" office:value="999182" calcext:value-type="float">
            <text:p>9991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20" calcext:value-type="float">
            <text:p>820</text:p>
          </table:table-cell>
          <table:table-cell office:value-type="float" office:value="999181" calcext:value-type="float">
            <text:p>9991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21" calcext:value-type="float">
            <text:p>821</text:p>
          </table:table-cell>
          <table:table-cell office:value-type="float" office:value="999181" calcext:value-type="float">
            <text:p>9991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21" calcext:value-type="float">
            <text:p>821</text:p>
          </table:table-cell>
          <table:table-cell office:value-type="float" office:value="999180" calcext:value-type="float">
            <text:p>9991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22" calcext:value-type="float">
            <text:p>822</text:p>
          </table:table-cell>
          <table:table-cell office:value-type="float" office:value="999180" calcext:value-type="float">
            <text:p>9991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22" calcext:value-type="float">
            <text:p>822</text:p>
          </table:table-cell>
          <table:table-cell office:value-type="float" office:value="999179" calcext:value-type="float">
            <text:p>9991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23" calcext:value-type="float">
            <text:p>823</text:p>
          </table:table-cell>
          <table:table-cell office:value-type="float" office:value="999179" calcext:value-type="float">
            <text:p>9991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23" calcext:value-type="float">
            <text:p>823</text:p>
          </table:table-cell>
          <table:table-cell office:value-type="float" office:value="999178" calcext:value-type="float">
            <text:p>9991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24" calcext:value-type="float">
            <text:p>824</text:p>
          </table:table-cell>
          <table:table-cell office:value-type="float" office:value="999178" calcext:value-type="float">
            <text:p>9991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24" calcext:value-type="float">
            <text:p>824</text:p>
          </table:table-cell>
          <table:table-cell office:value-type="float" office:value="999177" calcext:value-type="float">
            <text:p>9991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25" calcext:value-type="float">
            <text:p>825</text:p>
          </table:table-cell>
          <table:table-cell office:value-type="float" office:value="999177" calcext:value-type="float">
            <text:p>9991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25" calcext:value-type="float">
            <text:p>825</text:p>
          </table:table-cell>
          <table:table-cell office:value-type="float" office:value="999176" calcext:value-type="float">
            <text:p>9991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26" calcext:value-type="float">
            <text:p>826</text:p>
          </table:table-cell>
          <table:table-cell office:value-type="float" office:value="999176" calcext:value-type="float">
            <text:p>9991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26" calcext:value-type="float">
            <text:p>826</text:p>
          </table:table-cell>
          <table:table-cell office:value-type="float" office:value="999175" calcext:value-type="float">
            <text:p>9991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27" calcext:value-type="float">
            <text:p>827</text:p>
          </table:table-cell>
          <table:table-cell office:value-type="float" office:value="999175" calcext:value-type="float">
            <text:p>9991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27" calcext:value-type="float">
            <text:p>827</text:p>
          </table:table-cell>
          <table:table-cell office:value-type="float" office:value="999174" calcext:value-type="float">
            <text:p>9991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28" calcext:value-type="float">
            <text:p>828</text:p>
          </table:table-cell>
          <table:table-cell office:value-type="float" office:value="999174" calcext:value-type="float">
            <text:p>9991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28" calcext:value-type="float">
            <text:p>828</text:p>
          </table:table-cell>
          <table:table-cell office:value-type="float" office:value="999173" calcext:value-type="float">
            <text:p>9991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29" calcext:value-type="float">
            <text:p>829</text:p>
          </table:table-cell>
          <table:table-cell office:value-type="float" office:value="999173" calcext:value-type="float">
            <text:p>9991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29" calcext:value-type="float">
            <text:p>829</text:p>
          </table:table-cell>
          <table:table-cell office:value-type="float" office:value="999172" calcext:value-type="float">
            <text:p>9991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30" calcext:value-type="float">
            <text:p>830</text:p>
          </table:table-cell>
          <table:table-cell office:value-type="float" office:value="999172" calcext:value-type="float">
            <text:p>9991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30" calcext:value-type="float">
            <text:p>830</text:p>
          </table:table-cell>
          <table:table-cell office:value-type="float" office:value="999171" calcext:value-type="float">
            <text:p>9991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31" calcext:value-type="float">
            <text:p>831</text:p>
          </table:table-cell>
          <table:table-cell office:value-type="float" office:value="999171" calcext:value-type="float">
            <text:p>9991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31" calcext:value-type="float">
            <text:p>831</text:p>
          </table:table-cell>
          <table:table-cell office:value-type="float" office:value="999170" calcext:value-type="float">
            <text:p>9991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32" calcext:value-type="float">
            <text:p>832</text:p>
          </table:table-cell>
          <table:table-cell office:value-type="float" office:value="999170" calcext:value-type="float">
            <text:p>9991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32" calcext:value-type="float">
            <text:p>832</text:p>
          </table:table-cell>
          <table:table-cell office:value-type="float" office:value="999169" calcext:value-type="float">
            <text:p>9991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33" calcext:value-type="float">
            <text:p>833</text:p>
          </table:table-cell>
          <table:table-cell office:value-type="float" office:value="999169" calcext:value-type="float">
            <text:p>9991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33" calcext:value-type="float">
            <text:p>833</text:p>
          </table:table-cell>
          <table:table-cell office:value-type="float" office:value="999168" calcext:value-type="float">
            <text:p>9991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34" calcext:value-type="float">
            <text:p>834</text:p>
          </table:table-cell>
          <table:table-cell office:value-type="float" office:value="999168" calcext:value-type="float">
            <text:p>9991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34" calcext:value-type="float">
            <text:p>834</text:p>
          </table:table-cell>
          <table:table-cell office:value-type="float" office:value="999167" calcext:value-type="float">
            <text:p>9991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35" calcext:value-type="float">
            <text:p>835</text:p>
          </table:table-cell>
          <table:table-cell office:value-type="float" office:value="999167" calcext:value-type="float">
            <text:p>9991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35" calcext:value-type="float">
            <text:p>835</text:p>
          </table:table-cell>
          <table:table-cell office:value-type="float" office:value="999166" calcext:value-type="float">
            <text:p>9991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36" calcext:value-type="float">
            <text:p>836</text:p>
          </table:table-cell>
          <table:table-cell office:value-type="float" office:value="999166" calcext:value-type="float">
            <text:p>9991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36" calcext:value-type="float">
            <text:p>836</text:p>
          </table:table-cell>
          <table:table-cell office:value-type="float" office:value="999165" calcext:value-type="float">
            <text:p>9991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37" calcext:value-type="float">
            <text:p>837</text:p>
          </table:table-cell>
          <table:table-cell office:value-type="float" office:value="999165" calcext:value-type="float">
            <text:p>9991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37" calcext:value-type="float">
            <text:p>837</text:p>
          </table:table-cell>
          <table:table-cell office:value-type="float" office:value="999164" calcext:value-type="float">
            <text:p>9991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38" calcext:value-type="float">
            <text:p>838</text:p>
          </table:table-cell>
          <table:table-cell office:value-type="float" office:value="999164" calcext:value-type="float">
            <text:p>9991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38" calcext:value-type="float">
            <text:p>838</text:p>
          </table:table-cell>
          <table:table-cell office:value-type="float" office:value="999163" calcext:value-type="float">
            <text:p>9991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39" calcext:value-type="float">
            <text:p>839</text:p>
          </table:table-cell>
          <table:table-cell office:value-type="float" office:value="999163" calcext:value-type="float">
            <text:p>9991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39" calcext:value-type="float">
            <text:p>839</text:p>
          </table:table-cell>
          <table:table-cell office:value-type="float" office:value="999162" calcext:value-type="float">
            <text:p>9991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40" calcext:value-type="float">
            <text:p>840</text:p>
          </table:table-cell>
          <table:table-cell office:value-type="float" office:value="999162" calcext:value-type="float">
            <text:p>9991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40" calcext:value-type="float">
            <text:p>840</text:p>
          </table:table-cell>
          <table:table-cell office:value-type="float" office:value="999161" calcext:value-type="float">
            <text:p>9991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41" calcext:value-type="float">
            <text:p>841</text:p>
          </table:table-cell>
          <table:table-cell office:value-type="float" office:value="999161" calcext:value-type="float">
            <text:p>9991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41" calcext:value-type="float">
            <text:p>841</text:p>
          </table:table-cell>
          <table:table-cell office:value-type="float" office:value="999160" calcext:value-type="float">
            <text:p>9991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42" calcext:value-type="float">
            <text:p>842</text:p>
          </table:table-cell>
          <table:table-cell office:value-type="float" office:value="999160" calcext:value-type="float">
            <text:p>9991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42" calcext:value-type="float">
            <text:p>842</text:p>
          </table:table-cell>
          <table:table-cell office:value-type="float" office:value="999159" calcext:value-type="float">
            <text:p>9991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43" calcext:value-type="float">
            <text:p>843</text:p>
          </table:table-cell>
          <table:table-cell office:value-type="float" office:value="999159" calcext:value-type="float">
            <text:p>9991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43" calcext:value-type="float">
            <text:p>843</text:p>
          </table:table-cell>
          <table:table-cell office:value-type="float" office:value="999158" calcext:value-type="float">
            <text:p>9991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44" calcext:value-type="float">
            <text:p>844</text:p>
          </table:table-cell>
          <table:table-cell office:value-type="float" office:value="999158" calcext:value-type="float">
            <text:p>9991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44" calcext:value-type="float">
            <text:p>844</text:p>
          </table:table-cell>
          <table:table-cell office:value-type="float" office:value="999157" calcext:value-type="float">
            <text:p>9991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45" calcext:value-type="float">
            <text:p>845</text:p>
          </table:table-cell>
          <table:table-cell office:value-type="float" office:value="999157" calcext:value-type="float">
            <text:p>9991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45" calcext:value-type="float">
            <text:p>845</text:p>
          </table:table-cell>
          <table:table-cell office:value-type="float" office:value="999156" calcext:value-type="float">
            <text:p>9991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46" calcext:value-type="float">
            <text:p>846</text:p>
          </table:table-cell>
          <table:table-cell office:value-type="float" office:value="999156" calcext:value-type="float">
            <text:p>9991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46" calcext:value-type="float">
            <text:p>846</text:p>
          </table:table-cell>
          <table:table-cell office:value-type="float" office:value="999155" calcext:value-type="float">
            <text:p>9991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47" calcext:value-type="float">
            <text:p>847</text:p>
          </table:table-cell>
          <table:table-cell office:value-type="float" office:value="999155" calcext:value-type="float">
            <text:p>9991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47" calcext:value-type="float">
            <text:p>847</text:p>
          </table:table-cell>
          <table:table-cell office:value-type="float" office:value="999154" calcext:value-type="float">
            <text:p>9991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48" calcext:value-type="float">
            <text:p>848</text:p>
          </table:table-cell>
          <table:table-cell office:value-type="float" office:value="999154" calcext:value-type="float">
            <text:p>9991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48" calcext:value-type="float">
            <text:p>848</text:p>
          </table:table-cell>
          <table:table-cell office:value-type="float" office:value="999153" calcext:value-type="float">
            <text:p>9991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49" calcext:value-type="float">
            <text:p>849</text:p>
          </table:table-cell>
          <table:table-cell office:value-type="float" office:value="999153" calcext:value-type="float">
            <text:p>9991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49" calcext:value-type="float">
            <text:p>849</text:p>
          </table:table-cell>
          <table:table-cell office:value-type="float" office:value="999152" calcext:value-type="float">
            <text:p>9991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50" calcext:value-type="float">
            <text:p>850</text:p>
          </table:table-cell>
          <table:table-cell office:value-type="float" office:value="999152" calcext:value-type="float">
            <text:p>9991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50" calcext:value-type="float">
            <text:p>850</text:p>
          </table:table-cell>
          <table:table-cell office:value-type="float" office:value="999151" calcext:value-type="float">
            <text:p>9991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51" calcext:value-type="float">
            <text:p>851</text:p>
          </table:table-cell>
          <table:table-cell office:value-type="float" office:value="999151" calcext:value-type="float">
            <text:p>9991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51" calcext:value-type="float">
            <text:p>851</text:p>
          </table:table-cell>
          <table:table-cell office:value-type="float" office:value="999150" calcext:value-type="float">
            <text:p>9991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52" calcext:value-type="float">
            <text:p>852</text:p>
          </table:table-cell>
          <table:table-cell office:value-type="float" office:value="999150" calcext:value-type="float">
            <text:p>9991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52" calcext:value-type="float">
            <text:p>852</text:p>
          </table:table-cell>
          <table:table-cell office:value-type="float" office:value="999149" calcext:value-type="float">
            <text:p>9991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53" calcext:value-type="float">
            <text:p>853</text:p>
          </table:table-cell>
          <table:table-cell office:value-type="float" office:value="999149" calcext:value-type="float">
            <text:p>9991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53" calcext:value-type="float">
            <text:p>853</text:p>
          </table:table-cell>
          <table:table-cell office:value-type="float" office:value="999148" calcext:value-type="float">
            <text:p>9991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54" calcext:value-type="float">
            <text:p>854</text:p>
          </table:table-cell>
          <table:table-cell office:value-type="float" office:value="999148" calcext:value-type="float">
            <text:p>9991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54" calcext:value-type="float">
            <text:p>854</text:p>
          </table:table-cell>
          <table:table-cell office:value-type="float" office:value="999147" calcext:value-type="float">
            <text:p>9991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55" calcext:value-type="float">
            <text:p>855</text:p>
          </table:table-cell>
          <table:table-cell office:value-type="float" office:value="999147" calcext:value-type="float">
            <text:p>9991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55" calcext:value-type="float">
            <text:p>855</text:p>
          </table:table-cell>
          <table:table-cell office:value-type="float" office:value="999146" calcext:value-type="float">
            <text:p>9991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56" calcext:value-type="float">
            <text:p>856</text:p>
          </table:table-cell>
          <table:table-cell office:value-type="float" office:value="999146" calcext:value-type="float">
            <text:p>9991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56" calcext:value-type="float">
            <text:p>856</text:p>
          </table:table-cell>
          <table:table-cell office:value-type="float" office:value="999145" calcext:value-type="float">
            <text:p>9991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57" calcext:value-type="float">
            <text:p>857</text:p>
          </table:table-cell>
          <table:table-cell office:value-type="float" office:value="999145" calcext:value-type="float">
            <text:p>9991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57" calcext:value-type="float">
            <text:p>857</text:p>
          </table:table-cell>
          <table:table-cell office:value-type="float" office:value="999144" calcext:value-type="float">
            <text:p>9991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58" calcext:value-type="float">
            <text:p>858</text:p>
          </table:table-cell>
          <table:table-cell office:value-type="float" office:value="999144" calcext:value-type="float">
            <text:p>9991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58" calcext:value-type="float">
            <text:p>858</text:p>
          </table:table-cell>
          <table:table-cell office:value-type="float" office:value="999143" calcext:value-type="float">
            <text:p>9991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59" calcext:value-type="float">
            <text:p>859</text:p>
          </table:table-cell>
          <table:table-cell office:value-type="float" office:value="999143" calcext:value-type="float">
            <text:p>9991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59" calcext:value-type="float">
            <text:p>859</text:p>
          </table:table-cell>
          <table:table-cell office:value-type="float" office:value="999142" calcext:value-type="float">
            <text:p>9991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60" calcext:value-type="float">
            <text:p>860</text:p>
          </table:table-cell>
          <table:table-cell office:value-type="float" office:value="999142" calcext:value-type="float">
            <text:p>9991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60" calcext:value-type="float">
            <text:p>860</text:p>
          </table:table-cell>
          <table:table-cell office:value-type="float" office:value="999141" calcext:value-type="float">
            <text:p>9991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61" calcext:value-type="float">
            <text:p>861</text:p>
          </table:table-cell>
          <table:table-cell office:value-type="float" office:value="999141" calcext:value-type="float">
            <text:p>9991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61" calcext:value-type="float">
            <text:p>861</text:p>
          </table:table-cell>
          <table:table-cell office:value-type="float" office:value="999140" calcext:value-type="float">
            <text:p>9991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62" calcext:value-type="float">
            <text:p>862</text:p>
          </table:table-cell>
          <table:table-cell office:value-type="float" office:value="999140" calcext:value-type="float">
            <text:p>9991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62" calcext:value-type="float">
            <text:p>862</text:p>
          </table:table-cell>
          <table:table-cell office:value-type="float" office:value="999139" calcext:value-type="float">
            <text:p>9991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63" calcext:value-type="float">
            <text:p>863</text:p>
          </table:table-cell>
          <table:table-cell office:value-type="float" office:value="999139" calcext:value-type="float">
            <text:p>9991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63" calcext:value-type="float">
            <text:p>863</text:p>
          </table:table-cell>
          <table:table-cell office:value-type="float" office:value="999138" calcext:value-type="float">
            <text:p>9991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64" calcext:value-type="float">
            <text:p>864</text:p>
          </table:table-cell>
          <table:table-cell office:value-type="float" office:value="999138" calcext:value-type="float">
            <text:p>9991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64" calcext:value-type="float">
            <text:p>864</text:p>
          </table:table-cell>
          <table:table-cell office:value-type="float" office:value="999137" calcext:value-type="float">
            <text:p>9991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65" calcext:value-type="float">
            <text:p>865</text:p>
          </table:table-cell>
          <table:table-cell office:value-type="float" office:value="999137" calcext:value-type="float">
            <text:p>9991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65" calcext:value-type="float">
            <text:p>865</text:p>
          </table:table-cell>
          <table:table-cell office:value-type="float" office:value="999136" calcext:value-type="float">
            <text:p>9991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66" calcext:value-type="float">
            <text:p>866</text:p>
          </table:table-cell>
          <table:table-cell office:value-type="float" office:value="999136" calcext:value-type="float">
            <text:p>9991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66" calcext:value-type="float">
            <text:p>866</text:p>
          </table:table-cell>
          <table:table-cell office:value-type="float" office:value="999135" calcext:value-type="float">
            <text:p>9991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67" calcext:value-type="float">
            <text:p>867</text:p>
          </table:table-cell>
          <table:table-cell office:value-type="float" office:value="999135" calcext:value-type="float">
            <text:p>9991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67" calcext:value-type="float">
            <text:p>867</text:p>
          </table:table-cell>
          <table:table-cell office:value-type="float" office:value="999134" calcext:value-type="float">
            <text:p>9991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68" calcext:value-type="float">
            <text:p>868</text:p>
          </table:table-cell>
          <table:table-cell office:value-type="float" office:value="999134" calcext:value-type="float">
            <text:p>9991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68" calcext:value-type="float">
            <text:p>868</text:p>
          </table:table-cell>
          <table:table-cell office:value-type="float" office:value="999133" calcext:value-type="float">
            <text:p>9991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69" calcext:value-type="float">
            <text:p>869</text:p>
          </table:table-cell>
          <table:table-cell office:value-type="float" office:value="999133" calcext:value-type="float">
            <text:p>9991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69" calcext:value-type="float">
            <text:p>869</text:p>
          </table:table-cell>
          <table:table-cell office:value-type="float" office:value="999132" calcext:value-type="float">
            <text:p>9991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70" calcext:value-type="float">
            <text:p>870</text:p>
          </table:table-cell>
          <table:table-cell office:value-type="float" office:value="999132" calcext:value-type="float">
            <text:p>9991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70" calcext:value-type="float">
            <text:p>870</text:p>
          </table:table-cell>
          <table:table-cell office:value-type="float" office:value="999131" calcext:value-type="float">
            <text:p>9991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71" calcext:value-type="float">
            <text:p>871</text:p>
          </table:table-cell>
          <table:table-cell office:value-type="float" office:value="999131" calcext:value-type="float">
            <text:p>9991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71" calcext:value-type="float">
            <text:p>871</text:p>
          </table:table-cell>
          <table:table-cell office:value-type="float" office:value="999130" calcext:value-type="float">
            <text:p>9991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72" calcext:value-type="float">
            <text:p>872</text:p>
          </table:table-cell>
          <table:table-cell office:value-type="float" office:value="999130" calcext:value-type="float">
            <text:p>9991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72" calcext:value-type="float">
            <text:p>872</text:p>
          </table:table-cell>
          <table:table-cell office:value-type="float" office:value="999129" calcext:value-type="float">
            <text:p>9991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73" calcext:value-type="float">
            <text:p>873</text:p>
          </table:table-cell>
          <table:table-cell office:value-type="float" office:value="999129" calcext:value-type="float">
            <text:p>9991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73" calcext:value-type="float">
            <text:p>873</text:p>
          </table:table-cell>
          <table:table-cell office:value-type="float" office:value="999128" calcext:value-type="float">
            <text:p>9991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74" calcext:value-type="float">
            <text:p>874</text:p>
          </table:table-cell>
          <table:table-cell office:value-type="float" office:value="999128" calcext:value-type="float">
            <text:p>9991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74" calcext:value-type="float">
            <text:p>874</text:p>
          </table:table-cell>
          <table:table-cell office:value-type="float" office:value="999127" calcext:value-type="float">
            <text:p>9991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75" calcext:value-type="float">
            <text:p>875</text:p>
          </table:table-cell>
          <table:table-cell office:value-type="float" office:value="999127" calcext:value-type="float">
            <text:p>9991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75" calcext:value-type="float">
            <text:p>875</text:p>
          </table:table-cell>
          <table:table-cell office:value-type="float" office:value="999126" calcext:value-type="float">
            <text:p>9991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76" calcext:value-type="float">
            <text:p>876</text:p>
          </table:table-cell>
          <table:table-cell office:value-type="float" office:value="999126" calcext:value-type="float">
            <text:p>9991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76" calcext:value-type="float">
            <text:p>876</text:p>
          </table:table-cell>
          <table:table-cell office:value-type="float" office:value="999125" calcext:value-type="float">
            <text:p>9991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77" calcext:value-type="float">
            <text:p>877</text:p>
          </table:table-cell>
          <table:table-cell office:value-type="float" office:value="999125" calcext:value-type="float">
            <text:p>9991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77" calcext:value-type="float">
            <text:p>877</text:p>
          </table:table-cell>
          <table:table-cell office:value-type="float" office:value="999124" calcext:value-type="float">
            <text:p>9991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78" calcext:value-type="float">
            <text:p>878</text:p>
          </table:table-cell>
          <table:table-cell office:value-type="float" office:value="999124" calcext:value-type="float">
            <text:p>9991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78" calcext:value-type="float">
            <text:p>878</text:p>
          </table:table-cell>
          <table:table-cell office:value-type="float" office:value="999123" calcext:value-type="float">
            <text:p>9991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79" calcext:value-type="float">
            <text:p>879</text:p>
          </table:table-cell>
          <table:table-cell office:value-type="float" office:value="999123" calcext:value-type="float">
            <text:p>9991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79" calcext:value-type="float">
            <text:p>879</text:p>
          </table:table-cell>
          <table:table-cell office:value-type="float" office:value="999122" calcext:value-type="float">
            <text:p>9991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80" calcext:value-type="float">
            <text:p>880</text:p>
          </table:table-cell>
          <table:table-cell office:value-type="float" office:value="999122" calcext:value-type="float">
            <text:p>9991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80" calcext:value-type="float">
            <text:p>880</text:p>
          </table:table-cell>
          <table:table-cell office:value-type="float" office:value="999121" calcext:value-type="float">
            <text:p>9991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81" calcext:value-type="float">
            <text:p>881</text:p>
          </table:table-cell>
          <table:table-cell office:value-type="float" office:value="999121" calcext:value-type="float">
            <text:p>9991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81" calcext:value-type="float">
            <text:p>881</text:p>
          </table:table-cell>
          <table:table-cell office:value-type="float" office:value="999120" calcext:value-type="float">
            <text:p>9991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82" calcext:value-type="float">
            <text:p>882</text:p>
          </table:table-cell>
          <table:table-cell office:value-type="float" office:value="999120" calcext:value-type="float">
            <text:p>9991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82" calcext:value-type="float">
            <text:p>882</text:p>
          </table:table-cell>
          <table:table-cell office:value-type="float" office:value="999119" calcext:value-type="float">
            <text:p>9991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83" calcext:value-type="float">
            <text:p>883</text:p>
          </table:table-cell>
          <table:table-cell office:value-type="float" office:value="999119" calcext:value-type="float">
            <text:p>9991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83" calcext:value-type="float">
            <text:p>883</text:p>
          </table:table-cell>
          <table:table-cell office:value-type="float" office:value="999118" calcext:value-type="float">
            <text:p>9991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84" calcext:value-type="float">
            <text:p>884</text:p>
          </table:table-cell>
          <table:table-cell office:value-type="float" office:value="999118" calcext:value-type="float">
            <text:p>9991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84" calcext:value-type="float">
            <text:p>884</text:p>
          </table:table-cell>
          <table:table-cell office:value-type="float" office:value="999117" calcext:value-type="float">
            <text:p>9991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85" calcext:value-type="float">
            <text:p>885</text:p>
          </table:table-cell>
          <table:table-cell office:value-type="float" office:value="999117" calcext:value-type="float">
            <text:p>9991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85" calcext:value-type="float">
            <text:p>885</text:p>
          </table:table-cell>
          <table:table-cell office:value-type="float" office:value="999116" calcext:value-type="float">
            <text:p>9991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86" calcext:value-type="float">
            <text:p>886</text:p>
          </table:table-cell>
          <table:table-cell office:value-type="float" office:value="999116" calcext:value-type="float">
            <text:p>9991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86" calcext:value-type="float">
            <text:p>886</text:p>
          </table:table-cell>
          <table:table-cell office:value-type="float" office:value="999115" calcext:value-type="float">
            <text:p>9991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87" calcext:value-type="float">
            <text:p>887</text:p>
          </table:table-cell>
          <table:table-cell office:value-type="float" office:value="999115" calcext:value-type="float">
            <text:p>9991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87" calcext:value-type="float">
            <text:p>887</text:p>
          </table:table-cell>
          <table:table-cell office:value-type="float" office:value="999114" calcext:value-type="float">
            <text:p>9991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88" calcext:value-type="float">
            <text:p>888</text:p>
          </table:table-cell>
          <table:table-cell office:value-type="float" office:value="999114" calcext:value-type="float">
            <text:p>9991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88" calcext:value-type="float">
            <text:p>888</text:p>
          </table:table-cell>
          <table:table-cell office:value-type="float" office:value="999113" calcext:value-type="float">
            <text:p>9991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89" calcext:value-type="float">
            <text:p>889</text:p>
          </table:table-cell>
          <table:table-cell office:value-type="float" office:value="999113" calcext:value-type="float">
            <text:p>9991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89" calcext:value-type="float">
            <text:p>889</text:p>
          </table:table-cell>
          <table:table-cell office:value-type="float" office:value="999112" calcext:value-type="float">
            <text:p>9991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90" calcext:value-type="float">
            <text:p>890</text:p>
          </table:table-cell>
          <table:table-cell office:value-type="float" office:value="999112" calcext:value-type="float">
            <text:p>9991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90" calcext:value-type="float">
            <text:p>890</text:p>
          </table:table-cell>
          <table:table-cell office:value-type="float" office:value="999111" calcext:value-type="float">
            <text:p>9991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91" calcext:value-type="float">
            <text:p>891</text:p>
          </table:table-cell>
          <table:table-cell office:value-type="float" office:value="999111" calcext:value-type="float">
            <text:p>9991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91" calcext:value-type="float">
            <text:p>891</text:p>
          </table:table-cell>
          <table:table-cell office:value-type="float" office:value="999110" calcext:value-type="float">
            <text:p>9991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92" calcext:value-type="float">
            <text:p>892</text:p>
          </table:table-cell>
          <table:table-cell office:value-type="float" office:value="999110" calcext:value-type="float">
            <text:p>9991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92" calcext:value-type="float">
            <text:p>892</text:p>
          </table:table-cell>
          <table:table-cell office:value-type="float" office:value="999109" calcext:value-type="float">
            <text:p>9991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93" calcext:value-type="float">
            <text:p>893</text:p>
          </table:table-cell>
          <table:table-cell office:value-type="float" office:value="999109" calcext:value-type="float">
            <text:p>9991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93" calcext:value-type="float">
            <text:p>893</text:p>
          </table:table-cell>
          <table:table-cell office:value-type="float" office:value="999108" calcext:value-type="float">
            <text:p>9991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94" calcext:value-type="float">
            <text:p>894</text:p>
          </table:table-cell>
          <table:table-cell office:value-type="float" office:value="999108" calcext:value-type="float">
            <text:p>9991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94" calcext:value-type="float">
            <text:p>894</text:p>
          </table:table-cell>
          <table:table-cell office:value-type="float" office:value="999107" calcext:value-type="float">
            <text:p>9991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95" calcext:value-type="float">
            <text:p>895</text:p>
          </table:table-cell>
          <table:table-cell office:value-type="float" office:value="999107" calcext:value-type="float">
            <text:p>9991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95" calcext:value-type="float">
            <text:p>895</text:p>
          </table:table-cell>
          <table:table-cell office:value-type="float" office:value="999106" calcext:value-type="float">
            <text:p>9991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96" calcext:value-type="float">
            <text:p>896</text:p>
          </table:table-cell>
          <table:table-cell office:value-type="float" office:value="999106" calcext:value-type="float">
            <text:p>9991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96" calcext:value-type="float">
            <text:p>896</text:p>
          </table:table-cell>
          <table:table-cell office:value-type="float" office:value="999105" calcext:value-type="float">
            <text:p>9991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97" calcext:value-type="float">
            <text:p>897</text:p>
          </table:table-cell>
          <table:table-cell office:value-type="float" office:value="999105" calcext:value-type="float">
            <text:p>9991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97" calcext:value-type="float">
            <text:p>897</text:p>
          </table:table-cell>
          <table:table-cell office:value-type="float" office:value="999104" calcext:value-type="float">
            <text:p>9991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98" calcext:value-type="float">
            <text:p>898</text:p>
          </table:table-cell>
          <table:table-cell office:value-type="float" office:value="999104" calcext:value-type="float">
            <text:p>9991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98" calcext:value-type="float">
            <text:p>898</text:p>
          </table:table-cell>
          <table:table-cell office:value-type="float" office:value="999103" calcext:value-type="float">
            <text:p>9991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899" calcext:value-type="float">
            <text:p>899</text:p>
          </table:table-cell>
          <table:table-cell office:value-type="float" office:value="999103" calcext:value-type="float">
            <text:p>9991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899" calcext:value-type="float">
            <text:p>899</text:p>
          </table:table-cell>
          <table:table-cell office:value-type="float" office:value="999102" calcext:value-type="float">
            <text:p>9991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00" calcext:value-type="float">
            <text:p>900</text:p>
          </table:table-cell>
          <table:table-cell office:value-type="float" office:value="999102" calcext:value-type="float">
            <text:p>9991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00" calcext:value-type="float">
            <text:p>900</text:p>
          </table:table-cell>
          <table:table-cell office:value-type="float" office:value="999101" calcext:value-type="float">
            <text:p>9991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01" calcext:value-type="float">
            <text:p>901</text:p>
          </table:table-cell>
          <table:table-cell office:value-type="float" office:value="999101" calcext:value-type="float">
            <text:p>9991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01" calcext:value-type="float">
            <text:p>901</text:p>
          </table:table-cell>
          <table:table-cell office:value-type="float" office:value="999100" calcext:value-type="float">
            <text:p>999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02" calcext:value-type="float">
            <text:p>902</text:p>
          </table:table-cell>
          <table:table-cell office:value-type="float" office:value="999100" calcext:value-type="float">
            <text:p>999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02" calcext:value-type="float">
            <text:p>902</text:p>
          </table:table-cell>
          <table:table-cell office:value-type="float" office:value="999099" calcext:value-type="float">
            <text:p>9990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03" calcext:value-type="float">
            <text:p>903</text:p>
          </table:table-cell>
          <table:table-cell office:value-type="float" office:value="999099" calcext:value-type="float">
            <text:p>9990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03" calcext:value-type="float">
            <text:p>903</text:p>
          </table:table-cell>
          <table:table-cell office:value-type="float" office:value="999098" calcext:value-type="float">
            <text:p>9990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04" calcext:value-type="float">
            <text:p>904</text:p>
          </table:table-cell>
          <table:table-cell office:value-type="float" office:value="999098" calcext:value-type="float">
            <text:p>9990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04" calcext:value-type="float">
            <text:p>904</text:p>
          </table:table-cell>
          <table:table-cell office:value-type="float" office:value="999097" calcext:value-type="float">
            <text:p>9990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05" calcext:value-type="float">
            <text:p>905</text:p>
          </table:table-cell>
          <table:table-cell office:value-type="float" office:value="999097" calcext:value-type="float">
            <text:p>9990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05" calcext:value-type="float">
            <text:p>905</text:p>
          </table:table-cell>
          <table:table-cell office:value-type="float" office:value="999096" calcext:value-type="float">
            <text:p>9990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06" calcext:value-type="float">
            <text:p>906</text:p>
          </table:table-cell>
          <table:table-cell office:value-type="float" office:value="999096" calcext:value-type="float">
            <text:p>9990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06" calcext:value-type="float">
            <text:p>906</text:p>
          </table:table-cell>
          <table:table-cell office:value-type="float" office:value="999095" calcext:value-type="float">
            <text:p>9990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07" calcext:value-type="float">
            <text:p>907</text:p>
          </table:table-cell>
          <table:table-cell office:value-type="float" office:value="999095" calcext:value-type="float">
            <text:p>9990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07" calcext:value-type="float">
            <text:p>907</text:p>
          </table:table-cell>
          <table:table-cell office:value-type="float" office:value="999094" calcext:value-type="float">
            <text:p>9990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08" calcext:value-type="float">
            <text:p>908</text:p>
          </table:table-cell>
          <table:table-cell office:value-type="float" office:value="999094" calcext:value-type="float">
            <text:p>9990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08" calcext:value-type="float">
            <text:p>908</text:p>
          </table:table-cell>
          <table:table-cell office:value-type="float" office:value="999093" calcext:value-type="float">
            <text:p>9990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09" calcext:value-type="float">
            <text:p>909</text:p>
          </table:table-cell>
          <table:table-cell office:value-type="float" office:value="999093" calcext:value-type="float">
            <text:p>9990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09" calcext:value-type="float">
            <text:p>909</text:p>
          </table:table-cell>
          <table:table-cell office:value-type="float" office:value="999092" calcext:value-type="float">
            <text:p>9990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10" calcext:value-type="float">
            <text:p>910</text:p>
          </table:table-cell>
          <table:table-cell office:value-type="float" office:value="999092" calcext:value-type="float">
            <text:p>9990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10" calcext:value-type="float">
            <text:p>910</text:p>
          </table:table-cell>
          <table:table-cell office:value-type="float" office:value="999091" calcext:value-type="float">
            <text:p>9990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11" calcext:value-type="float">
            <text:p>911</text:p>
          </table:table-cell>
          <table:table-cell office:value-type="float" office:value="999091" calcext:value-type="float">
            <text:p>9990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11" calcext:value-type="float">
            <text:p>911</text:p>
          </table:table-cell>
          <table:table-cell office:value-type="float" office:value="999090" calcext:value-type="float">
            <text:p>9990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12" calcext:value-type="float">
            <text:p>912</text:p>
          </table:table-cell>
          <table:table-cell office:value-type="float" office:value="999090" calcext:value-type="float">
            <text:p>9990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12" calcext:value-type="float">
            <text:p>912</text:p>
          </table:table-cell>
          <table:table-cell office:value-type="float" office:value="999089" calcext:value-type="float">
            <text:p>9990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13" calcext:value-type="float">
            <text:p>913</text:p>
          </table:table-cell>
          <table:table-cell office:value-type="float" office:value="999089" calcext:value-type="float">
            <text:p>9990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13" calcext:value-type="float">
            <text:p>913</text:p>
          </table:table-cell>
          <table:table-cell office:value-type="float" office:value="999088" calcext:value-type="float">
            <text:p>9990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14" calcext:value-type="float">
            <text:p>914</text:p>
          </table:table-cell>
          <table:table-cell office:value-type="float" office:value="999088" calcext:value-type="float">
            <text:p>9990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14" calcext:value-type="float">
            <text:p>914</text:p>
          </table:table-cell>
          <table:table-cell office:value-type="float" office:value="999087" calcext:value-type="float">
            <text:p>9990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15" calcext:value-type="float">
            <text:p>915</text:p>
          </table:table-cell>
          <table:table-cell office:value-type="float" office:value="999087" calcext:value-type="float">
            <text:p>9990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15" calcext:value-type="float">
            <text:p>915</text:p>
          </table:table-cell>
          <table:table-cell office:value-type="float" office:value="999086" calcext:value-type="float">
            <text:p>9990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16" calcext:value-type="float">
            <text:p>916</text:p>
          </table:table-cell>
          <table:table-cell office:value-type="float" office:value="999086" calcext:value-type="float">
            <text:p>9990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16" calcext:value-type="float">
            <text:p>916</text:p>
          </table:table-cell>
          <table:table-cell office:value-type="float" office:value="999085" calcext:value-type="float">
            <text:p>9990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17" calcext:value-type="float">
            <text:p>917</text:p>
          </table:table-cell>
          <table:table-cell office:value-type="float" office:value="999085" calcext:value-type="float">
            <text:p>9990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17" calcext:value-type="float">
            <text:p>917</text:p>
          </table:table-cell>
          <table:table-cell office:value-type="float" office:value="999084" calcext:value-type="float">
            <text:p>9990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18" calcext:value-type="float">
            <text:p>918</text:p>
          </table:table-cell>
          <table:table-cell office:value-type="float" office:value="999084" calcext:value-type="float">
            <text:p>9990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18" calcext:value-type="float">
            <text:p>918</text:p>
          </table:table-cell>
          <table:table-cell office:value-type="float" office:value="999083" calcext:value-type="float">
            <text:p>9990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19" calcext:value-type="float">
            <text:p>919</text:p>
          </table:table-cell>
          <table:table-cell office:value-type="float" office:value="999083" calcext:value-type="float">
            <text:p>9990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19" calcext:value-type="float">
            <text:p>919</text:p>
          </table:table-cell>
          <table:table-cell office:value-type="float" office:value="999082" calcext:value-type="float">
            <text:p>9990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20" calcext:value-type="float">
            <text:p>920</text:p>
          </table:table-cell>
          <table:table-cell office:value-type="float" office:value="999082" calcext:value-type="float">
            <text:p>9990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20" calcext:value-type="float">
            <text:p>920</text:p>
          </table:table-cell>
          <table:table-cell office:value-type="float" office:value="999081" calcext:value-type="float">
            <text:p>9990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21" calcext:value-type="float">
            <text:p>921</text:p>
          </table:table-cell>
          <table:table-cell office:value-type="float" office:value="999081" calcext:value-type="float">
            <text:p>9990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21" calcext:value-type="float">
            <text:p>921</text:p>
          </table:table-cell>
          <table:table-cell office:value-type="float" office:value="999080" calcext:value-type="float">
            <text:p>9990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22" calcext:value-type="float">
            <text:p>922</text:p>
          </table:table-cell>
          <table:table-cell office:value-type="float" office:value="999080" calcext:value-type="float">
            <text:p>9990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22" calcext:value-type="float">
            <text:p>922</text:p>
          </table:table-cell>
          <table:table-cell office:value-type="float" office:value="999079" calcext:value-type="float">
            <text:p>9990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23" calcext:value-type="float">
            <text:p>923</text:p>
          </table:table-cell>
          <table:table-cell office:value-type="float" office:value="999079" calcext:value-type="float">
            <text:p>9990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23" calcext:value-type="float">
            <text:p>923</text:p>
          </table:table-cell>
          <table:table-cell office:value-type="float" office:value="999078" calcext:value-type="float">
            <text:p>9990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24" calcext:value-type="float">
            <text:p>924</text:p>
          </table:table-cell>
          <table:table-cell office:value-type="float" office:value="999078" calcext:value-type="float">
            <text:p>9990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24" calcext:value-type="float">
            <text:p>924</text:p>
          </table:table-cell>
          <table:table-cell office:value-type="float" office:value="999077" calcext:value-type="float">
            <text:p>9990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25" calcext:value-type="float">
            <text:p>925</text:p>
          </table:table-cell>
          <table:table-cell office:value-type="float" office:value="999077" calcext:value-type="float">
            <text:p>9990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25" calcext:value-type="float">
            <text:p>925</text:p>
          </table:table-cell>
          <table:table-cell office:value-type="float" office:value="999076" calcext:value-type="float">
            <text:p>9990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26" calcext:value-type="float">
            <text:p>926</text:p>
          </table:table-cell>
          <table:table-cell office:value-type="float" office:value="999076" calcext:value-type="float">
            <text:p>9990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26" calcext:value-type="float">
            <text:p>926</text:p>
          </table:table-cell>
          <table:table-cell office:value-type="float" office:value="999075" calcext:value-type="float">
            <text:p>9990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27" calcext:value-type="float">
            <text:p>927</text:p>
          </table:table-cell>
          <table:table-cell office:value-type="float" office:value="999075" calcext:value-type="float">
            <text:p>9990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27" calcext:value-type="float">
            <text:p>927</text:p>
          </table:table-cell>
          <table:table-cell office:value-type="float" office:value="999074" calcext:value-type="float">
            <text:p>9990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28" calcext:value-type="float">
            <text:p>928</text:p>
          </table:table-cell>
          <table:table-cell office:value-type="float" office:value="999074" calcext:value-type="float">
            <text:p>9990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28" calcext:value-type="float">
            <text:p>928</text:p>
          </table:table-cell>
          <table:table-cell office:value-type="float" office:value="999073" calcext:value-type="float">
            <text:p>9990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29" calcext:value-type="float">
            <text:p>929</text:p>
          </table:table-cell>
          <table:table-cell office:value-type="float" office:value="999073" calcext:value-type="float">
            <text:p>9990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29" calcext:value-type="float">
            <text:p>929</text:p>
          </table:table-cell>
          <table:table-cell office:value-type="float" office:value="999072" calcext:value-type="float">
            <text:p>9990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30" calcext:value-type="float">
            <text:p>930</text:p>
          </table:table-cell>
          <table:table-cell office:value-type="float" office:value="999072" calcext:value-type="float">
            <text:p>9990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30" calcext:value-type="float">
            <text:p>930</text:p>
          </table:table-cell>
          <table:table-cell office:value-type="float" office:value="999071" calcext:value-type="float">
            <text:p>9990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31" calcext:value-type="float">
            <text:p>931</text:p>
          </table:table-cell>
          <table:table-cell office:value-type="float" office:value="999071" calcext:value-type="float">
            <text:p>9990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31" calcext:value-type="float">
            <text:p>931</text:p>
          </table:table-cell>
          <table:table-cell office:value-type="float" office:value="999070" calcext:value-type="float">
            <text:p>9990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32" calcext:value-type="float">
            <text:p>932</text:p>
          </table:table-cell>
          <table:table-cell office:value-type="float" office:value="999070" calcext:value-type="float">
            <text:p>9990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32" calcext:value-type="float">
            <text:p>932</text:p>
          </table:table-cell>
          <table:table-cell office:value-type="float" office:value="999069" calcext:value-type="float">
            <text:p>999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33" calcext:value-type="float">
            <text:p>933</text:p>
          </table:table-cell>
          <table:table-cell office:value-type="float" office:value="999069" calcext:value-type="float">
            <text:p>999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33" calcext:value-type="float">
            <text:p>933</text:p>
          </table:table-cell>
          <table:table-cell office:value-type="float" office:value="999068" calcext:value-type="float">
            <text:p>9990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34" calcext:value-type="float">
            <text:p>934</text:p>
          </table:table-cell>
          <table:table-cell office:value-type="float" office:value="999068" calcext:value-type="float">
            <text:p>9990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34" calcext:value-type="float">
            <text:p>934</text:p>
          </table:table-cell>
          <table:table-cell office:value-type="float" office:value="999067" calcext:value-type="float">
            <text:p>9990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35" calcext:value-type="float">
            <text:p>935</text:p>
          </table:table-cell>
          <table:table-cell office:value-type="float" office:value="999067" calcext:value-type="float">
            <text:p>9990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35" calcext:value-type="float">
            <text:p>935</text:p>
          </table:table-cell>
          <table:table-cell office:value-type="float" office:value="999066" calcext:value-type="float">
            <text:p>9990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36" calcext:value-type="float">
            <text:p>936</text:p>
          </table:table-cell>
          <table:table-cell office:value-type="float" office:value="999066" calcext:value-type="float">
            <text:p>9990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36" calcext:value-type="float">
            <text:p>936</text:p>
          </table:table-cell>
          <table:table-cell office:value-type="float" office:value="999065" calcext:value-type="float">
            <text:p>9990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37" calcext:value-type="float">
            <text:p>937</text:p>
          </table:table-cell>
          <table:table-cell office:value-type="float" office:value="999065" calcext:value-type="float">
            <text:p>9990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37" calcext:value-type="float">
            <text:p>937</text:p>
          </table:table-cell>
          <table:table-cell office:value-type="float" office:value="999064" calcext:value-type="float">
            <text:p>9990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38" calcext:value-type="float">
            <text:p>938</text:p>
          </table:table-cell>
          <table:table-cell office:value-type="float" office:value="999064" calcext:value-type="float">
            <text:p>9990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38" calcext:value-type="float">
            <text:p>938</text:p>
          </table:table-cell>
          <table:table-cell office:value-type="float" office:value="999063" calcext:value-type="float">
            <text:p>9990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39" calcext:value-type="float">
            <text:p>939</text:p>
          </table:table-cell>
          <table:table-cell office:value-type="float" office:value="999063" calcext:value-type="float">
            <text:p>9990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39" calcext:value-type="float">
            <text:p>939</text:p>
          </table:table-cell>
          <table:table-cell office:value-type="float" office:value="999062" calcext:value-type="float">
            <text:p>9990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40" calcext:value-type="float">
            <text:p>940</text:p>
          </table:table-cell>
          <table:table-cell office:value-type="float" office:value="999062" calcext:value-type="float">
            <text:p>9990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40" calcext:value-type="float">
            <text:p>940</text:p>
          </table:table-cell>
          <table:table-cell office:value-type="float" office:value="999061" calcext:value-type="float">
            <text:p>9990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41" calcext:value-type="float">
            <text:p>941</text:p>
          </table:table-cell>
          <table:table-cell office:value-type="float" office:value="999061" calcext:value-type="float">
            <text:p>9990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41" calcext:value-type="float">
            <text:p>941</text:p>
          </table:table-cell>
          <table:table-cell office:value-type="float" office:value="999060" calcext:value-type="float">
            <text:p>9990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42" calcext:value-type="float">
            <text:p>942</text:p>
          </table:table-cell>
          <table:table-cell office:value-type="float" office:value="999060" calcext:value-type="float">
            <text:p>9990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42" calcext:value-type="float">
            <text:p>942</text:p>
          </table:table-cell>
          <table:table-cell office:value-type="float" office:value="999059" calcext:value-type="float">
            <text:p>9990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43" calcext:value-type="float">
            <text:p>943</text:p>
          </table:table-cell>
          <table:table-cell office:value-type="float" office:value="999059" calcext:value-type="float">
            <text:p>9990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43" calcext:value-type="float">
            <text:p>943</text:p>
          </table:table-cell>
          <table:table-cell office:value-type="float" office:value="999058" calcext:value-type="float">
            <text:p>9990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44" calcext:value-type="float">
            <text:p>944</text:p>
          </table:table-cell>
          <table:table-cell office:value-type="float" office:value="999058" calcext:value-type="float">
            <text:p>9990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44" calcext:value-type="float">
            <text:p>944</text:p>
          </table:table-cell>
          <table:table-cell office:value-type="float" office:value="999057" calcext:value-type="float">
            <text:p>9990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45" calcext:value-type="float">
            <text:p>945</text:p>
          </table:table-cell>
          <table:table-cell office:value-type="float" office:value="999057" calcext:value-type="float">
            <text:p>9990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45" calcext:value-type="float">
            <text:p>945</text:p>
          </table:table-cell>
          <table:table-cell office:value-type="float" office:value="999056" calcext:value-type="float">
            <text:p>9990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46" calcext:value-type="float">
            <text:p>946</text:p>
          </table:table-cell>
          <table:table-cell office:value-type="float" office:value="999056" calcext:value-type="float">
            <text:p>9990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46" calcext:value-type="float">
            <text:p>946</text:p>
          </table:table-cell>
          <table:table-cell office:value-type="float" office:value="999055" calcext:value-type="float">
            <text:p>9990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47" calcext:value-type="float">
            <text:p>947</text:p>
          </table:table-cell>
          <table:table-cell office:value-type="float" office:value="999055" calcext:value-type="float">
            <text:p>9990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47" calcext:value-type="float">
            <text:p>947</text:p>
          </table:table-cell>
          <table:table-cell office:value-type="float" office:value="999054" calcext:value-type="float">
            <text:p>9990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48" calcext:value-type="float">
            <text:p>948</text:p>
          </table:table-cell>
          <table:table-cell office:value-type="float" office:value="999054" calcext:value-type="float">
            <text:p>9990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48" calcext:value-type="float">
            <text:p>948</text:p>
          </table:table-cell>
          <table:table-cell office:value-type="float" office:value="999053" calcext:value-type="float">
            <text:p>9990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49" calcext:value-type="float">
            <text:p>949</text:p>
          </table:table-cell>
          <table:table-cell office:value-type="float" office:value="999053" calcext:value-type="float">
            <text:p>9990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49" calcext:value-type="float">
            <text:p>949</text:p>
          </table:table-cell>
          <table:table-cell office:value-type="float" office:value="999052" calcext:value-type="float">
            <text:p>9990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50" calcext:value-type="float">
            <text:p>950</text:p>
          </table:table-cell>
          <table:table-cell office:value-type="float" office:value="999052" calcext:value-type="float">
            <text:p>9990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50" calcext:value-type="float">
            <text:p>950</text:p>
          </table:table-cell>
          <table:table-cell office:value-type="float" office:value="999051" calcext:value-type="float">
            <text:p>9990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51" calcext:value-type="float">
            <text:p>951</text:p>
          </table:table-cell>
          <table:table-cell office:value-type="float" office:value="999051" calcext:value-type="float">
            <text:p>9990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51" calcext:value-type="float">
            <text:p>951</text:p>
          </table:table-cell>
          <table:table-cell office:value-type="float" office:value="999050" calcext:value-type="float">
            <text:p>9990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52" calcext:value-type="float">
            <text:p>952</text:p>
          </table:table-cell>
          <table:table-cell office:value-type="float" office:value="999050" calcext:value-type="float">
            <text:p>9990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52" calcext:value-type="float">
            <text:p>952</text:p>
          </table:table-cell>
          <table:table-cell office:value-type="float" office:value="999049" calcext:value-type="float">
            <text:p>9990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53" calcext:value-type="float">
            <text:p>953</text:p>
          </table:table-cell>
          <table:table-cell office:value-type="float" office:value="999049" calcext:value-type="float">
            <text:p>9990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53" calcext:value-type="float">
            <text:p>953</text:p>
          </table:table-cell>
          <table:table-cell office:value-type="float" office:value="999048" calcext:value-type="float">
            <text:p>9990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54" calcext:value-type="float">
            <text:p>954</text:p>
          </table:table-cell>
          <table:table-cell office:value-type="float" office:value="999048" calcext:value-type="float">
            <text:p>9990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54" calcext:value-type="float">
            <text:p>954</text:p>
          </table:table-cell>
          <table:table-cell office:value-type="float" office:value="999047" calcext:value-type="float">
            <text:p>9990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55" calcext:value-type="float">
            <text:p>955</text:p>
          </table:table-cell>
          <table:table-cell office:value-type="float" office:value="999047" calcext:value-type="float">
            <text:p>9990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55" calcext:value-type="float">
            <text:p>955</text:p>
          </table:table-cell>
          <table:table-cell office:value-type="float" office:value="999046" calcext:value-type="float">
            <text:p>9990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56" calcext:value-type="float">
            <text:p>956</text:p>
          </table:table-cell>
          <table:table-cell office:value-type="float" office:value="999046" calcext:value-type="float">
            <text:p>9990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56" calcext:value-type="float">
            <text:p>956</text:p>
          </table:table-cell>
          <table:table-cell office:value-type="float" office:value="999045" calcext:value-type="float">
            <text:p>9990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57" calcext:value-type="float">
            <text:p>957</text:p>
          </table:table-cell>
          <table:table-cell office:value-type="float" office:value="999045" calcext:value-type="float">
            <text:p>9990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57" calcext:value-type="float">
            <text:p>957</text:p>
          </table:table-cell>
          <table:table-cell office:value-type="float" office:value="999044" calcext:value-type="float">
            <text:p>9990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58" calcext:value-type="float">
            <text:p>958</text:p>
          </table:table-cell>
          <table:table-cell office:value-type="float" office:value="999044" calcext:value-type="float">
            <text:p>9990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58" calcext:value-type="float">
            <text:p>958</text:p>
          </table:table-cell>
          <table:table-cell office:value-type="float" office:value="999043" calcext:value-type="float">
            <text:p>9990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59" calcext:value-type="float">
            <text:p>959</text:p>
          </table:table-cell>
          <table:table-cell office:value-type="float" office:value="999043" calcext:value-type="float">
            <text:p>9990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59" calcext:value-type="float">
            <text:p>959</text:p>
          </table:table-cell>
          <table:table-cell office:value-type="float" office:value="999042" calcext:value-type="float">
            <text:p>9990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60" calcext:value-type="float">
            <text:p>960</text:p>
          </table:table-cell>
          <table:table-cell office:value-type="float" office:value="999042" calcext:value-type="float">
            <text:p>9990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60" calcext:value-type="float">
            <text:p>960</text:p>
          </table:table-cell>
          <table:table-cell office:value-type="float" office:value="999041" calcext:value-type="float">
            <text:p>9990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61" calcext:value-type="float">
            <text:p>961</text:p>
          </table:table-cell>
          <table:table-cell office:value-type="float" office:value="999041" calcext:value-type="float">
            <text:p>9990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61" calcext:value-type="float">
            <text:p>961</text:p>
          </table:table-cell>
          <table:table-cell office:value-type="float" office:value="999040" calcext:value-type="float">
            <text:p>9990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62" calcext:value-type="float">
            <text:p>962</text:p>
          </table:table-cell>
          <table:table-cell office:value-type="float" office:value="999040" calcext:value-type="float">
            <text:p>9990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62" calcext:value-type="float">
            <text:p>962</text:p>
          </table:table-cell>
          <table:table-cell office:value-type="float" office:value="999039" calcext:value-type="float">
            <text:p>9990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63" calcext:value-type="float">
            <text:p>963</text:p>
          </table:table-cell>
          <table:table-cell office:value-type="float" office:value="999039" calcext:value-type="float">
            <text:p>9990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63" calcext:value-type="float">
            <text:p>963</text:p>
          </table:table-cell>
          <table:table-cell office:value-type="float" office:value="999038" calcext:value-type="float">
            <text:p>9990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64" calcext:value-type="float">
            <text:p>964</text:p>
          </table:table-cell>
          <table:table-cell office:value-type="float" office:value="999038" calcext:value-type="float">
            <text:p>9990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64" calcext:value-type="float">
            <text:p>964</text:p>
          </table:table-cell>
          <table:table-cell office:value-type="float" office:value="999037" calcext:value-type="float">
            <text:p>9990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65" calcext:value-type="float">
            <text:p>965</text:p>
          </table:table-cell>
          <table:table-cell office:value-type="float" office:value="999037" calcext:value-type="float">
            <text:p>9990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65" calcext:value-type="float">
            <text:p>965</text:p>
          </table:table-cell>
          <table:table-cell office:value-type="float" office:value="999036" calcext:value-type="float">
            <text:p>9990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66" calcext:value-type="float">
            <text:p>966</text:p>
          </table:table-cell>
          <table:table-cell office:value-type="float" office:value="999036" calcext:value-type="float">
            <text:p>9990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66" calcext:value-type="float">
            <text:p>966</text:p>
          </table:table-cell>
          <table:table-cell office:value-type="float" office:value="999035" calcext:value-type="float">
            <text:p>9990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67" calcext:value-type="float">
            <text:p>967</text:p>
          </table:table-cell>
          <table:table-cell office:value-type="float" office:value="999035" calcext:value-type="float">
            <text:p>9990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67" calcext:value-type="float">
            <text:p>967</text:p>
          </table:table-cell>
          <table:table-cell office:value-type="float" office:value="999034" calcext:value-type="float">
            <text:p>9990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68" calcext:value-type="float">
            <text:p>968</text:p>
          </table:table-cell>
          <table:table-cell office:value-type="float" office:value="999034" calcext:value-type="float">
            <text:p>9990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68" calcext:value-type="float">
            <text:p>968</text:p>
          </table:table-cell>
          <table:table-cell office:value-type="float" office:value="999033" calcext:value-type="float">
            <text:p>9990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69" calcext:value-type="float">
            <text:p>969</text:p>
          </table:table-cell>
          <table:table-cell office:value-type="float" office:value="999033" calcext:value-type="float">
            <text:p>9990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69" calcext:value-type="float">
            <text:p>969</text:p>
          </table:table-cell>
          <table:table-cell office:value-type="float" office:value="999032" calcext:value-type="float">
            <text:p>9990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70" calcext:value-type="float">
            <text:p>970</text:p>
          </table:table-cell>
          <table:table-cell office:value-type="float" office:value="999032" calcext:value-type="float">
            <text:p>9990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70" calcext:value-type="float">
            <text:p>970</text:p>
          </table:table-cell>
          <table:table-cell office:value-type="float" office:value="999031" calcext:value-type="float">
            <text:p>9990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71" calcext:value-type="float">
            <text:p>971</text:p>
          </table:table-cell>
          <table:table-cell office:value-type="float" office:value="999031" calcext:value-type="float">
            <text:p>9990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71" calcext:value-type="float">
            <text:p>971</text:p>
          </table:table-cell>
          <table:table-cell office:value-type="float" office:value="999030" calcext:value-type="float">
            <text:p>9990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72" calcext:value-type="float">
            <text:p>972</text:p>
          </table:table-cell>
          <table:table-cell office:value-type="float" office:value="999030" calcext:value-type="float">
            <text:p>9990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72" calcext:value-type="float">
            <text:p>972</text:p>
          </table:table-cell>
          <table:table-cell office:value-type="float" office:value="999029" calcext:value-type="float">
            <text:p>9990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73" calcext:value-type="float">
            <text:p>973</text:p>
          </table:table-cell>
          <table:table-cell office:value-type="float" office:value="999029" calcext:value-type="float">
            <text:p>9990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73" calcext:value-type="float">
            <text:p>973</text:p>
          </table:table-cell>
          <table:table-cell office:value-type="float" office:value="999028" calcext:value-type="float">
            <text:p>9990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74" calcext:value-type="float">
            <text:p>974</text:p>
          </table:table-cell>
          <table:table-cell office:value-type="float" office:value="999028" calcext:value-type="float">
            <text:p>9990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74" calcext:value-type="float">
            <text:p>974</text:p>
          </table:table-cell>
          <table:table-cell office:value-type="float" office:value="999027" calcext:value-type="float">
            <text:p>9990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75" calcext:value-type="float">
            <text:p>975</text:p>
          </table:table-cell>
          <table:table-cell office:value-type="float" office:value="999027" calcext:value-type="float">
            <text:p>9990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75" calcext:value-type="float">
            <text:p>975</text:p>
          </table:table-cell>
          <table:table-cell office:value-type="float" office:value="999026" calcext:value-type="float">
            <text:p>9990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76" calcext:value-type="float">
            <text:p>976</text:p>
          </table:table-cell>
          <table:table-cell office:value-type="float" office:value="999026" calcext:value-type="float">
            <text:p>9990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76" calcext:value-type="float">
            <text:p>976</text:p>
          </table:table-cell>
          <table:table-cell office:value-type="float" office:value="999025" calcext:value-type="float">
            <text:p>9990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77" calcext:value-type="float">
            <text:p>977</text:p>
          </table:table-cell>
          <table:table-cell office:value-type="float" office:value="999025" calcext:value-type="float">
            <text:p>9990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77" calcext:value-type="float">
            <text:p>977</text:p>
          </table:table-cell>
          <table:table-cell office:value-type="float" office:value="999024" calcext:value-type="float">
            <text:p>9990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78" calcext:value-type="float">
            <text:p>978</text:p>
          </table:table-cell>
          <table:table-cell office:value-type="float" office:value="999024" calcext:value-type="float">
            <text:p>9990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78" calcext:value-type="float">
            <text:p>978</text:p>
          </table:table-cell>
          <table:table-cell office:value-type="float" office:value="999023" calcext:value-type="float">
            <text:p>9990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79" calcext:value-type="float">
            <text:p>979</text:p>
          </table:table-cell>
          <table:table-cell office:value-type="float" office:value="999023" calcext:value-type="float">
            <text:p>9990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79" calcext:value-type="float">
            <text:p>979</text:p>
          </table:table-cell>
          <table:table-cell office:value-type="float" office:value="999022" calcext:value-type="float">
            <text:p>9990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80" calcext:value-type="float">
            <text:p>980</text:p>
          </table:table-cell>
          <table:table-cell office:value-type="float" office:value="999022" calcext:value-type="float">
            <text:p>9990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80" calcext:value-type="float">
            <text:p>980</text:p>
          </table:table-cell>
          <table:table-cell office:value-type="float" office:value="999021" calcext:value-type="float">
            <text:p>9990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81" calcext:value-type="float">
            <text:p>981</text:p>
          </table:table-cell>
          <table:table-cell office:value-type="float" office:value="999021" calcext:value-type="float">
            <text:p>9990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81" calcext:value-type="float">
            <text:p>981</text:p>
          </table:table-cell>
          <table:table-cell office:value-type="float" office:value="999020" calcext:value-type="float">
            <text:p>9990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82" calcext:value-type="float">
            <text:p>982</text:p>
          </table:table-cell>
          <table:table-cell office:value-type="float" office:value="999020" calcext:value-type="float">
            <text:p>9990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82" calcext:value-type="float">
            <text:p>982</text:p>
          </table:table-cell>
          <table:table-cell office:value-type="float" office:value="999019" calcext:value-type="float">
            <text:p>9990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83" calcext:value-type="float">
            <text:p>983</text:p>
          </table:table-cell>
          <table:table-cell office:value-type="float" office:value="999019" calcext:value-type="float">
            <text:p>9990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83" calcext:value-type="float">
            <text:p>983</text:p>
          </table:table-cell>
          <table:table-cell office:value-type="float" office:value="999018" calcext:value-type="float">
            <text:p>9990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84" calcext:value-type="float">
            <text:p>984</text:p>
          </table:table-cell>
          <table:table-cell office:value-type="float" office:value="999018" calcext:value-type="float">
            <text:p>9990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84" calcext:value-type="float">
            <text:p>984</text:p>
          </table:table-cell>
          <table:table-cell office:value-type="float" office:value="999017" calcext:value-type="float">
            <text:p>9990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85" calcext:value-type="float">
            <text:p>985</text:p>
          </table:table-cell>
          <table:table-cell office:value-type="float" office:value="999017" calcext:value-type="float">
            <text:p>9990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85" calcext:value-type="float">
            <text:p>985</text:p>
          </table:table-cell>
          <table:table-cell office:value-type="float" office:value="999016" calcext:value-type="float">
            <text:p>9990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86" calcext:value-type="float">
            <text:p>986</text:p>
          </table:table-cell>
          <table:table-cell office:value-type="float" office:value="999016" calcext:value-type="float">
            <text:p>9990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86" calcext:value-type="float">
            <text:p>986</text:p>
          </table:table-cell>
          <table:table-cell office:value-type="float" office:value="999015" calcext:value-type="float">
            <text:p>9990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87" calcext:value-type="float">
            <text:p>987</text:p>
          </table:table-cell>
          <table:table-cell office:value-type="float" office:value="999015" calcext:value-type="float">
            <text:p>9990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87" calcext:value-type="float">
            <text:p>987</text:p>
          </table:table-cell>
          <table:table-cell office:value-type="float" office:value="999014" calcext:value-type="float">
            <text:p>9990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88" calcext:value-type="float">
            <text:p>988</text:p>
          </table:table-cell>
          <table:table-cell office:value-type="float" office:value="999014" calcext:value-type="float">
            <text:p>9990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88" calcext:value-type="float">
            <text:p>988</text:p>
          </table:table-cell>
          <table:table-cell office:value-type="float" office:value="999013" calcext:value-type="float">
            <text:p>9990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89" calcext:value-type="float">
            <text:p>989</text:p>
          </table:table-cell>
          <table:table-cell office:value-type="float" office:value="999013" calcext:value-type="float">
            <text:p>9990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89" calcext:value-type="float">
            <text:p>989</text:p>
          </table:table-cell>
          <table:table-cell office:value-type="float" office:value="999012" calcext:value-type="float">
            <text:p>9990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90" calcext:value-type="float">
            <text:p>990</text:p>
          </table:table-cell>
          <table:table-cell office:value-type="float" office:value="999012" calcext:value-type="float">
            <text:p>9990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90" calcext:value-type="float">
            <text:p>990</text:p>
          </table:table-cell>
          <table:table-cell office:value-type="float" office:value="999011" calcext:value-type="float">
            <text:p>9990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91" calcext:value-type="float">
            <text:p>991</text:p>
          </table:table-cell>
          <table:table-cell office:value-type="float" office:value="999011" calcext:value-type="float">
            <text:p>9990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91" calcext:value-type="float">
            <text:p>991</text:p>
          </table:table-cell>
          <table:table-cell office:value-type="float" office:value="999010" calcext:value-type="float">
            <text:p>9990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92" calcext:value-type="float">
            <text:p>992</text:p>
          </table:table-cell>
          <table:table-cell office:value-type="float" office:value="999010" calcext:value-type="float">
            <text:p>9990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92" calcext:value-type="float">
            <text:p>992</text:p>
          </table:table-cell>
          <table:table-cell office:value-type="float" office:value="999009" calcext:value-type="float">
            <text:p>9990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93" calcext:value-type="float">
            <text:p>993</text:p>
          </table:table-cell>
          <table:table-cell office:value-type="float" office:value="999009" calcext:value-type="float">
            <text:p>9990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93" calcext:value-type="float">
            <text:p>993</text:p>
          </table:table-cell>
          <table:table-cell office:value-type="float" office:value="999008" calcext:value-type="float">
            <text:p>9990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94" calcext:value-type="float">
            <text:p>994</text:p>
          </table:table-cell>
          <table:table-cell office:value-type="float" office:value="999008" calcext:value-type="float">
            <text:p>9990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94" calcext:value-type="float">
            <text:p>994</text:p>
          </table:table-cell>
          <table:table-cell office:value-type="float" office:value="999007" calcext:value-type="float">
            <text:p>9990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95" calcext:value-type="float">
            <text:p>995</text:p>
          </table:table-cell>
          <table:table-cell office:value-type="float" office:value="999007" calcext:value-type="float">
            <text:p>9990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95" calcext:value-type="float">
            <text:p>995</text:p>
          </table:table-cell>
          <table:table-cell office:value-type="float" office:value="999006" calcext:value-type="float">
            <text:p>9990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96" calcext:value-type="float">
            <text:p>996</text:p>
          </table:table-cell>
          <table:table-cell office:value-type="float" office:value="999006" calcext:value-type="float">
            <text:p>9990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96" calcext:value-type="float">
            <text:p>996</text:p>
          </table:table-cell>
          <table:table-cell office:value-type="float" office:value="999005" calcext:value-type="float">
            <text:p>9990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97" calcext:value-type="float">
            <text:p>997</text:p>
          </table:table-cell>
          <table:table-cell office:value-type="float" office:value="999005" calcext:value-type="float">
            <text:p>9990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97" calcext:value-type="float">
            <text:p>997</text:p>
          </table:table-cell>
          <table:table-cell office:value-type="float" office:value="999004" calcext:value-type="float">
            <text:p>9990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98" calcext:value-type="float">
            <text:p>998</text:p>
          </table:table-cell>
          <table:table-cell office:value-type="float" office:value="999004" calcext:value-type="float">
            <text:p>9990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98" calcext:value-type="float">
            <text:p>998</text:p>
          </table:table-cell>
          <table:table-cell office:value-type="float" office:value="999003" calcext:value-type="float">
            <text:p>9990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999" calcext:value-type="float">
            <text:p>999</text:p>
          </table:table-cell>
          <table:table-cell office:value-type="float" office:value="999003" calcext:value-type="float">
            <text:p>9990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999" calcext:value-type="float">
            <text:p>999</text:p>
          </table:table-cell>
          <table:table-cell office:value-type="float" office:value="999002" calcext:value-type="float">
            <text:p>9990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million de pi.txt</text:p>
          </table:table-cell>
          <table:table-cell office:value-type="float" office:value="1000" calcext:value-type="float">
            <text:p>1000</text:p>
          </table:table-cell>
          <table:table-cell office:value-type="float" office:value="999002" calcext:value-type="float">
            <text:p>9990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ree_1M.txt</text:p>
          </table:table-cell>
          <table:table-cell office:value-type="float" office:value="1000" calcext:value-type="float">
            <text:p>1000</text:p>
          </table:table-cell>
          <table:table-cell office:value-type="float" office:value="999001" calcext:value-type="float">
            <text:p>999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6003" meta:object-count="0"/>
    <meta:generator>LibreOffice/24.8.5.2$Windows_X86_64 LibreOffice_project/fddf2685c70b461e7832239a0162a77216259f22</meta:generator>
  </office:meta>
</office:document-meta>
</file>